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37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7291in"/>
    </style:style>
    <style:style style:name="co6" style:family="table-column">
      <style:table-column-properties fo:break-before="auto" style:column-width="1.5291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0146in"/>
    </style:style>
    <style:style style:name="co9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111111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3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3" table:number-columns-repeated="3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3" table:default-cell-style-name="ce13"/>
        <table:table-column table:style-name="co8" table:default-cell-style-name="ce13"/>
        <table:table-column table:style-name="co9" table:default-cell-style-name="ce13"/>
        <table:table-column table:style-name="co3" table:default-cell-style-name="ce25"/>
        <table:table-column table:style-name="co3" table:number-columns-repeated="3" table:default-cell-style-name="ce13"/>
        <table:table-column table:style-name="co3" table:number-columns-repeated="10" table:default-cell-style-name="ce25"/>
        <table:table-column table:style-name="co3" table:number-columns-repeated="996" table:default-cell-style-name="ce13"/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18-16-37-5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4-18-16-37-5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0.765263" calcext:value-type="float">
            <text:p>0.7652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15549" calcext:value-type="float">
            <text:p>1.815549</text:p>
          </table:table-cell>
          <table:table-cell office:value-type="float" office:value="1.303824" calcext:value-type="float">
            <text:p>1.303824</text:p>
          </table:table-cell>
          <table:table-cell office:value-type="float" office:value="1.105508" calcext:value-type="float">
            <text:p>1.105508</text:p>
          </table:table-cell>
          <table:table-cell office:value-type="float" office:value="1.064936" calcext:value-type="float">
            <text:p>1.064936</text:p>
          </table:table-cell>
          <table:table-cell office:value-type="float" office:value="0.954737" calcext:value-type="float">
            <text:p>0.954737</text:p>
          </table:table-cell>
          <table:table-cell office:value-type="float" office:value="0.894895" calcext:value-type="float">
            <text:p>0.894895</text:p>
          </table:table-cell>
          <table:table-cell office:value-type="float" office:value="0.856534" calcext:value-type="float">
            <text:p>0.856534</text:p>
          </table:table-cell>
          <table:table-cell office:value-type="float" office:value="0.816079" calcext:value-type="float">
            <text:p>0.816079</text:p>
          </table:table-cell>
          <table:table-cell office:value-type="float" office:value="0.769581" calcext:value-type="float">
            <text:p>0.769581</text:p>
          </table:table-cell>
          <table:table-cell office:value-type="float" office:value="0.765263" calcext:value-type="float">
            <text:p>0.765263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19-12-10-0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4-19-12-10-0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0.754366" calcext:value-type="float">
            <text:p>0.7543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736232" calcext:value-type="float">
            <text:p>1.736232</text:p>
          </table:table-cell>
          <table:table-cell table:style-name="ce8" office:value-type="float" office:value="1.312054" calcext:value-type="float">
            <text:p>1.312054</text:p>
          </table:table-cell>
          <table:table-cell table:style-name="ce8" office:value-type="float" office:value="1.150249" calcext:value-type="float">
            <text:p>1.150249</text:p>
          </table:table-cell>
          <table:table-cell table:style-name="ce8" office:value-type="float" office:value="1.091319" calcext:value-type="float">
            <text:p>1.091319</text:p>
          </table:table-cell>
          <table:table-cell table:style-name="ce8" office:value-type="float" office:value="0.949312" calcext:value-type="float">
            <text:p>0.949312</text:p>
          </table:table-cell>
          <table:table-cell table:style-name="ce8" office:value-type="float" office:value="0.881072" calcext:value-type="float">
            <text:p>0.881072</text:p>
          </table:table-cell>
          <table:table-cell table:style-name="ce8" office:value-type="float" office:value="0.851629" calcext:value-type="float">
            <text:p>0.851629</text:p>
          </table:table-cell>
          <table:table-cell table:style-name="ce8" office:value-type="float" office:value="0.824766" calcext:value-type="float">
            <text:p>0.824766</text:p>
          </table:table-cell>
          <table:table-cell table:style-name="ce8" office:value-type="float" office:value="0.782693" calcext:value-type="float">
            <text:p>0.782693</text:p>
          </table:table-cell>
          <table:table-cell table:style-name="ce8" office:value-type="float" office:value="0.754366" calcext:value-type="float">
            <text:p>0.754366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20-07-24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4-20-07-24-2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0.76395" calcext:value-type="float">
            <text:p>0.7639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871296" calcext:value-type="float">
            <text:p>1.871296</text:p>
          </table:table-cell>
          <table:table-cell table:style-name="ce8" office:value-type="float" office:value="1.324933" calcext:value-type="float">
            <text:p>1.324933</text:p>
          </table:table-cell>
          <table:table-cell table:style-name="ce8" office:value-type="float" office:value="1.114435" calcext:value-type="float">
            <text:p>1.114435</text:p>
          </table:table-cell>
          <table:table-cell table:style-name="ce8" office:value-type="float" office:value="1.068775" calcext:value-type="float">
            <text:p>1.068775</text:p>
          </table:table-cell>
          <table:table-cell table:style-name="ce8" office:value-type="float" office:value="0.973653" calcext:value-type="float">
            <text:p>0.973653</text:p>
          </table:table-cell>
          <table:table-cell table:style-name="ce8" office:value-type="float" office:value="0.884797" calcext:value-type="float">
            <text:p>0.884797</text:p>
          </table:table-cell>
          <table:table-cell table:style-name="ce8" office:value-type="float" office:value="0.849338" calcext:value-type="float">
            <text:p>0.849338</text:p>
          </table:table-cell>
          <table:table-cell table:style-name="ce8" office:value-type="float" office:value="0.836727" calcext:value-type="float">
            <text:p>0.836727</text:p>
          </table:table-cell>
          <table:table-cell table:style-name="ce8" office:value-type="float" office:value="0.764421" calcext:value-type="float">
            <text:p>0.764421</text:p>
          </table:table-cell>
          <table:table-cell table:style-name="ce8" office:value-type="float" office:value="0.76395" calcext:value-type="float">
            <text:p>0.76395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1-02-38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1-02-38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0.749517" calcext:value-type="float">
            <text:p>0.7495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814791" calcext:value-type="float">
            <text:p>1.814791</text:p>
          </table:table-cell>
          <table:table-cell table:style-name="ce8" office:value-type="float" office:value="1.32571" calcext:value-type="float">
            <text:p>1.325710</text:p>
          </table:table-cell>
          <table:table-cell table:style-name="ce8" office:value-type="float" office:value="1.150271" calcext:value-type="float">
            <text:p>1.150271</text:p>
          </table:table-cell>
          <table:table-cell table:style-name="ce8" office:value-type="float" office:value="1.688223" calcext:value-type="float">
            <text:p>1.688223</text:p>
          </table:table-cell>
          <table:table-cell table:style-name="ce8" office:value-type="float" office:value="0.993209" calcext:value-type="float">
            <text:p>0.993209</text:p>
          </table:table-cell>
          <table:table-cell table:style-name="ce8" office:value-type="float" office:value="0.914069" calcext:value-type="float">
            <text:p>0.914069</text:p>
          </table:table-cell>
          <table:table-cell table:style-name="ce8" office:value-type="float" office:value="0.875095" calcext:value-type="float">
            <text:p>0.875095</text:p>
          </table:table-cell>
          <table:table-cell table:style-name="ce8" office:value-type="float" office:value="0.831961" calcext:value-type="float">
            <text:p>0.831961</text:p>
          </table:table-cell>
          <table:table-cell table:style-name="ce8" office:value-type="float" office:value="0.765055" calcext:value-type="float">
            <text:p>0.765055</text:p>
          </table:table-cell>
          <table:table-cell table:style-name="ce8" office:value-type="float" office:value="0.749517" calcext:value-type="float">
            <text:p>0.7495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 * 128 dim GPU large drop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2-06-40-5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2-06-40-5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0.768558" calcext:value-type="float">
            <text:p>0.7685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826107" calcext:value-type="float">
            <text:p>1.826107</text:p>
          </table:table-cell>
          <table:table-cell table:style-name="ce8" office:value-type="float" office:value="1.352752" calcext:value-type="float">
            <text:p>1.352752</text:p>
          </table:table-cell>
          <table:table-cell table:style-name="ce8" office:value-type="float" office:value="1.143958" calcext:value-type="float">
            <text:p>1.143958</text:p>
          </table:table-cell>
          <table:table-cell table:style-name="ce8" office:value-type="float" office:value="1.080899" calcext:value-type="float">
            <text:p>1.080899</text:p>
          </table:table-cell>
          <table:table-cell table:style-name="ce8" office:value-type="float" office:value="0.93553" calcext:value-type="float">
            <text:p>0.935530</text:p>
          </table:table-cell>
          <table:table-cell table:style-name="ce8" office:value-type="float" office:value="0.917578" calcext:value-type="float">
            <text:p>0.917578</text:p>
          </table:table-cell>
          <table:table-cell table:style-name="ce8" office:value-type="float" office:value="0.83896" calcext:value-type="float">
            <text:p>0.838960</text:p>
          </table:table-cell>
          <table:table-cell table:style-name="ce8" office:value-type="float" office:value="0.816752" calcext:value-type="float">
            <text:p>0.816752</text:p>
          </table:table-cell>
          <table:table-cell table:style-name="ce8" office:value-type="float" office:value="0.781789" calcext:value-type="float">
            <text:p>0.781789</text:p>
          </table:table-cell>
          <table:table-cell table:style-name="ce8" office:value-type="float" office:value="0.768558" calcext:value-type="float">
            <text:p>0.768558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3-02-00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3-02-00-4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0.801256" calcext:value-type="float">
            <text:p>0.801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729824" calcext:value-type="float">
            <text:p>1.729824</text:p>
          </table:table-cell>
          <table:table-cell table:style-name="ce8" office:value-type="float" office:value="0.384782" calcext:value-type="float">
            <text:p>0.384782</text:p>
          </table:table-cell>
          <table:table-cell table:style-name="ce8" office:value-type="float" office:value="0.149304" calcext:value-type="float">
            <text:p>0.149304</text:p>
          </table:table-cell>
          <table:table-cell table:style-name="ce8" office:value-type="float" office:value="1.101174" calcext:value-type="float">
            <text:p>1.101174</text:p>
          </table:table-cell>
          <table:table-cell table:style-name="ce8" office:value-type="float" office:value="0.970933" calcext:value-type="float">
            <text:p>0.970933</text:p>
          </table:table-cell>
          <table:table-cell table:style-name="ce8" office:value-type="float" office:value="0.967269" calcext:value-type="float">
            <text:p>0.967269</text:p>
          </table:table-cell>
          <table:table-cell table:style-name="ce8" office:value-type="float" office:value="0.851588" calcext:value-type="float">
            <text:p>0.851588</text:p>
          </table:table-cell>
          <table:table-cell table:style-name="ce8" office:value-type="float" office:value="0.835542" calcext:value-type="float">
            <text:p>0.835542</text:p>
          </table:table-cell>
          <table:table-cell table:style-name="ce8" office:value-type="float" office:value="0.821545" calcext:value-type="float">
            <text:p>0.821545</text:p>
          </table:table-cell>
          <table:table-cell table:style-name="ce8" office:value-type="float" office:value="0.801256" calcext:value-type="float">
            <text:p>0.801256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13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3-20-13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3-20-13-18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.455948" calcext:value-type="float">
            <text:p>1.4559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790915" calcext:value-type="float">
            <text:p>1.790915</text:p>
          </table:table-cell>
          <table:table-cell table:style-name="ce8" office:value-type="float" office:value="1.780916" calcext:value-type="float">
            <text:p>1.780916</text:p>
          </table:table-cell>
          <table:table-cell table:style-name="ce8" office:value-type="float" office:value="1.646665" calcext:value-type="float">
            <text:p>1.646665</text:p>
          </table:table-cell>
          <table:table-cell table:style-name="ce8" office:value-type="float" office:value="1.505" calcext:value-type="float">
            <text:p>1.505000</text:p>
          </table:table-cell>
          <table:table-cell table:style-name="ce8" office:value-type="float" office:value="1.564371" calcext:value-type="float">
            <text:p>1.564371</text:p>
          </table:table-cell>
          <table:table-cell table:style-name="ce8" office:value-type="float" office:value="1.466407" calcext:value-type="float">
            <text:p>1.466407</text:p>
          </table:table-cell>
          <table:table-cell table:style-name="ce8" office:value-type="float" office:value="1.498837" calcext:value-type="float">
            <text:p>1.498837</text:p>
          </table:table-cell>
          <table:table-cell table:style-name="ce8" office:value-type="float" office:value="1.445516" calcext:value-type="float">
            <text:p>1.445516</text:p>
          </table:table-cell>
          <table:table-cell table:style-name="ce8" office:value-type="float" office:value="1.455763" calcext:value-type="float">
            <text:p>1.455763</text:p>
          </table:table-cell>
          <table:table-cell table:style-name="ce8" office:value-type="float" office:value="1.455948" calcext:value-type="float">
            <text:p>1.455948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8" office:value-type="float" office:value="2.822349" calcext:value-type="float">
            <text:p>2.822349</text:p>
          </table:table-cell>
          <table:table-cell table:number-columns-repeated="3"/>
          <table:table-cell table:style-name="ce8" office:value-type="float" office:value="3.277218" calcext:value-type="float">
            <text:p>3.277218</text:p>
          </table:table-cell>
          <table:table-cell table:style-name="ce8" office:value-type="float" office:value="2.996308" calcext:value-type="float">
            <text:p>2.996308</text:p>
          </table:table-cell>
          <table:table-cell table:style-name="ce8" office:value-type="float" office:value="3.001418" calcext:value-type="float">
            <text:p>3.001418</text:p>
          </table:table-cell>
          <table:table-cell table:style-name="ce8" office:value-type="float" office:value="2.908182" calcext:value-type="float">
            <text:p>2.908182</text:p>
          </table:table-cell>
          <table:table-cell table:style-name="ce8" office:value-type="float" office:value="2.986845" calcext:value-type="float">
            <text:p>2.986845</text:p>
          </table:table-cell>
          <table:table-cell table:style-name="ce8" office:value-type="float" office:value="2.795664" calcext:value-type="float">
            <text:p>2.795664</text:p>
          </table:table-cell>
          <table:table-cell table:style-name="ce8" office:value-type="float" office:value="2.780715" calcext:value-type="float">
            <text:p>2.780715</text:p>
          </table:table-cell>
          <table:table-cell table:style-name="ce8" office:value-type="float" office:value="2.732671" calcext:value-type="float">
            <text:p>2.732671</text:p>
          </table:table-cell>
          <table:table-cell table:style-name="ce8" office:value-type="float" office:value="2.815238" calcext:value-type="float">
            <text:p>2.815238</text:p>
          </table:table-cell>
          <table:table-cell table:style-name="ce8" office:value-type="float" office:value="2.822349" calcext:value-type="float">
            <text:p>2.822349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5-03-20-4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5-03-20-4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.450648" calcext:value-type="float">
            <text:p>1.4506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733187" calcext:value-type="float">
            <text:p>1.733187</text:p>
          </table:table-cell>
          <table:table-cell table:style-name="ce8" office:value-type="float" office:value="1.701924" calcext:value-type="float">
            <text:p>1.701924</text:p>
          </table:table-cell>
          <table:table-cell table:style-name="ce8" office:value-type="float" office:value="1.617549" calcext:value-type="float">
            <text:p>1.617549</text:p>
          </table:table-cell>
          <table:table-cell table:style-name="ce8" office:value-type="float" office:value="1.566973" calcext:value-type="float">
            <text:p>1.566973</text:p>
          </table:table-cell>
          <table:table-cell table:style-name="ce8" office:value-type="float" office:value="1.548532" calcext:value-type="float">
            <text:p>1.548532</text:p>
          </table:table-cell>
          <table:table-cell table:style-name="ce8" office:value-type="float" office:value="1.485742" calcext:value-type="float">
            <text:p>1.485742</text:p>
          </table:table-cell>
          <table:table-cell table:style-name="ce8" office:value-type="float" office:value="1.558552" calcext:value-type="float">
            <text:p>1.558552</text:p>
          </table:table-cell>
          <table:table-cell table:style-name="ce8" office:value-type="float" office:value="1.474618" calcext:value-type="float">
            <text:p>1.474618</text:p>
          </table:table-cell>
          <table:table-cell table:style-name="ce8" office:value-type="float" office:value="1.453524" calcext:value-type="float">
            <text:p>1.453524</text:p>
          </table:table-cell>
          <table:table-cell table:style-name="ce8" office:value-type="float" office:value="1.450648" calcext:value-type="float">
            <text:p>1.450648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8" office:value-type="float" office:value="2.77373" calcext:value-type="float">
            <text:p>2.773730</text:p>
          </table:table-cell>
          <table:table-cell table:number-columns-repeated="3"/>
          <table:table-cell table:style-name="ce8" office:value-type="float" office:value="3.24942" calcext:value-type="float">
            <text:p>3.249420</text:p>
          </table:table-cell>
          <table:table-cell table:style-name="ce8" office:value-type="float" office:value="3.012324" calcext:value-type="float">
            <text:p>3.012324</text:p>
          </table:table-cell>
          <table:table-cell table:style-name="ce8" office:value-type="float" office:value="2.950223" calcext:value-type="float">
            <text:p>2.950223</text:p>
          </table:table-cell>
          <table:table-cell table:style-name="ce8" office:value-type="float" office:value="2.936602" calcext:value-type="float">
            <text:p>2.936602</text:p>
          </table:table-cell>
          <table:table-cell table:style-name="ce8" office:value-type="float" office:value="3.017723" calcext:value-type="float">
            <text:p>3.017723</text:p>
          </table:table-cell>
          <table:table-cell table:style-name="ce8" office:value-type="float" office:value="2.779552" calcext:value-type="float">
            <text:p>2.779552</text:p>
          </table:table-cell>
          <table:table-cell table:style-name="ce8" office:value-type="float" office:value="2.865802" calcext:value-type="float">
            <text:p>2.865802</text:p>
          </table:table-cell>
          <table:table-cell table:style-name="ce8" office:value-type="float" office:value="2.768121" calcext:value-type="float">
            <text:p>2.768121</text:p>
          </table:table-cell>
          <table:table-cell table:style-name="ce8" office:value-type="float" office:value="3.021553" calcext:value-type="float">
            <text:p>3.021553</text:p>
          </table:table-cell>
          <table:table-cell table:style-name="ce8" office:value-type="float" office:value="2.77373" calcext:value-type="float">
            <text:p>2.773730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13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6-11-22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6-11-22-4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.449839" calcext:value-type="float">
            <text:p>1.4498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773152" calcext:value-type="float">
            <text:p>1.773152</text:p>
          </table:table-cell>
          <table:table-cell table:style-name="ce8" office:value-type="float" office:value="1.708034" calcext:value-type="float">
            <text:p>1.708034</text:p>
          </table:table-cell>
          <table:table-cell table:style-name="ce8" office:value-type="float" office:value="1.640595" calcext:value-type="float">
            <text:p>1.640595</text:p>
          </table:table-cell>
          <table:table-cell table:style-name="ce8" office:value-type="float" office:value="1.604269" calcext:value-type="float">
            <text:p>1.604269</text:p>
          </table:table-cell>
          <table:table-cell table:style-name="ce8" office:value-type="float" office:value="1.509417" calcext:value-type="float">
            <text:p>1.509417</text:p>
          </table:table-cell>
          <table:table-cell table:style-name="ce8" office:value-type="float" office:value="1.472348" calcext:value-type="float">
            <text:p>1.472348</text:p>
          </table:table-cell>
          <table:table-cell table:style-name="ce8" office:value-type="float" office:value="1.668878" calcext:value-type="float">
            <text:p>1.668878</text:p>
          </table:table-cell>
          <table:table-cell table:style-name="ce8" office:value-type="float" office:value="1.434371" calcext:value-type="float">
            <text:p>1.434371</text:p>
          </table:table-cell>
          <table:table-cell table:style-name="ce8" office:value-type="float" office:value="1.446364" calcext:value-type="float">
            <text:p>1.446364</text:p>
          </table:table-cell>
          <table:table-cell table:style-name="ce8" office:value-type="float" office:value="1.449839" calcext:value-type="float">
            <text:p>1.449839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8" office:value-type="float" office:value="2.811274" calcext:value-type="float">
            <text:p>2.811274</text:p>
          </table:table-cell>
          <table:table-cell table:number-columns-repeated="3"/>
          <table:table-cell table:style-name="ce8" office:value-type="float" office:value="3.375705" calcext:value-type="float">
            <text:p>3.375705</text:p>
          </table:table-cell>
          <table:table-cell table:style-name="ce8" office:value-type="float" office:value="3.07137" calcext:value-type="float">
            <text:p>3.071370</text:p>
          </table:table-cell>
          <table:table-cell table:style-name="ce8" office:value-type="float" office:value="2.983602" calcext:value-type="float">
            <text:p>2.983602</text:p>
          </table:table-cell>
          <table:table-cell table:style-name="ce8" office:value-type="float" office:value="2.946472" calcext:value-type="float">
            <text:p>2.946472</text:p>
          </table:table-cell>
          <table:table-cell table:style-name="ce8" office:value-type="float" office:value="3.04687" calcext:value-type="float">
            <text:p>3.046870</text:p>
          </table:table-cell>
          <table:table-cell table:style-name="ce8" office:value-type="float" office:value="2.793638" calcext:value-type="float">
            <text:p>2.793638</text:p>
          </table:table-cell>
          <table:table-cell table:style-name="ce8" office:value-type="float" office:value="2.837403" calcext:value-type="float">
            <text:p>2.837403</text:p>
          </table:table-cell>
          <table:table-cell table:style-name="ce8" office:value-type="float" office:value="2.684289" calcext:value-type="float">
            <text:p>2.684289</text:p>
          </table:table-cell>
          <table:table-cell table:style-name="ce8" office:value-type="float" office:value="2.785003" calcext:value-type="float">
            <text:p>2.785003</text:p>
          </table:table-cell>
          <table:table-cell table:style-name="ce8" office:value-type="float" office:value="2.811274" calcext:value-type="float">
            <text:p>2.811274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7-17-51-1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7-17-51-19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72042" calcext:value-type="float">
            <text:p>0.6720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102514" calcext:value-type="float">
            <text:p>1.102514</text:p>
          </table:table-cell>
          <table:table-cell table:style-name="ce8" office:value-type="float" office:value="0.9597" calcext:value-type="float">
            <text:p>0.959700</text:p>
          </table:table-cell>
          <table:table-cell table:style-name="ce8" office:value-type="float" office:value="0.856168" calcext:value-type="float">
            <text:p>0.856168</text:p>
          </table:table-cell>
          <table:table-cell table:style-name="ce8" office:value-type="float" office:value="1" calcext:value-type="float">
            <text:p>1.000000</text:p>
          </table:table-cell>
          <table:table-cell table:style-name="ce8" office:value-type="float" office:value="0.77721" calcext:value-type="float">
            <text:p>0.777210</text:p>
          </table:table-cell>
          <table:table-cell table:style-name="ce8" office:value-type="float" office:value="0.757414" calcext:value-type="float">
            <text:p>0.757414</text:p>
          </table:table-cell>
          <table:table-cell table:style-name="ce8" office:value-type="float" office:value="0.747016" calcext:value-type="float">
            <text:p>0.747016</text:p>
          </table:table-cell>
          <table:table-cell table:style-name="ce8" office:value-type="float" office:value="0.717988" calcext:value-type="float">
            <text:p>0.717988</text:p>
          </table:table-cell>
          <table:table-cell table:style-name="ce8" office:value-type="float" office:value="0.685538" calcext:value-type="float">
            <text:p>0.685538</text:p>
          </table:table-cell>
          <table:table-cell table:style-name="ce12" office:value-type="float" office:value="0.672042" calcext:value-type="float">
            <text:p>0.672042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04319" calcext:value-type="float">
            <text:p>1.104319</text:p>
          </table:table-cell>
          <table:table-cell table:number-columns-repeated="3"/>
          <table:table-cell table:style-name="ce8" office:value-type="float" office:value="1.8694" calcext:value-type="float">
            <text:p>1.869400</text:p>
          </table:table-cell>
          <table:table-cell table:style-name="ce8" office:value-type="float" office:value="1.598454" calcext:value-type="float">
            <text:p>1.598454</text:p>
          </table:table-cell>
          <table:table-cell table:style-name="ce8" office:value-type="float" office:value="1.544187" calcext:value-type="float">
            <text:p>1.544187</text:p>
          </table:table-cell>
          <table:table-cell table:style-name="ce8" office:value-type="float" office:value="1.719697" calcext:value-type="float">
            <text:p>1.719697</text:p>
          </table:table-cell>
          <table:table-cell table:style-name="ce8" office:value-type="float" office:value="1.304039" calcext:value-type="float">
            <text:p>1.304039</text:p>
          </table:table-cell>
          <table:table-cell table:style-name="ce8" office:value-type="float" office:value="1.332257" calcext:value-type="float">
            <text:p>1.332257</text:p>
          </table:table-cell>
          <table:table-cell table:style-name="ce8" office:value-type="float" office:value="1.231512" calcext:value-type="float">
            <text:p>1.231512</text:p>
          </table:table-cell>
          <table:table-cell table:style-name="ce8" office:value-type="float" office:value="1.195377" calcext:value-type="float">
            <text:p>1.195377</text:p>
          </table:table-cell>
          <table:table-cell table:style-name="ce8" office:value-type="float" office:value="1.153541" calcext:value-type="float">
            <text:p>1.153541</text:p>
          </table:table-cell>
          <table:table-cell table:style-name="ce12" office:value-type="float" office:value="1.104319" calcext:value-type="float">
            <text:p>1.104319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8-23-53-3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8-23-53-3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7792" calcext:value-type="float">
            <text:p>0.6677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119503" calcext:value-type="float">
            <text:p>1.119503</text:p>
          </table:table-cell>
          <table:table-cell table:style-name="ce8" office:value-type="float" office:value="0.95818" calcext:value-type="float">
            <text:p>0.958180</text:p>
          </table:table-cell>
          <table:table-cell table:style-name="ce8" office:value-type="float" office:value="0.867916" calcext:value-type="float">
            <text:p>0.867916</text:p>
          </table:table-cell>
          <table:table-cell table:style-name="ce8" office:value-type="float" office:value="0.867664" calcext:value-type="float">
            <text:p>0.867664</text:p>
          </table:table-cell>
          <table:table-cell table:style-name="ce8" office:value-type="float" office:value="0.78145" calcext:value-type="float">
            <text:p>0.781450</text:p>
          </table:table-cell>
          <table:table-cell table:style-name="ce8" office:value-type="float" office:value="0.753941" calcext:value-type="float">
            <text:p>0.753941</text:p>
          </table:table-cell>
          <table:table-cell table:style-name="ce8" office:value-type="float" office:value="0.772942" calcext:value-type="float">
            <text:p>0.772942</text:p>
          </table:table-cell>
          <table:table-cell table:style-name="ce8" office:value-type="float" office:value="0.712452" calcext:value-type="float">
            <text:p>0.712452</text:p>
          </table:table-cell>
          <table:table-cell table:style-name="ce8" office:value-type="float" office:value="0.684702" calcext:value-type="float">
            <text:p>0.684702</text:p>
          </table:table-cell>
          <table:table-cell table:style-name="ce12" office:value-type="float" office:value="0.667792" calcext:value-type="float">
            <text:p>0.667792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0181" calcext:value-type="float">
            <text:p>1.090181</text:p>
          </table:table-cell>
          <table:table-cell table:number-columns-repeated="3"/>
          <table:table-cell table:style-name="ce8" office:value-type="float" office:value="1.859364" calcext:value-type="float">
            <text:p>1.859364</text:p>
          </table:table-cell>
          <table:table-cell table:style-name="ce8" office:value-type="float" office:value="1.604655" calcext:value-type="float">
            <text:p>1.604655</text:p>
          </table:table-cell>
          <table:table-cell table:style-name="ce8" office:value-type="float" office:value="1.462703" calcext:value-type="float">
            <text:p>1.462703</text:p>
          </table:table-cell>
          <table:table-cell table:style-name="ce8" office:value-type="float" office:value="1.428917" calcext:value-type="float">
            <text:p>1.428917</text:p>
          </table:table-cell>
          <table:table-cell table:style-name="ce8" office:value-type="float" office:value="1.275462" calcext:value-type="float">
            <text:p>1.275462</text:p>
          </table:table-cell>
          <table:table-cell table:style-name="ce8" office:value-type="float" office:value="1.326359" calcext:value-type="float">
            <text:p>1.326359</text:p>
          </table:table-cell>
          <table:table-cell table:style-name="ce8" office:value-type="float" office:value="1.212163" calcext:value-type="float">
            <text:p>1.212163</text:p>
          </table:table-cell>
          <table:table-cell table:style-name="ce8" office:value-type="float" office:value="1.18916" calcext:value-type="float">
            <text:p>1.189160</text:p>
          </table:table-cell>
          <table:table-cell table:style-name="ce8" office:value-type="float" office:value="1.125631" calcext:value-type="float">
            <text:p>1.125631</text:p>
          </table:table-cell>
          <table:table-cell table:style-name="ce12" office:value-type="float" office:value="1.090181" calcext:value-type="float">
            <text:p>1.090181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number-columns-repeated="8"/>
          <table:table-cell table:style-name="ce12"/>
          <table:table-cell table:number-columns-repeated="3"/>
          <table:table-cell table:style-name="ce8" table:number-columns-repeated="9"/>
          <table:table-cell table:style-name="ce12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30-05-40-4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30-05-40-42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7811" calcext:value-type="float">
            <text:p>0.678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107042" calcext:value-type="float">
            <text:p>1.107042</text:p>
          </table:table-cell>
          <table:table-cell table:style-name="ce8" office:value-type="float" office:value="0.987652" calcext:value-type="float">
            <text:p>0.987652</text:p>
          </table:table-cell>
          <table:table-cell table:style-name="ce8" office:value-type="float" office:value="0.917032" calcext:value-type="float">
            <text:p>0.917032</text:p>
          </table:table-cell>
          <table:table-cell table:style-name="ce8" office:value-type="float" office:value="0.864055" calcext:value-type="float">
            <text:p>0.864055</text:p>
          </table:table-cell>
          <table:table-cell table:style-name="ce8" office:value-type="float" office:value="0.780069" calcext:value-type="float">
            <text:p>0.780069</text:p>
          </table:table-cell>
          <table:table-cell table:style-name="ce8" office:value-type="float" office:value="0.751455" calcext:value-type="float">
            <text:p>0.751455</text:p>
          </table:table-cell>
          <table:table-cell table:style-name="ce8" office:value-type="float" office:value="0.762656" calcext:value-type="float">
            <text:p>0.762656</text:p>
          </table:table-cell>
          <table:table-cell table:style-name="ce8" office:value-type="float" office:value="0.715192" calcext:value-type="float">
            <text:p>0.715192</text:p>
          </table:table-cell>
          <table:table-cell table:style-name="ce8" office:value-type="float" office:value="0.694901" calcext:value-type="float">
            <text:p>0.694901</text:p>
          </table:table-cell>
          <table:table-cell table:style-name="ce12" office:value-type="float" office:value="0.67811" calcext:value-type="float">
            <text:p>0.678110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23169" calcext:value-type="float">
            <text:p>1.123169</text:p>
          </table:table-cell>
          <table:table-cell table:number-columns-repeated="3"/>
          <table:table-cell table:style-name="ce8" office:value-type="float" office:value="1.803607" calcext:value-type="float">
            <text:p>1.803607</text:p>
          </table:table-cell>
          <table:table-cell table:style-name="ce8" office:value-type="float" office:value="1.578346" calcext:value-type="float">
            <text:p>1.578346</text:p>
          </table:table-cell>
          <table:table-cell table:style-name="ce13" office:value-type="float" office:value="1.546751" calcext:value-type="float">
            <text:p>1.546751</text:p>
          </table:table-cell>
          <table:table-cell table:style-name="ce8" office:value-type="float" office:value="1.489817" calcext:value-type="float">
            <text:p>1.489817</text:p>
          </table:table-cell>
          <table:table-cell table:style-name="ce8" office:value-type="float" office:value="1.311872" calcext:value-type="float">
            <text:p>1.311872</text:p>
          </table:table-cell>
          <table:table-cell table:style-name="ce8" office:value-type="float" office:value="1.255378" calcext:value-type="float">
            <text:p>1.255378</text:p>
          </table:table-cell>
          <table:table-cell table:style-name="ce8" office:value-type="float" office:value="1.213245" calcext:value-type="float">
            <text:p>1.213245</text:p>
          </table:table-cell>
          <table:table-cell table:style-name="ce8" office:value-type="float" office:value="1.169236" calcext:value-type="float">
            <text:p>1.169236</text:p>
          </table:table-cell>
          <table:table-cell table:style-name="ce8" office:value-type="float" office:value="1.153614" calcext:value-type="float">
            <text:p>1.153614</text:p>
          </table:table-cell>
          <table:table-cell table:style-name="ce12" office:value-type="float" office:value="1.123169" calcext:value-type="float">
            <text:p>1.123169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number-columns-repeated="8"/>
          <table:table-cell table:style-name="ce12"/>
          <table:table-cell table:number-columns-repeated="3"/>
          <table:table-cell table:style-name="ce8" table:number-columns-repeated="9"/>
          <table:table-cell table:style-name="ce12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1-12-57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1-12-57-23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0.776709" calcext:value-type="float">
            <text:p>0.7767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86854" calcext:value-type="float">
            <text:p>1.868540</text:p>
          </table:table-cell>
          <table:table-cell table:style-name="ce8" office:value-type="float" office:value="1.366248" calcext:value-type="float">
            <text:p>1.366248</text:p>
          </table:table-cell>
          <table:table-cell table:style-name="ce8" office:value-type="float" office:value="1.146919" calcext:value-type="float">
            <text:p>1.146919</text:p>
          </table:table-cell>
          <table:table-cell table:style-name="ce8" office:value-type="float" office:value="1.085095" calcext:value-type="float">
            <text:p>1.085095</text:p>
          </table:table-cell>
          <table:table-cell table:style-name="ce8" office:value-type="float" office:value="0.990956" calcext:value-type="float">
            <text:p>0.990956</text:p>
          </table:table-cell>
          <table:table-cell table:style-name="ce8" office:value-type="float" office:value="0.947668" calcext:value-type="float">
            <text:p>0.947668</text:p>
          </table:table-cell>
          <table:table-cell table:style-name="ce8" office:value-type="float" office:value="0.90621" calcext:value-type="float">
            <text:p>0.906210</text:p>
          </table:table-cell>
          <table:table-cell table:style-name="ce8" office:value-type="float" office:value="0.82099" calcext:value-type="float">
            <text:p>0.820990</text:p>
          </table:table-cell>
          <table:table-cell table:style-name="ce8" office:value-type="float" office:value="0.79275" calcext:value-type="float">
            <text:p>0.792750</text:p>
          </table:table-cell>
          <table:table-cell table:style-name="ce8" office:value-type="float" office:value="0.776709" calcext:value-type="float">
            <text:p>0.776709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13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2-07-21-5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2-07-21-52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0.770607" calcext:value-type="float">
            <text:p>0.7706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7385" calcext:value-type="float">
            <text:p>1.738500</text:p>
          </table:table-cell>
          <table:table-cell table:style-name="ce8" office:value-type="float" office:value="1.323034" calcext:value-type="float">
            <text:p>1.323034</text:p>
          </table:table-cell>
          <table:table-cell table:style-name="ce8" office:value-type="float" office:value="1.139176" calcext:value-type="float">
            <text:p>1.139176</text:p>
          </table:table-cell>
          <table:table-cell table:style-name="ce8" office:value-type="float" office:value="1.075568" calcext:value-type="float">
            <text:p>1.075568</text:p>
          </table:table-cell>
          <table:table-cell table:style-name="ce8" office:value-type="float" office:value="0.942656" calcext:value-type="float">
            <text:p>0.942656</text:p>
          </table:table-cell>
          <table:table-cell table:style-name="ce8" office:value-type="float" office:value="0.922221" calcext:value-type="float">
            <text:p>0.922221</text:p>
          </table:table-cell>
          <table:table-cell table:style-name="ce8" office:value-type="float" office:value="0.862478" calcext:value-type="float">
            <text:p>0.862478</text:p>
          </table:table-cell>
          <table:table-cell table:style-name="ce8" office:value-type="float" office:value="0.819047" calcext:value-type="float">
            <text:p>0.819047</text:p>
          </table:table-cell>
          <table:table-cell table:style-name="ce8" office:value-type="float" office:value="0.788379" calcext:value-type="float">
            <text:p>0.788379</text:p>
          </table:table-cell>
          <table:table-cell table:style-name="ce8" office:value-type="float" office:value="0.770607" calcext:value-type="float">
            <text:p>0.770607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13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3-00-08-3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3-00-08-37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0.776917" calcext:value-type="float">
            <text:p>0.7769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783056" calcext:value-type="float">
            <text:p>1.783056</text:p>
          </table:table-cell>
          <table:table-cell table:style-name="ce8" office:value-type="float" office:value="1.376416" calcext:value-type="float">
            <text:p>1.376416</text:p>
          </table:table-cell>
          <table:table-cell table:style-name="ce8" office:value-type="float" office:value="1.125938" calcext:value-type="float">
            <text:p>1.125938</text:p>
          </table:table-cell>
          <table:table-cell table:style-name="ce8" office:value-type="float" office:value="1.090712" calcext:value-type="float">
            <text:p>1.090712</text:p>
          </table:table-cell>
          <table:table-cell table:style-name="ce8" office:value-type="float" office:value="0.979696" calcext:value-type="float">
            <text:p>0.979696</text:p>
          </table:table-cell>
          <table:table-cell table:style-name="ce8" office:value-type="float" office:value="0.932314" calcext:value-type="float">
            <text:p>0.932314</text:p>
          </table:table-cell>
          <table:table-cell table:style-name="ce8" office:value-type="float" office:value="0.880135" calcext:value-type="float">
            <text:p>0.880135</text:p>
          </table:table-cell>
          <table:table-cell table:style-name="ce8" office:value-type="float" office:value="0.840247" calcext:value-type="float">
            <text:p>0.840247</text:p>
          </table:table-cell>
          <table:table-cell table:style-name="ce8" office:value-type="float" office:value="0.79466" calcext:value-type="float">
            <text:p>0.794660</text:p>
          </table:table-cell>
          <table:table-cell table:style-name="ce8" office:value-type="float" office:value="0.776917" calcext:value-type="float">
            <text:p>0.776917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13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3-16-54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3-16-54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.41041" calcext:value-type="float">
            <text:p>1.4104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612743" calcext:value-type="float">
            <text:p>1.612743</text:p>
          </table:table-cell>
          <table:table-cell table:style-name="ce8" office:value-type="float" office:value="1.716259" calcext:value-type="float">
            <text:p>1.716259</text:p>
          </table:table-cell>
          <table:table-cell table:style-name="ce8" office:value-type="float" office:value="1.650423" calcext:value-type="float">
            <text:p>1.650423</text:p>
          </table:table-cell>
          <table:table-cell table:style-name="ce8" office:value-type="float" office:value="1.502534" calcext:value-type="float">
            <text:p>1.502534</text:p>
          </table:table-cell>
          <table:table-cell table:style-name="ce8" office:value-type="float" office:value="1.552629" calcext:value-type="float">
            <text:p>1.552629</text:p>
          </table:table-cell>
          <table:table-cell table:style-name="ce8" office:value-type="float" office:value="1.488422" calcext:value-type="float">
            <text:p>1.488422</text:p>
          </table:table-cell>
          <table:table-cell table:style-name="ce8" office:value-type="float" office:value="1.543553" calcext:value-type="float">
            <text:p>1.543553</text:p>
          </table:table-cell>
          <table:table-cell table:style-name="ce8" office:value-type="float" office:value="1.392956" calcext:value-type="float">
            <text:p>1.392956</text:p>
          </table:table-cell>
          <table:table-cell table:style-name="ce8" office:value-type="float" office:value="1.420086" calcext:value-type="float">
            <text:p>1.420086</text:p>
          </table:table-cell>
          <table:table-cell table:style-name="ce8" office:value-type="float" office:value="1.41041" calcext:value-type="float">
            <text:p>1.410410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8" office:value-type="float" office:value="2.700835" calcext:value-type="float">
            <text:p>2.700835</text:p>
          </table:table-cell>
          <table:table-cell table:number-columns-repeated="3"/>
          <table:table-cell table:style-name="ce8" office:value-type="float" office:value="3.215208" calcext:value-type="float">
            <text:p>3.215208</text:p>
          </table:table-cell>
          <table:table-cell table:style-name="ce8" office:value-type="float" office:value="2.980677" calcext:value-type="float">
            <text:p>2.980677</text:p>
          </table:table-cell>
          <table:table-cell table:style-name="ce8" office:value-type="float" office:value="3.041152" calcext:value-type="float">
            <text:p>3.041152</text:p>
          </table:table-cell>
          <table:table-cell table:style-name="ce8" office:value-type="float" office:value="2.843014" calcext:value-type="float">
            <text:p>2.843014</text:p>
          </table:table-cell>
          <table:table-cell table:style-name="ce8" office:value-type="float" office:value="2.94251" calcext:value-type="float">
            <text:p>2.942510</text:p>
          </table:table-cell>
          <table:table-cell table:style-name="ce8" office:value-type="float" office:value="2.734921" calcext:value-type="float">
            <text:p>2.734921</text:p>
          </table:table-cell>
          <table:table-cell table:style-name="ce8" office:value-type="float" office:value="2.726938" calcext:value-type="float">
            <text:p>2.726938</text:p>
          </table:table-cell>
          <table:table-cell table:style-name="ce8" office:value-type="float" office:value="2.710843" calcext:value-type="float">
            <text:p>2.710843</text:p>
          </table:table-cell>
          <table:table-cell table:style-name="ce8" office:value-type="float" office:value="2.766237" calcext:value-type="float">
            <text:p>2.766237</text:p>
          </table:table-cell>
          <table:table-cell table:style-name="ce8" office:value-type="float" office:value="2.700835" calcext:value-type="float">
            <text:p>2.700835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4-21-08-3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4-21-08-3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.402997" calcext:value-type="float">
            <text:p>1.40299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688012" calcext:value-type="float">
            <text:p>1.688012</text:p>
          </table:table-cell>
          <table:table-cell table:style-name="ce8" office:value-type="float" office:value="1.759806" calcext:value-type="float">
            <text:p>1.759806</text:p>
          </table:table-cell>
          <table:table-cell table:style-name="ce8" office:value-type="float" office:value="1.54747" calcext:value-type="float">
            <text:p>1.547470</text:p>
          </table:table-cell>
          <table:table-cell table:style-name="ce8" office:value-type="float" office:value="1.464867" calcext:value-type="float">
            <text:p>1.464867</text:p>
          </table:table-cell>
          <table:table-cell table:style-name="ce8" office:value-type="float" office:value="1.522204" calcext:value-type="float">
            <text:p>1.522204</text:p>
          </table:table-cell>
          <table:table-cell table:style-name="ce8" office:value-type="float" office:value="1.405552" calcext:value-type="float">
            <text:p>1.405552</text:p>
          </table:table-cell>
          <table:table-cell table:style-name="ce8" office:value-type="float" office:value="1.575744" calcext:value-type="float">
            <text:p>1.575744</text:p>
          </table:table-cell>
          <table:table-cell table:style-name="ce8" office:value-type="float" office:value="1.402797" calcext:value-type="float">
            <text:p>1.402797</text:p>
          </table:table-cell>
          <table:table-cell table:style-name="ce8" office:value-type="float" office:value="1.449592" calcext:value-type="float">
            <text:p>1.449592</text:p>
          </table:table-cell>
          <table:table-cell table:style-name="ce8" office:value-type="float" office:value="1.402997" calcext:value-type="float">
            <text:p>1.402997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8" office:value-type="float" office:value="2.743559" calcext:value-type="float">
            <text:p>2.743559</text:p>
          </table:table-cell>
          <table:table-cell table:number-columns-repeated="3"/>
          <table:table-cell table:style-name="ce8" office:value-type="float" office:value="3.173181" calcext:value-type="float">
            <text:p>3.173181</text:p>
          </table:table-cell>
          <table:table-cell table:style-name="ce8" office:value-type="float" office:value="3.02075" calcext:value-type="float">
            <text:p>3.020750</text:p>
          </table:table-cell>
          <table:table-cell table:style-name="ce8" office:value-type="float" office:value="2.929274" calcext:value-type="float">
            <text:p>2.929274</text:p>
          </table:table-cell>
          <table:table-cell table:style-name="ce8" office:value-type="float" office:value="2.881202" calcext:value-type="float">
            <text:p>2.881202</text:p>
          </table:table-cell>
          <table:table-cell table:style-name="ce8" office:value-type="float" office:value="2.971478" calcext:value-type="float">
            <text:p>2.971478</text:p>
          </table:table-cell>
          <table:table-cell table:style-name="ce8" office:value-type="float" office:value="2.798536" calcext:value-type="float">
            <text:p>2.798536</text:p>
          </table:table-cell>
          <table:table-cell table:style-name="ce8" office:value-type="float" office:value="2.754977" calcext:value-type="float">
            <text:p>2.754977</text:p>
          </table:table-cell>
          <table:table-cell table:style-name="ce8" office:value-type="float" office:value="2.683306" calcext:value-type="float">
            <text:p>2.683306</text:p>
          </table:table-cell>
          <table:table-cell table:style-name="ce8" office:value-type="float" office:value="2.822234" calcext:value-type="float">
            <text:p>2.822234</text:p>
          </table:table-cell>
          <table:table-cell table:style-name="ce8" office:value-type="float" office:value="2.743559" calcext:value-type="float">
            <text:p>2.743559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style-name="Default"/>
          <table:table-cell/>
          <table:table-cell table:style-name="ce3" table:number-columns-repeated="2"/>
          <table:table-cell table:number-columns-repeated="4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 office:value-type="string" calcext:value-type="string">
            <text:p>albedo</text:p>
          </table:table-cell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7-15-5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7-15-59-1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35136" calcext:value-type="float">
            <text:p>0.635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056946" calcext:value-type="float">
            <text:p>1.056946</text:p>
          </table:table-cell>
          <table:table-cell table:style-name="ce8" office:value-type="float" office:value="0.944011" calcext:value-type="float">
            <text:p>0.944011</text:p>
          </table:table-cell>
          <table:table-cell table:style-name="ce8" office:value-type="float" office:value="0.877858" calcext:value-type="float">
            <text:p>0.877858</text:p>
          </table:table-cell>
          <table:table-cell table:style-name="ce8" office:value-type="float" office:value="0.82298" calcext:value-type="float">
            <text:p>0.822980</text:p>
          </table:table-cell>
          <table:table-cell table:style-name="ce8" office:value-type="float" office:value="0.767066" calcext:value-type="float">
            <text:p>0.767066</text:p>
          </table:table-cell>
          <table:table-cell table:style-name="ce8" office:value-type="float" office:value="0.702038" calcext:value-type="float">
            <text:p>0.702038</text:p>
          </table:table-cell>
          <table:table-cell table:style-name="ce8" office:value-type="float" office:value="0.696362" calcext:value-type="float">
            <text:p>0.696362</text:p>
          </table:table-cell>
          <table:table-cell table:style-name="ce8" office:value-type="float" office:value="0.680005" calcext:value-type="float">
            <text:p>0.680005</text:p>
          </table:table-cell>
          <table:table-cell table:style-name="ce8" office:value-type="float" office:value="0.648369" calcext:value-type="float">
            <text:p>0.648369</text:p>
          </table:table-cell>
          <table:table-cell table:style-name="ce12" office:value-type="float" office:value="0.635136" calcext:value-type="float">
            <text:p>0.635136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Validation (albedo) EPE: 0.780667, 1px: 0.930956, 3px: 0.969917, 5px: 0.979228</text:p>
          </table:table-cell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4615" calcext:value-type="float">
            <text:p>1.094615</text:p>
          </table:table-cell>
          <table:table-cell table:number-columns-repeated="3"/>
          <table:table-cell table:style-name="ce8" office:value-type="float" office:value="1.761358" calcext:value-type="float">
            <text:p>1.761358</text:p>
          </table:table-cell>
          <table:table-cell table:style-name="ce8" office:value-type="float" office:value="1.583239" calcext:value-type="float">
            <text:p>1.583239</text:p>
          </table:table-cell>
          <table:table-cell table:style-name="ce8" office:value-type="float" office:value="1.430842" calcext:value-type="float">
            <text:p>1.430842</text:p>
          </table:table-cell>
          <table:table-cell table:style-name="ce8" office:value-type="float" office:value="1.480538" calcext:value-type="float">
            <text:p>1.480538</text:p>
          </table:table-cell>
          <table:table-cell table:style-name="ce8" office:value-type="float" office:value="1.335005" calcext:value-type="float">
            <text:p>1.335005</text:p>
          </table:table-cell>
          <table:table-cell table:style-name="ce8" office:value-type="float" office:value="1.249724" calcext:value-type="float">
            <text:p>1.249724</text:p>
          </table:table-cell>
          <table:table-cell table:style-name="ce8" office:value-type="float" office:value="1.186101" calcext:value-type="float">
            <text:p>1.186101</text:p>
          </table:table-cell>
          <table:table-cell table:style-name="ce8" office:value-type="float" office:value="1.14221" calcext:value-type="float">
            <text:p>1.142210</text:p>
          </table:table-cell>
          <table:table-cell table:style-name="ce8" office:value-type="float" office:value="1.123057" calcext:value-type="float">
            <text:p>1.123057</text:p>
          </table:table-cell>
          <table:table-cell table:style-name="ce12" office:value-type="float" office:value="1.094615" calcext:value-type="float">
            <text:p>1.094615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8-18-54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8-18-54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0041" calcext:value-type="float">
            <text:p>0.6400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076997" calcext:value-type="float">
            <text:p>1.076997</text:p>
          </table:table-cell>
          <table:table-cell table:style-name="ce8" office:value-type="float" office:value="0.901029" calcext:value-type="float">
            <text:p>0.901029</text:p>
          </table:table-cell>
          <table:table-cell table:style-name="ce8" office:value-type="float" office:value="0.851072" calcext:value-type="float">
            <text:p>0.851072</text:p>
          </table:table-cell>
          <table:table-cell table:style-name="ce8" office:value-type="float" office:value="0.789344" calcext:value-type="float">
            <text:p>0.789344</text:p>
          </table:table-cell>
          <table:table-cell table:style-name="ce8" office:value-type="float" office:value="0.76436" calcext:value-type="float">
            <text:p>0.764360</text:p>
          </table:table-cell>
          <table:table-cell table:style-name="ce8" office:value-type="float" office:value="0.729285" calcext:value-type="float">
            <text:p>0.729285</text:p>
          </table:table-cell>
          <table:table-cell table:style-name="ce8" office:value-type="float" office:value="0.682076" calcext:value-type="float">
            <text:p>0.682076</text:p>
          </table:table-cell>
          <table:table-cell table:style-name="ce8" office:value-type="float" office:value="0.667187" calcext:value-type="float">
            <text:p>0.667187</text:p>
          </table:table-cell>
          <table:table-cell table:style-name="ce8" office:value-type="float" office:value="0.647067" calcext:value-type="float">
            <text:p>0.647067</text:p>
          </table:table-cell>
          <table:table-cell table:style-name="ce12" office:value-type="float" office:value="0.640041" calcext:value-type="float">
            <text:p>0.640041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0049" calcext:value-type="float">
            <text:p>1.090049</text:p>
          </table:table-cell>
          <table:table-cell table:number-columns-repeated="3"/>
          <table:table-cell table:style-name="ce8" office:value-type="float" office:value="1.892558" calcext:value-type="float">
            <text:p>1.892558</text:p>
          </table:table-cell>
          <table:table-cell table:style-name="ce8" office:value-type="float" office:value="1.529615" calcext:value-type="float">
            <text:p>1.529615</text:p>
          </table:table-cell>
          <table:table-cell table:style-name="ce8" office:value-type="float" office:value="1.475713" calcext:value-type="float">
            <text:p>1.475713</text:p>
          </table:table-cell>
          <table:table-cell table:style-name="ce8" office:value-type="float" office:value="1.382339" calcext:value-type="float">
            <text:p>1.382339</text:p>
          </table:table-cell>
          <table:table-cell table:style-name="ce8" office:value-type="float" office:value="1.357228" calcext:value-type="float">
            <text:p>1.357228</text:p>
          </table:table-cell>
          <table:table-cell table:style-name="ce8" office:value-type="float" office:value="1.293796" calcext:value-type="float">
            <text:p>1.293796</text:p>
          </table:table-cell>
          <table:table-cell table:style-name="ce8" office:value-type="float" office:value="1.194777" calcext:value-type="float">
            <text:p>1.194777</text:p>
          </table:table-cell>
          <table:table-cell table:style-name="ce8" office:value-type="float" office:value="1.134361" calcext:value-type="float">
            <text:p>1.134361</text:p>
          </table:table-cell>
          <table:table-cell table:style-name="ce8" office:value-type="float" office:value="1.1057" calcext:value-type="float">
            <text:p>1.105700</text:p>
          </table:table-cell>
          <table:table-cell table:style-name="ce12" office:value-type="float" office:value="1.090049" calcext:value-type="float">
            <text:p>1.090049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9-20-34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9-20-34-0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5842" calcext:value-type="float">
            <text:p>0.6458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05675" calcext:value-type="float">
            <text:p>1.056750</text:p>
          </table:table-cell>
          <table:table-cell table:style-name="ce8" office:value-type="float" office:value="0.924704" calcext:value-type="float">
            <text:p>0.924704</text:p>
          </table:table-cell>
          <table:table-cell table:style-name="ce8" office:value-type="float" office:value="0.843998" calcext:value-type="float">
            <text:p>0.843998</text:p>
          </table:table-cell>
          <table:table-cell table:style-name="ce8" office:value-type="float" office:value="0.81268" calcext:value-type="float">
            <text:p>0.812680</text:p>
          </table:table-cell>
          <table:table-cell table:style-name="ce8" office:value-type="float" office:value="0.756751" calcext:value-type="float">
            <text:p>0.756751</text:p>
          </table:table-cell>
          <table:table-cell table:style-name="ce8" office:value-type="float" office:value="0.71697" calcext:value-type="float">
            <text:p>0.716970</text:p>
          </table:table-cell>
          <table:table-cell table:style-name="ce8" office:value-type="float" office:value="0.698993" calcext:value-type="float">
            <text:p>0.698993</text:p>
          </table:table-cell>
          <table:table-cell table:style-name="ce8" office:value-type="float" office:value="0.668492" calcext:value-type="float">
            <text:p>0.668492</text:p>
          </table:table-cell>
          <table:table-cell table:style-name="ce8" office:value-type="float" office:value="0.655057" calcext:value-type="float">
            <text:p>0.655057</text:p>
          </table:table-cell>
          <table:table-cell table:style-name="ce12" office:value-type="float" office:value="0.645842" calcext:value-type="float">
            <text:p>0.645842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09992" calcext:value-type="float">
            <text:p>1.109992</text:p>
          </table:table-cell>
          <table:table-cell table:number-columns-repeated="3"/>
          <table:table-cell table:style-name="ce8" office:value-type="float" office:value="1.889761" calcext:value-type="float">
            <text:p>1.889761</text:p>
          </table:table-cell>
          <table:table-cell table:style-name="ce8" office:value-type="float" office:value="1.534662" calcext:value-type="float">
            <text:p>1.534662</text:p>
          </table:table-cell>
          <table:table-cell table:style-name="ce8" office:value-type="float" office:value="1.427618" calcext:value-type="float">
            <text:p>1.427618</text:p>
          </table:table-cell>
          <table:table-cell table:style-name="ce8" office:value-type="float" office:value="1.55812" calcext:value-type="float">
            <text:p>1.558120</text:p>
          </table:table-cell>
          <table:table-cell table:style-name="ce8" office:value-type="float" office:value="1.325885" calcext:value-type="float">
            <text:p>1.325885</text:p>
          </table:table-cell>
          <table:table-cell table:style-name="ce8" office:value-type="float" office:value="1.356866" calcext:value-type="float">
            <text:p>1.356866</text:p>
          </table:table-cell>
          <table:table-cell table:style-name="ce8" office:value-type="float" office:value="1.206685" calcext:value-type="float">
            <text:p>1.206685</text:p>
          </table:table-cell>
          <table:table-cell table:style-name="ce8" office:value-type="float" office:value="1.147922" calcext:value-type="float">
            <text:p>1.147922</text:p>
          </table:table-cell>
          <table:table-cell table:style-name="ce8" office:value-type="float" office:value="1.118472" calcext:value-type="float">
            <text:p>1.118472</text:p>
          </table:table-cell>
          <table:table-cell table:style-name="ce12" office:value-type="float" office:value="1.109992" calcext:value-type="float">
            <text:p>1.109992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13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0-22-57-5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0-22-57-53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0.788077" calcext:value-type="float">
            <text:p>0.7880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777543" calcext:value-type="float">
            <text:p>1.777543</text:p>
          </table:table-cell>
          <table:table-cell table:style-name="ce8" office:value-type="float" office:value="1.357602" calcext:value-type="float">
            <text:p>1.357602</text:p>
          </table:table-cell>
          <table:table-cell table:style-name="ce8" office:value-type="float" office:value="1.167421" calcext:value-type="float">
            <text:p>1.167421</text:p>
          </table:table-cell>
          <table:table-cell table:style-name="ce8" office:value-type="float" office:value="1.084509" calcext:value-type="float">
            <text:p>1.084509</text:p>
          </table:table-cell>
          <table:table-cell table:style-name="ce8" office:value-type="float" office:value="0.959375" calcext:value-type="float">
            <text:p>0.959375</text:p>
          </table:table-cell>
          <table:table-cell table:style-name="ce8" office:value-type="float" office:value="0.901815" calcext:value-type="float">
            <text:p>0.901815</text:p>
          </table:table-cell>
          <table:table-cell table:style-name="ce8" office:value-type="float" office:value="0.873863" calcext:value-type="float">
            <text:p>0.873863</text:p>
          </table:table-cell>
          <table:table-cell table:style-name="ce8" office:value-type="float" office:value="0.840272" calcext:value-type="float">
            <text:p>0.840272</text:p>
          </table:table-cell>
          <table:table-cell table:style-name="ce8" office:value-type="float" office:value="0.799107" calcext:value-type="float">
            <text:p>0.799107</text:p>
          </table:table-cell>
          <table:table-cell table:style-name="ce8" office:value-type="float" office:value="0.788077" calcext:value-type="float">
            <text:p>0.788077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13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1-17-56-5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1-17-56-51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0.794102" calcext:value-type="float">
            <text:p>0.7941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759199" calcext:value-type="float">
            <text:p>1.759199</text:p>
          </table:table-cell>
          <table:table-cell table:style-name="ce8" office:value-type="float" office:value="1.374087" calcext:value-type="float">
            <text:p>1.374087</text:p>
          </table:table-cell>
          <table:table-cell table:style-name="ce8" office:value-type="float" office:value="1.13657" calcext:value-type="float">
            <text:p>1.136570</text:p>
          </table:table-cell>
          <table:table-cell table:style-name="ce8" office:value-type="float" office:value="1.083009" calcext:value-type="float">
            <text:p>1.083009</text:p>
          </table:table-cell>
          <table:table-cell table:style-name="ce8" office:value-type="float" office:value="0.961977" calcext:value-type="float">
            <text:p>0.961977</text:p>
          </table:table-cell>
          <table:table-cell table:style-name="ce8" office:value-type="float" office:value="0.91732" calcext:value-type="float">
            <text:p>0.917320</text:p>
          </table:table-cell>
          <table:table-cell table:style-name="ce8" office:value-type="float" office:value="0.86019" calcext:value-type="float">
            <text:p>0.860190</text:p>
          </table:table-cell>
          <table:table-cell table:style-name="ce8" office:value-type="float" office:value="0.840143" calcext:value-type="float">
            <text:p>0.840143</text:p>
          </table:table-cell>
          <table:table-cell table:style-name="ce8" office:value-type="float" office:value="0.808542" calcext:value-type="float">
            <text:p>0.808542</text:p>
          </table:table-cell>
          <table:table-cell table:style-name="ce8" office:value-type="float" office:value="0.794102" calcext:value-type="float">
            <text:p>0.794102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5"/>
          <table:table-cell table:style-name="Default"/>
          <table:table-cell table:number-columns-repeated="7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2-13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2-13-02-05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0.794162" calcext:value-type="float">
            <text:p>0.7941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843187" calcext:value-type="float">
            <text:p>1.843187</text:p>
          </table:table-cell>
          <table:table-cell table:style-name="ce8" office:value-type="float" office:value="1.404497" calcext:value-type="float">
            <text:p>1.404497</text:p>
          </table:table-cell>
          <table:table-cell table:style-name="ce8" office:value-type="float" office:value="1.16391" calcext:value-type="float">
            <text:p>1.163910</text:p>
          </table:table-cell>
          <table:table-cell table:style-name="ce8" office:value-type="float" office:value="1.090678" calcext:value-type="float">
            <text:p>1.090678</text:p>
          </table:table-cell>
          <table:table-cell table:style-name="ce8" office:value-type="float" office:value="0.981541" calcext:value-type="float">
            <text:p>0.981541</text:p>
          </table:table-cell>
          <table:table-cell table:style-name="ce8" office:value-type="float" office:value="0.915946" calcext:value-type="float">
            <text:p>0.915946</text:p>
          </table:table-cell>
          <table:table-cell table:style-name="ce8" office:value-type="float" office:value="0.884048" calcext:value-type="float">
            <text:p>0.884048</text:p>
          </table:table-cell>
          <table:table-cell table:style-name="ce8" office:value-type="float" office:value="0.837923" calcext:value-type="float">
            <text:p>0.837923</text:p>
          </table:table-cell>
          <table:table-cell table:style-name="ce8" office:value-type="float" office:value="0.798627" calcext:value-type="float">
            <text:p>0.798627</text:p>
          </table:table-cell>
          <table:table-cell table:style-name="ce8" office:value-type="float" office:value="0.794162" calcext:value-type="float">
            <text:p>0.794162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5"/>
          <table:table-cell table:style-name="Default"/>
          <table:table-cell table:number-columns-repeated="7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3-06-38-3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3-06-38-3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.466127" calcext:value-type="float">
            <text:p>1.4661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7612" calcext:value-type="float">
            <text:p>1.761200</text:p>
          </table:table-cell>
          <table:table-cell table:style-name="ce8" office:value-type="float" office:value="1.674603" calcext:value-type="float">
            <text:p>1.674603</text:p>
          </table:table-cell>
          <table:table-cell table:style-name="ce8" office:value-type="float" office:value="1.627611" calcext:value-type="float">
            <text:p>1.627611</text:p>
          </table:table-cell>
          <table:table-cell table:style-name="ce8" office:value-type="float" office:value="1.526162" calcext:value-type="float">
            <text:p>1.526162</text:p>
          </table:table-cell>
          <table:table-cell table:style-name="ce8" office:value-type="float" office:value="1.479527" calcext:value-type="float">
            <text:p>1.479527</text:p>
          </table:table-cell>
          <table:table-cell table:style-name="ce8" office:value-type="float" office:value="1.445454" calcext:value-type="float">
            <text:p>1.445454</text:p>
          </table:table-cell>
          <table:table-cell table:style-name="ce8" office:value-type="float" office:value="1.488409" calcext:value-type="float">
            <text:p>1.488409</text:p>
          </table:table-cell>
          <table:table-cell table:style-name="ce8" office:value-type="float" office:value="1.475112" calcext:value-type="float">
            <text:p>1.475112</text:p>
          </table:table-cell>
          <table:table-cell table:style-name="ce8" office:value-type="float" office:value="1.377507" calcext:value-type="float">
            <text:p>1.377507</text:p>
          </table:table-cell>
          <table:table-cell table:style-name="ce8" office:value-type="float" office:value="1.466127" calcext:value-type="float">
            <text:p>1.466127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table:style-name="ce8" office:value-type="float" office:value="2.64382" calcext:value-type="float">
            <text:p>2.643820</text:p>
          </table:table-cell>
          <table:table-cell table:number-columns-repeated="3"/>
          <table:table-cell table:style-name="ce8" office:value-type="float" office:value="3.070782" calcext:value-type="float">
            <text:p>3.070782</text:p>
          </table:table-cell>
          <table:table-cell table:style-name="ce8" office:value-type="float" office:value="2.967465" calcext:value-type="float">
            <text:p>2.967465</text:p>
          </table:table-cell>
          <table:table-cell table:style-name="ce8" office:value-type="float" office:value="2.885037" calcext:value-type="float">
            <text:p>2.885037</text:p>
          </table:table-cell>
          <table:table-cell table:style-name="ce8" office:value-type="float" office:value="2.958987" calcext:value-type="float">
            <text:p>2.958987</text:p>
          </table:table-cell>
          <table:table-cell table:style-name="ce8" office:value-type="float" office:value="2.834682" calcext:value-type="float">
            <text:p>2.834682</text:p>
          </table:table-cell>
          <table:table-cell table:style-name="ce8" office:value-type="float" office:value="2.669867" calcext:value-type="float">
            <text:p>2.669867</text:p>
          </table:table-cell>
          <table:table-cell table:style-name="ce8" office:value-type="float" office:value="2.793615" calcext:value-type="float">
            <text:p>2.793615</text:p>
          </table:table-cell>
          <table:table-cell table:style-name="ce8" office:value-type="float" office:value="2.631979" calcext:value-type="float">
            <text:p>2.631979</text:p>
          </table:table-cell>
          <table:table-cell table:style-name="ce8" office:value-type="float" office:value="2.620088" calcext:value-type="float">
            <text:p>2.620088</text:p>
          </table:table-cell>
          <table:table-cell table:style-name="ce8" office:value-type="float" office:value="2.64382" calcext:value-type="float">
            <text:p>2.643820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number-columns-repeated="8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4-11-4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4-11-45-15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.468936" calcext:value-type="float">
            <text:p>1.4689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761148" calcext:value-type="float">
            <text:p>1.761148</text:p>
          </table:table-cell>
          <table:table-cell table:style-name="ce8" office:value-type="float" office:value="1.672473" calcext:value-type="float">
            <text:p>1.672473</text:p>
          </table:table-cell>
          <table:table-cell table:style-name="ce8" office:value-type="float" office:value="1.665054" calcext:value-type="float">
            <text:p>1.665054</text:p>
          </table:table-cell>
          <table:table-cell table:style-name="ce8" office:value-type="float" office:value="1.573203" calcext:value-type="float">
            <text:p>1.573203</text:p>
          </table:table-cell>
          <table:table-cell table:style-name="ce8" office:value-type="float" office:value="1.449693" calcext:value-type="float">
            <text:p>1.449693</text:p>
          </table:table-cell>
          <table:table-cell table:style-name="ce8" office:value-type="float" office:value="1.46241" calcext:value-type="float">
            <text:p>1.462410</text:p>
          </table:table-cell>
          <table:table-cell table:style-name="ce8" office:value-type="float" office:value="1.493502" calcext:value-type="float">
            <text:p>1.493502</text:p>
          </table:table-cell>
          <table:table-cell table:style-name="ce8" office:value-type="float" office:value="1.359223" calcext:value-type="float">
            <text:p>1.359223</text:p>
          </table:table-cell>
          <table:table-cell table:style-name="ce8" office:value-type="float" office:value="1.388959" calcext:value-type="float">
            <text:p>1.388959</text:p>
          </table:table-cell>
          <table:table-cell table:style-name="ce8" office:value-type="float" office:value="1.468936" calcext:value-type="float">
            <text:p>1.468936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8" office:value-type="float" office:value="2.700695" calcext:value-type="float">
            <text:p>2.700695</text:p>
          </table:table-cell>
          <table:table-cell table:number-columns-repeated="3"/>
          <table:table-cell table:style-name="ce8" office:value-type="float" office:value="3.102551" calcext:value-type="float">
            <text:p>3.102551</text:p>
          </table:table-cell>
          <table:table-cell table:style-name="ce8" office:value-type="float" office:value="2.917608" calcext:value-type="float">
            <text:p>2.917608</text:p>
          </table:table-cell>
          <table:table-cell table:style-name="ce8" office:value-type="float" office:value="2.895552" calcext:value-type="float">
            <text:p>2.895552</text:p>
          </table:table-cell>
          <table:table-cell table:style-name="ce8" office:value-type="float" office:value="3.002143" calcext:value-type="float">
            <text:p>3.002143</text:p>
          </table:table-cell>
          <table:table-cell table:style-name="ce8" office:value-type="float" office:value="2.855544" calcext:value-type="float">
            <text:p>2.855544</text:p>
          </table:table-cell>
          <table:table-cell table:style-name="ce8" office:value-type="float" office:value="2.799322" calcext:value-type="float">
            <text:p>2.799322</text:p>
          </table:table-cell>
          <table:table-cell table:style-name="ce8" office:value-type="float" office:value="2.833159" calcext:value-type="float">
            <text:p>2.833159</text:p>
          </table:table-cell>
          <table:table-cell table:style-name="ce8" office:value-type="float" office:value="2.67712" calcext:value-type="float">
            <text:p>2.677120</text:p>
          </table:table-cell>
          <table:table-cell table:style-name="ce8" office:value-type="float" office:value="2.661764" calcext:value-type="float">
            <text:p>2.661764</text:p>
          </table:table-cell>
          <table:table-cell table:style-name="ce8" office:value-type="float" office:value="2.700695" calcext:value-type="float">
            <text:p>2.700695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13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5-15-16-2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5-15-16-21-09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.413431" calcext:value-type="float">
            <text:p>1.4134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641603" calcext:value-type="float">
            <text:p>1.641603</text:p>
          </table:table-cell>
          <table:table-cell table:style-name="ce8" office:value-type="float" office:value="1.679085" calcext:value-type="float">
            <text:p>1.679085</text:p>
          </table:table-cell>
          <table:table-cell table:style-name="ce8" office:value-type="float" office:value="1.57935" calcext:value-type="float">
            <text:p>1.579350</text:p>
          </table:table-cell>
          <table:table-cell table:style-name="ce8" office:value-type="float" office:value="1.54185" calcext:value-type="float">
            <text:p>1.541850</text:p>
          </table:table-cell>
          <table:table-cell table:style-name="ce8" office:value-type="float" office:value="1.463486" calcext:value-type="float">
            <text:p>1.463486</text:p>
          </table:table-cell>
          <table:table-cell table:style-name="ce8" office:value-type="float" office:value="1.488615" calcext:value-type="float">
            <text:p>1.488615</text:p>
          </table:table-cell>
          <table:table-cell table:style-name="ce8" office:value-type="float" office:value="1.452399" calcext:value-type="float">
            <text:p>1.452399</text:p>
          </table:table-cell>
          <table:table-cell table:style-name="ce8" office:value-type="float" office:value="1.3384765" calcext:value-type="float">
            <text:p>1.338477</text:p>
          </table:table-cell>
          <table:table-cell table:style-name="ce8" office:value-type="float" office:value="1.423203" calcext:value-type="float">
            <text:p>1.423203</text:p>
          </table:table-cell>
          <table:table-cell table:style-name="ce8" office:value-type="float" office:value="1.413431" calcext:value-type="float">
            <text:p>1.413431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8" office:value-type="float" office:value="2.810053" calcext:value-type="float">
            <text:p>2.810053</text:p>
          </table:table-cell>
          <table:table-cell table:number-columns-repeated="3"/>
          <table:table-cell table:style-name="ce8" office:value-type="float" office:value="3.033506" calcext:value-type="float">
            <text:p>3.033506</text:p>
          </table:table-cell>
          <table:table-cell table:style-name="ce8" office:value-type="float" office:value="2.979906" calcext:value-type="float">
            <text:p>2.979906</text:p>
          </table:table-cell>
          <table:table-cell table:style-name="ce8" office:value-type="float" office:value="2.897229" calcext:value-type="float">
            <text:p>2.897229</text:p>
          </table:table-cell>
          <table:table-cell table:style-name="ce8" office:value-type="float" office:value="2.912939" calcext:value-type="float">
            <text:p>2.912939</text:p>
          </table:table-cell>
          <table:table-cell table:style-name="ce8" office:value-type="float" office:value="2.808237" calcext:value-type="float">
            <text:p>2.808237</text:p>
          </table:table-cell>
          <table:table-cell table:style-name="ce8" office:value-type="float" office:value="2.818747" calcext:value-type="float">
            <text:p>2.818747</text:p>
          </table:table-cell>
          <table:table-cell table:style-name="ce8" office:value-type="float" office:value="2.735249" calcext:value-type="float">
            <text:p>2.735249</text:p>
          </table:table-cell>
          <table:table-cell table:style-name="ce8" office:value-type="float" office:value="2.663805" calcext:value-type="float">
            <text:p>2.663805</text:p>
          </table:table-cell>
          <table:table-cell table:style-name="ce8" office:value-type="float" office:value="2.857846" calcext:value-type="float">
            <text:p>2.857846</text:p>
          </table:table-cell>
          <table:table-cell table:style-name="ce8" office:value-type="float" office:value="2.810053" calcext:value-type="float">
            <text:p>2.810053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number-columns-repeated="8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6-21-14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6-21-14-1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2118" calcext:value-type="float">
            <text:p>0.6521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077264" calcext:value-type="float">
            <text:p>1.077264</text:p>
          </table:table-cell>
          <table:table-cell table:style-name="ce8" office:value-type="float" office:value="0.94408" calcext:value-type="float">
            <text:p>0.944080</text:p>
          </table:table-cell>
          <table:table-cell table:style-name="ce8" office:value-type="float" office:value="0.889692" calcext:value-type="float">
            <text:p>0.889692</text:p>
          </table:table-cell>
          <table:table-cell table:style-name="ce8" office:value-type="float" office:value="0.825037" calcext:value-type="float">
            <text:p>0.825037</text:p>
          </table:table-cell>
          <table:table-cell table:style-name="ce8" office:value-type="float" office:value="0.768435" calcext:value-type="float">
            <text:p>0.768435</text:p>
          </table:table-cell>
          <table:table-cell table:style-name="ce8" office:value-type="float" office:value="0.731777" calcext:value-type="float">
            <text:p>0.731777</text:p>
          </table:table-cell>
          <table:table-cell table:style-name="ce8" office:value-type="float" office:value="0.709773" calcext:value-type="float">
            <text:p>0.709773</text:p>
          </table:table-cell>
          <table:table-cell table:style-name="ce8" office:value-type="float" office:value="0.672404" calcext:value-type="float">
            <text:p>0.672404</text:p>
          </table:table-cell>
          <table:table-cell table:style-name="ce8" office:value-type="float" office:value="0.662549" calcext:value-type="float">
            <text:p>0.662549</text:p>
          </table:table-cell>
          <table:table-cell table:style-name="ce12" office:value-type="float" office:value="0.652118" calcext:value-type="float">
            <text:p>0.652118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2" calcext:value-type="float">
            <text:p>1.120000</text:p>
          </table:table-cell>
          <table:table-cell table:number-columns-repeated="3"/>
          <table:table-cell table:style-name="ce8" office:value-type="float" office:value="1.694209" calcext:value-type="float">
            <text:p>1.694209</text:p>
          </table:table-cell>
          <table:table-cell table:style-name="ce8" office:value-type="float" office:value="1.54053" calcext:value-type="float">
            <text:p>1.540530</text:p>
          </table:table-cell>
          <table:table-cell table:style-name="ce8" office:value-type="float" office:value="1.497788" calcext:value-type="float">
            <text:p>1.497788</text:p>
          </table:table-cell>
          <table:table-cell table:style-name="ce8" office:value-type="float" office:value="1.312467" calcext:value-type="float">
            <text:p>1.312467</text:p>
          </table:table-cell>
          <table:table-cell table:style-name="ce8" office:value-type="float" office:value="1.286387" calcext:value-type="float">
            <text:p>1.286387</text:p>
          </table:table-cell>
          <table:table-cell table:style-name="ce8" office:value-type="float" office:value="1.267767" calcext:value-type="float">
            <text:p>1.267767</text:p>
          </table:table-cell>
          <table:table-cell table:style-name="ce8" office:value-type="float" office:value="1.174009" calcext:value-type="float">
            <text:p>1.174009</text:p>
          </table:table-cell>
          <table:table-cell table:style-name="ce8" office:value-type="float" office:value="1.162584" calcext:value-type="float">
            <text:p>1.162584</text:p>
          </table:table-cell>
          <table:table-cell table:style-name="ce8" office:value-type="float" office:value="1.142393" calcext:value-type="float">
            <text:p>1.142393</text:p>
          </table:table-cell>
          <table:table-cell table:style-name="ce12" office:value-type="float" office:value="1.12" calcext:value-type="float">
            <text:p>1.120000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number-columns-repeated="8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8-01-40-3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8-01-40-3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9941" calcext:value-type="float">
            <text:p>0.6599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03412" calcext:value-type="float">
            <text:p>1.034120</text:p>
          </table:table-cell>
          <table:table-cell table:style-name="ce8" office:value-type="float" office:value="0.949678" calcext:value-type="float">
            <text:p>0.949678</text:p>
          </table:table-cell>
          <table:table-cell table:style-name="ce8" office:value-type="float" office:value="0.893277" calcext:value-type="float">
            <text:p>0.893277</text:p>
          </table:table-cell>
          <table:table-cell table:style-name="ce8" office:value-type="float" office:value="0.820877" calcext:value-type="float">
            <text:p>0.820877</text:p>
          </table:table-cell>
          <table:table-cell table:style-name="ce8" office:value-type="float" office:value="0.764656" calcext:value-type="float">
            <text:p>0.764656</text:p>
          </table:table-cell>
          <table:table-cell table:style-name="ce8" office:value-type="float" office:value="0.75325" calcext:value-type="float">
            <text:p>0.753250</text:p>
          </table:table-cell>
          <table:table-cell table:style-name="ce8" office:value-type="float" office:value="0.719185" calcext:value-type="float">
            <text:p>0.719185</text:p>
          </table:table-cell>
          <table:table-cell table:style-name="ce8" office:value-type="float" office:value="0.688639" calcext:value-type="float">
            <text:p>0.688639</text:p>
          </table:table-cell>
          <table:table-cell table:style-name="ce8" office:value-type="float" office:value="0.6623" calcext:value-type="float">
            <text:p>0.662300</text:p>
          </table:table-cell>
          <table:table-cell table:style-name="ce12" office:value-type="float" office:value="0.659941" calcext:value-type="float">
            <text:p>0.659941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8315" calcext:value-type="float">
            <text:p>1.098315</text:p>
          </table:table-cell>
          <table:table-cell table:number-columns-repeated="3"/>
          <table:table-cell table:style-name="ce8" office:value-type="float" office:value="1.746171" calcext:value-type="float">
            <text:p>1.746171</text:p>
          </table:table-cell>
          <table:table-cell table:style-name="ce8" office:value-type="float" office:value="1.523803" calcext:value-type="float">
            <text:p>1.523803</text:p>
          </table:table-cell>
          <table:table-cell table:style-name="ce8" office:value-type="float" office:value="1.448439" calcext:value-type="float">
            <text:p>1.448439</text:p>
          </table:table-cell>
          <table:table-cell table:style-name="ce8" office:value-type="float" office:value="1.481724" calcext:value-type="float">
            <text:p>1.481724</text:p>
          </table:table-cell>
          <table:table-cell table:style-name="ce8" office:value-type="float" office:value="1.281999" calcext:value-type="float">
            <text:p>1.281999</text:p>
          </table:table-cell>
          <table:table-cell table:style-name="ce8" office:value-type="float" office:value="1.262644" calcext:value-type="float">
            <text:p>1.262644</text:p>
          </table:table-cell>
          <table:table-cell table:style-name="ce8" office:value-type="float" office:value="1.198148" calcext:value-type="float">
            <text:p>1.198148</text:p>
          </table:table-cell>
          <table:table-cell table:style-name="ce8" office:value-type="float" office:value="1.164835" calcext:value-type="float">
            <text:p>1.164835</text:p>
          </table:table-cell>
          <table:table-cell table:style-name="ce8" office:value-type="float" office:value="1.136462" calcext:value-type="float">
            <text:p>1.136462</text:p>
          </table:table-cell>
          <table:table-cell table:style-name="ce12" office:value-type="float" office:value="1.098315" calcext:value-type="float">
            <text:p>1.098315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number-columns-repeated="8"/>
          <table:table-cell table:style-name="ce12"/>
          <table:table-cell table:number-columns-repeated="3"/>
          <table:table-cell table:style-name="ce8" table:number-columns-repeated="9"/>
          <table:table-cell table:style-name="ce12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9-06-19-4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9-06-19-4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5682" calcext:value-type="float">
            <text:p>0.6556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042904" calcext:value-type="float">
            <text:p>1.042904</text:p>
          </table:table-cell>
          <table:table-cell table:style-name="ce8" office:value-type="float" office:value="0.974158" calcext:value-type="float">
            <text:p>0.974158</text:p>
          </table:table-cell>
          <table:table-cell table:style-name="ce8" office:value-type="float" office:value="0.939773" calcext:value-type="float">
            <text:p>0.939773</text:p>
          </table:table-cell>
          <table:table-cell table:style-name="ce8" office:value-type="float" office:value="0.819105" calcext:value-type="float">
            <text:p>0.819105</text:p>
          </table:table-cell>
          <table:table-cell table:style-name="ce8" office:value-type="float" office:value="0.751743" calcext:value-type="float">
            <text:p>0.751743</text:p>
          </table:table-cell>
          <table:table-cell table:style-name="ce8" office:value-type="float" office:value="0.732579" calcext:value-type="float">
            <text:p>0.732579</text:p>
          </table:table-cell>
          <table:table-cell table:style-name="ce8" office:value-type="float" office:value="0.706943" calcext:value-type="float">
            <text:p>0.706943</text:p>
          </table:table-cell>
          <table:table-cell table:style-name="ce8" office:value-type="float" office:value="0.677937" calcext:value-type="float">
            <text:p>0.677937</text:p>
          </table:table-cell>
          <table:table-cell table:style-name="ce8" office:value-type="float" office:value="0.660041" calcext:value-type="float">
            <text:p>0.660041</text:p>
          </table:table-cell>
          <table:table-cell table:style-name="ce12" office:value-type="float" office:value="0.655682" calcext:value-type="float">
            <text:p>0.655682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12"/>
          <table:table-cell table:style-name="ce8" office:value-type="float" office:value="1.09675" calcext:value-type="float">
            <text:p>1.096750</text:p>
          </table:table-cell>
          <table:table-cell table:number-columns-repeated="3"/>
          <table:table-cell table:style-name="ce8" office:value-type="float" office:value="1.787448" calcext:value-type="float">
            <text:p>1.787448</text:p>
          </table:table-cell>
          <table:table-cell table:style-name="ce8" office:value-type="float" office:value="1.55474" calcext:value-type="float">
            <text:p>1.554740</text:p>
          </table:table-cell>
          <table:table-cell table:style-name="ce8" office:value-type="float" office:value="1.581681" calcext:value-type="float">
            <text:p>1.581681</text:p>
          </table:table-cell>
          <table:table-cell table:style-name="ce8" office:value-type="float" office:value="1.335733" calcext:value-type="float">
            <text:p>1.335733</text:p>
          </table:table-cell>
          <table:table-cell table:style-name="ce8" office:value-type="float" office:value="1.278033" calcext:value-type="float">
            <text:p>1.278033</text:p>
          </table:table-cell>
          <table:table-cell table:style-name="ce8" office:value-type="float" office:value="1.233641" calcext:value-type="float">
            <text:p>1.233641</text:p>
          </table:table-cell>
          <table:table-cell table:style-name="ce8" office:value-type="float" office:value="1.188703" calcext:value-type="float">
            <text:p>1.188703</text:p>
          </table:table-cell>
          <table:table-cell table:style-name="ce8" office:value-type="float" office:value="1.139136" calcext:value-type="float">
            <text:p>1.139136</text:p>
          </table:table-cell>
          <table:table-cell table:style-name="ce8" office:value-type="float" office:value="1.125356" calcext:value-type="float">
            <text:p>1.125356</text:p>
          </table:table-cell>
          <table:table-cell table:style-name="ce8" office:value-type="float" office:value="1.09675" calcext:value-type="float">
            <text:p>1.096750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13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0-05-20-16-17-5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0-05-20-16-17-59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0.80382" calcext:value-type="float">
            <text:p>0.8038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761842" calcext:value-type="float">
            <text:p>1.761842</text:p>
          </table:table-cell>
          <table:table-cell table:style-name="ce8" office:value-type="float" office:value="1.429316" calcext:value-type="float">
            <text:p>1.429316</text:p>
          </table:table-cell>
          <table:table-cell table:style-name="ce8" office:value-type="float" office:value="1.221536" calcext:value-type="float">
            <text:p>1.221536</text:p>
          </table:table-cell>
          <table:table-cell table:style-name="ce8" office:value-type="float" office:value="1.099569" calcext:value-type="float">
            <text:p>1.099569</text:p>
          </table:table-cell>
          <table:table-cell table:style-name="ce8" office:value-type="float" office:value="1.016807" calcext:value-type="float">
            <text:p>1.016807</text:p>
          </table:table-cell>
          <table:table-cell table:style-name="ce8" office:value-type="float" office:value="0.941308" calcext:value-type="float">
            <text:p>0.941308</text:p>
          </table:table-cell>
          <table:table-cell table:style-name="ce8" office:value-type="float" office:value="0.920898" calcext:value-type="float">
            <text:p>0.920898</text:p>
          </table:table-cell>
          <table:table-cell table:style-name="ce8" office:value-type="float" office:value="0.871922" calcext:value-type="float">
            <text:p>0.871922</text:p>
          </table:table-cell>
          <table:table-cell table:style-name="ce8" office:value-type="float" office:value="0.833491" calcext:value-type="float">
            <text:p>0.833491</text:p>
          </table:table-cell>
          <table:table-cell table:style-name="ce8" office:value-type="float" office:value="0.80382" calcext:value-type="float">
            <text:p>0.803820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13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0-05-21-07-23-4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0-05-21-07-23-4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0.806322" calcext:value-type="float">
            <text:p>0.8063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828959" calcext:value-type="float">
            <text:p>1.828959</text:p>
          </table:table-cell>
          <table:table-cell table:style-name="ce8" office:value-type="float" office:value="1.425646" calcext:value-type="float">
            <text:p>1.425646</text:p>
          </table:table-cell>
          <table:table-cell table:style-name="ce8" office:value-type="float" office:value="1.207739" calcext:value-type="float">
            <text:p>1.207739</text:p>
          </table:table-cell>
          <table:table-cell table:style-name="ce8" office:value-type="float" office:value="1.087882" calcext:value-type="float">
            <text:p>1.087882</text:p>
          </table:table-cell>
          <table:table-cell table:style-name="ce8" office:value-type="float" office:value="1.013925" calcext:value-type="float">
            <text:p>1.013925</text:p>
          </table:table-cell>
          <table:table-cell table:style-name="ce8" office:value-type="float" office:value="0.981002" calcext:value-type="float">
            <text:p>0.981002</text:p>
          </table:table-cell>
          <table:table-cell table:style-name="ce8" office:value-type="float" office:value="0.894134" calcext:value-type="float">
            <text:p>0.894134</text:p>
          </table:table-cell>
          <table:table-cell table:style-name="ce8" office:value-type="float" office:value="0.847966" calcext:value-type="float">
            <text:p>0.847966</text:p>
          </table:table-cell>
          <table:table-cell table:style-name="ce8" office:value-type="float" office:value="0.818709" calcext:value-type="float">
            <text:p>0.818709</text:p>
          </table:table-cell>
          <table:table-cell table:style-name="ce8" office:value-type="float" office:value="0.806322" calcext:value-type="float">
            <text:p>0.806322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5"/>
          <table:table-cell table:style-name="Default"/>
          <table:table-cell table:number-columns-repeated="7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0-05-21-22-24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0-05-21-22-24-1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0.784445" calcext:value-type="float">
            <text:p>0.7844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726133" calcext:value-type="float">
            <text:p>1.726133</text:p>
          </table:table-cell>
          <table:table-cell table:style-name="ce8" office:value-type="float" office:value="1.37689" calcext:value-type="float">
            <text:p>1.376890</text:p>
          </table:table-cell>
          <table:table-cell table:style-name="ce8" office:value-type="float" office:value="1.205045" calcext:value-type="float">
            <text:p>1.205045</text:p>
          </table:table-cell>
          <table:table-cell table:style-name="ce8" office:value-type="float" office:value="1.063505" calcext:value-type="float">
            <text:p>1.063505</text:p>
          </table:table-cell>
          <table:table-cell table:style-name="ce8" office:value-type="float" office:value="1.014908" calcext:value-type="float">
            <text:p>1.014908</text:p>
          </table:table-cell>
          <table:table-cell table:style-name="ce8" office:value-type="float" office:value="0.972732" calcext:value-type="float">
            <text:p>0.972732</text:p>
          </table:table-cell>
          <table:table-cell table:style-name="ce8" office:value-type="float" office:value="0.883059" calcext:value-type="float">
            <text:p>0.883059</text:p>
          </table:table-cell>
          <table:table-cell table:style-name="ce8" office:value-type="float" office:value="0.860113" calcext:value-type="float">
            <text:p>0.860113</text:p>
          </table:table-cell>
          <table:table-cell table:style-name="ce8" office:value-type="float" office:value="0.80267" calcext:value-type="float">
            <text:p>0.802670</text:p>
          </table:table-cell>
          <table:table-cell table:style-name="ce8" office:value-type="float" office:value="0.784445" calcext:value-type="float">
            <text:p>0.784445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5"/>
          <table:table-cell table:style-name="Default"/>
          <table:table-cell table:number-columns-repeated="7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2-15-05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2-15-05-0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.479703" calcext:value-type="float">
            <text:p>1.4797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679379" calcext:value-type="float">
            <text:p>1.679379</text:p>
          </table:table-cell>
          <table:table-cell table:style-name="ce8" office:value-type="float" office:value="1.641225" calcext:value-type="float">
            <text:p>1.641225</text:p>
          </table:table-cell>
          <table:table-cell table:style-name="ce8" office:value-type="float" office:value="1.699727" calcext:value-type="float">
            <text:p>1.699727</text:p>
          </table:table-cell>
          <table:table-cell table:style-name="ce8" office:value-type="float" office:value="1.530531" calcext:value-type="float">
            <text:p>1.530531</text:p>
          </table:table-cell>
          <table:table-cell table:style-name="ce8" office:value-type="float" office:value="1.519912" calcext:value-type="float">
            <text:p>1.519912</text:p>
          </table:table-cell>
          <table:table-cell table:style-name="ce8" office:value-type="float" office:value="1.436667" calcext:value-type="float">
            <text:p>1.436667</text:p>
          </table:table-cell>
          <table:table-cell table:style-name="ce8" office:value-type="float" office:value="1.740417" calcext:value-type="float">
            <text:p>1.740417</text:p>
          </table:table-cell>
          <table:table-cell table:style-name="ce8" office:value-type="float" office:value="1.428095" calcext:value-type="float">
            <text:p>1.428095</text:p>
          </table:table-cell>
          <table:table-cell table:style-name="ce8" office:value-type="float" office:value="1.426181" calcext:value-type="float">
            <text:p>1.426181</text:p>
          </table:table-cell>
          <table:table-cell table:style-name="ce8" office:value-type="float" office:value="1.479703" calcext:value-type="float">
            <text:p>1.479703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table:style-name="ce8" office:value-type="float" office:value="2.705426" calcext:value-type="float">
            <text:p>2.705426</text:p>
          </table:table-cell>
          <table:table-cell table:number-columns-repeated="3"/>
          <table:table-cell table:style-name="ce8" office:value-type="float" office:value="3.109624" calcext:value-type="float">
            <text:p>3.109624</text:p>
          </table:table-cell>
          <table:table-cell table:style-name="ce8" office:value-type="float" office:value="2.934191" calcext:value-type="float">
            <text:p>2.934191</text:p>
          </table:table-cell>
          <table:table-cell table:style-name="ce8" office:value-type="float" office:value="2.918364" calcext:value-type="float">
            <text:p>2.918364</text:p>
          </table:table-cell>
          <table:table-cell table:style-name="ce8" office:value-type="float" office:value="2.970419" calcext:value-type="float">
            <text:p>2.970419</text:p>
          </table:table-cell>
          <table:table-cell table:style-name="ce8" office:value-type="float" office:value="2.870828" calcext:value-type="float">
            <text:p>2.870828</text:p>
          </table:table-cell>
          <table:table-cell table:style-name="ce8" office:value-type="float" office:value="2.731775" calcext:value-type="float">
            <text:p>2.731775</text:p>
          </table:table-cell>
          <table:table-cell table:style-name="ce8" office:value-type="float" office:value="2.780415" calcext:value-type="float">
            <text:p>2.780415</text:p>
          </table:table-cell>
          <table:table-cell table:style-name="ce8" office:value-type="float" office:value="2.746914" calcext:value-type="float">
            <text:p>2.746914</text:p>
          </table:table-cell>
          <table:table-cell table:style-name="ce8" office:value-type="float" office:value="2.727061" calcext:value-type="float">
            <text:p>2.727061</text:p>
          </table:table-cell>
          <table:table-cell table:style-name="ce8" office:value-type="float" office:value="2.705426" calcext:value-type="float">
            <text:p>2.705426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number-columns-repeated="8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3-13-16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3-13-16-2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.431208" calcext:value-type="float">
            <text:p>1.4312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700784" calcext:value-type="float">
            <text:p>1.700784</text:p>
          </table:table-cell>
          <table:table-cell table:style-name="ce8" office:value-type="float" office:value="1.552365" calcext:value-type="float">
            <text:p>1.552365</text:p>
          </table:table-cell>
          <table:table-cell table:style-name="ce8" office:value-type="float" office:value="1.689816" calcext:value-type="float">
            <text:p>1.689816</text:p>
          </table:table-cell>
          <table:table-cell table:style-name="ce8" office:value-type="float" office:value="1.512931" calcext:value-type="float">
            <text:p>1.512931</text:p>
          </table:table-cell>
          <table:table-cell table:style-name="ce8" office:value-type="float" office:value="1.525369" calcext:value-type="float">
            <text:p>1.525369</text:p>
          </table:table-cell>
          <table:table-cell table:style-name="ce8" office:value-type="float" office:value="1.435063" calcext:value-type="float">
            <text:p>1.435063</text:p>
          </table:table-cell>
          <table:table-cell table:style-name="ce8" office:value-type="float" office:value="1.444659" calcext:value-type="float">
            <text:p>1.444659</text:p>
          </table:table-cell>
          <table:table-cell table:style-name="ce8" office:value-type="float" office:value="1.435163" calcext:value-type="float">
            <text:p>1.435163</text:p>
          </table:table-cell>
          <table:table-cell table:style-name="ce8" office:value-type="float" office:value="1.429554" calcext:value-type="float">
            <text:p>1.429554</text:p>
          </table:table-cell>
          <table:table-cell table:style-name="ce8" office:value-type="float" office:value="1.431208" calcext:value-type="float">
            <text:p>1.431208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8" office:value-type="float" office:value="2.694643" calcext:value-type="float">
            <text:p>2.694643</text:p>
          </table:table-cell>
          <table:table-cell table:number-columns-repeated="3"/>
          <table:table-cell table:style-name="ce8" office:value-type="float" office:value="3.117481" calcext:value-type="float">
            <text:p>3.117481</text:p>
          </table:table-cell>
          <table:table-cell table:style-name="ce8" office:value-type="float" office:value="3.076416" calcext:value-type="float">
            <text:p>3.076416</text:p>
          </table:table-cell>
          <table:table-cell table:style-name="ce8" office:value-type="float" office:value="2.937181" calcext:value-type="float">
            <text:p>2.937181</text:p>
          </table:table-cell>
          <table:table-cell table:style-name="ce8" office:value-type="float" office:value="2.988153" calcext:value-type="float">
            <text:p>2.988153</text:p>
          </table:table-cell>
          <table:table-cell table:style-name="ce8" office:value-type="float" office:value="2.820214" calcext:value-type="float">
            <text:p>2.820214</text:p>
          </table:table-cell>
          <table:table-cell table:style-name="ce8" office:value-type="float" office:value="2.756717" calcext:value-type="float">
            <text:p>2.756717</text:p>
          </table:table-cell>
          <table:table-cell table:style-name="ce8" office:value-type="float" office:value="2.792687" calcext:value-type="float">
            <text:p>2.792687</text:p>
          </table:table-cell>
          <table:table-cell table:style-name="ce8" office:value-type="float" office:value="2.723235" calcext:value-type="float">
            <text:p>2.723235</text:p>
          </table:table-cell>
          <table:table-cell table:style-name="ce8" office:value-type="float" office:value="2.702178" calcext:value-type="float">
            <text:p>2.702178</text:p>
          </table:table-cell>
          <table:table-cell table:style-name="ce8" office:value-type="float" office:value="2.694643" calcext:value-type="float">
            <text:p>2.694643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13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5-24-12-05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5-24-12-05-1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.399835" calcext:value-type="float">
            <text:p>1.3998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658025" calcext:value-type="float">
            <text:p>1.658025</text:p>
          </table:table-cell>
          <table:table-cell table:style-name="ce8" office:value-type="float" office:value="1.607398" calcext:value-type="float">
            <text:p>1.607398</text:p>
          </table:table-cell>
          <table:table-cell table:style-name="ce8" office:value-type="float" office:value="1.69965" calcext:value-type="float">
            <text:p>1.699650</text:p>
          </table:table-cell>
          <table:table-cell table:style-name="ce8" office:value-type="float" office:value="1.469343" calcext:value-type="float">
            <text:p>1.469343</text:p>
          </table:table-cell>
          <table:table-cell table:style-name="ce8" office:value-type="float" office:value="1.516876" calcext:value-type="float">
            <text:p>1.516876</text:p>
          </table:table-cell>
          <table:table-cell table:style-name="ce8" office:value-type="float" office:value="1.495085" calcext:value-type="float">
            <text:p>1.495085</text:p>
          </table:table-cell>
          <table:table-cell table:style-name="ce8" office:value-type="float" office:value="1.475773" calcext:value-type="float">
            <text:p>1.475773</text:p>
          </table:table-cell>
          <table:table-cell table:style-name="ce8" office:value-type="float" office:value="1.398453" calcext:value-type="float">
            <text:p>1.398453</text:p>
          </table:table-cell>
          <table:table-cell table:style-name="ce8" office:value-type="float" office:value="1.425787" calcext:value-type="float">
            <text:p>1.425787</text:p>
          </table:table-cell>
          <table:table-cell table:style-name="ce8" office:value-type="float" office:value="1.399835" calcext:value-type="float">
            <text:p>1.399835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8" office:value-type="float" office:value="2.730757" calcext:value-type="float">
            <text:p>2.730757</text:p>
          </table:table-cell>
          <table:table-cell table:number-columns-repeated="3"/>
          <table:table-cell table:style-name="ce8" office:value-type="float" office:value="3.014194" calcext:value-type="float">
            <text:p>3.014194</text:p>
          </table:table-cell>
          <table:table-cell table:style-name="ce8" office:value-type="float" office:value="2.950065" calcext:value-type="float">
            <text:p>2.950065</text:p>
          </table:table-cell>
          <table:table-cell table:style-name="ce8" office:value-type="float" office:value="2.979968" calcext:value-type="float">
            <text:p>2.979968</text:p>
          </table:table-cell>
          <table:table-cell table:style-name="ce8" office:value-type="float" office:value="2.895304" calcext:value-type="float">
            <text:p>2.895304</text:p>
          </table:table-cell>
          <table:table-cell table:style-name="ce8" office:value-type="float" office:value="2.877501" calcext:value-type="float">
            <text:p>2.877501</text:p>
          </table:table-cell>
          <table:table-cell table:style-name="ce8" office:value-type="float" office:value="2.752704" calcext:value-type="float">
            <text:p>2.752704</text:p>
          </table:table-cell>
          <table:table-cell table:style-name="ce8" office:value-type="float" office:value="2.81158" calcext:value-type="float">
            <text:p>2.811580</text:p>
          </table:table-cell>
          <table:table-cell table:style-name="ce8" office:value-type="float" office:value="2.737951" calcext:value-type="float">
            <text:p>2.737951</text:p>
          </table:table-cell>
          <table:table-cell table:style-name="ce8" office:value-type="float" office:value="2.728056" calcext:value-type="float">
            <text:p>2.728056</text:p>
          </table:table-cell>
          <table:table-cell table:style-name="ce8" office:value-type="float" office:value="2.730757" calcext:value-type="float">
            <text:p>2.730757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number-columns-repeated="8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5-10-05-3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5-10-05-3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4322" calcext:value-type="float">
            <text:p>0.6643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054407" calcext:value-type="float">
            <text:p>1.054407</text:p>
          </table:table-cell>
          <table:table-cell table:style-name="ce8" office:value-type="float" office:value="0.90596" calcext:value-type="float">
            <text:p>0.905960</text:p>
          </table:table-cell>
          <table:table-cell table:style-name="ce8" office:value-type="float" office:value="0.887454" calcext:value-type="float">
            <text:p>0.887454</text:p>
          </table:table-cell>
          <table:table-cell table:style-name="ce8" office:value-type="float" office:value="0.821379" calcext:value-type="float">
            <text:p>0.821379</text:p>
          </table:table-cell>
          <table:table-cell table:style-name="ce8" office:value-type="float" office:value="0.845986" calcext:value-type="float">
            <text:p>0.845986</text:p>
          </table:table-cell>
          <table:table-cell table:style-name="ce8" office:value-type="float" office:value="0.739142" calcext:value-type="float">
            <text:p>0.739142</text:p>
          </table:table-cell>
          <table:table-cell table:style-name="ce8" office:value-type="float" office:value="0.742167" calcext:value-type="float">
            <text:p>0.742167</text:p>
          </table:table-cell>
          <table:table-cell table:style-name="ce8" office:value-type="float" office:value="0.68509" calcext:value-type="float">
            <text:p>0.685090</text:p>
          </table:table-cell>
          <table:table-cell table:style-name="ce8" office:value-type="float" office:value="0.670033" calcext:value-type="float">
            <text:p>0.670033</text:p>
          </table:table-cell>
          <table:table-cell table:style-name="ce12" office:value-type="float" office:value="0.664322" calcext:value-type="float">
            <text:p>0.664322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72675" calcext:value-type="float">
            <text:p>1.172675</text:p>
          </table:table-cell>
          <table:table-cell table:number-columns-repeated="3"/>
          <table:table-cell table:style-name="ce8" office:value-type="float" office:value="1.739322" calcext:value-type="float">
            <text:p>1.739322</text:p>
          </table:table-cell>
          <table:table-cell table:style-name="ce8" office:value-type="float" office:value="1.543346" calcext:value-type="float">
            <text:p>1.543346</text:p>
          </table:table-cell>
          <table:table-cell table:style-name="ce8" office:value-type="float" office:value="1.466534" calcext:value-type="float">
            <text:p>1.466534</text:p>
          </table:table-cell>
          <table:table-cell table:style-name="ce8" office:value-type="float" office:value="1.365987" calcext:value-type="float">
            <text:p>1.365987</text:p>
          </table:table-cell>
          <table:table-cell table:style-name="ce8" office:value-type="float" office:value="1.295802" calcext:value-type="float">
            <text:p>1.295802</text:p>
          </table:table-cell>
          <table:table-cell table:style-name="ce8" office:value-type="float" office:value="1.291534" calcext:value-type="float">
            <text:p>1.291534</text:p>
          </table:table-cell>
          <table:table-cell table:style-name="ce8" office:value-type="float" office:value="1.328471" calcext:value-type="float">
            <text:p>1.328471</text:p>
          </table:table-cell>
          <table:table-cell table:style-name="ce8" office:value-type="float" office:value="1.223202" calcext:value-type="float">
            <text:p>1.223202</text:p>
          </table:table-cell>
          <table:table-cell table:style-name="ce8" office:value-type="float" office:value="1.163125" calcext:value-type="float">
            <text:p>1.163125</text:p>
          </table:table-cell>
          <table:table-cell table:style-name="ce12" office:value-type="float" office:value="1.172675" calcext:value-type="float">
            <text:p>1.172675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number-columns-repeated="8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6-07-58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6-07-58-2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140244" calcext:value-type="float">
            <text:p>1.140244</text:p>
          </table:table-cell>
          <table:table-cell table:style-name="ce8" office:value-type="float" office:value="0.897407" calcext:value-type="float">
            <text:p>0.897407</text:p>
          </table:table-cell>
          <table:table-cell table:style-name="ce8" table:number-columns-repeated="7"/>
          <table:table-cell table:style-name="ce12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3"/>
          <table:table-cell table:style-name="ce8" office:value-type="float" office:value="1.886759" calcext:value-type="float">
            <text:p>1.886759</text:p>
          </table:table-cell>
          <table:table-cell table:style-name="ce8" table:number-columns-repeated="8"/>
          <table:table-cell table:style-name="ce12"/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number-columns-repeated="8"/>
          <table:table-cell table:style-name="ce12"/>
          <table:table-cell table:number-columns-repeated="3"/>
          <table:table-cell table:style-name="ce8" table:number-columns-repeated="9"/>
          <table:table-cell table:style-name="ce12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table:number-columns-repeated="9"/>
          <table:table-cell table:style-name="ce12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12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 table:number-rows-repeated="2">
          <table:table-cell table:style-name="ce1"/>
          <table:table-cell table:number-columns-repeated="13"/>
          <table:table-cell table:style-name="Default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 table:number-rows-repeated="38">
          <table:table-cell table:style-name="ce1"/>
          <table:table-cell table:number-columns-repeated="13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number-columns-repeated="2"/>
          <table:table-cell table:style-name="ce20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2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office:value-type="float" office:value="0.479223" calcext:value-type="float">
            <text:p>0.479223</text:p>
          </table:table-cell>
          <table:table-cell office:value-type="float" office:value="0.446667" calcext:value-type="float">
            <text:p>0.446667</text:p>
          </table:table-cell>
          <table:table-cell table:style-name="ce29" office:value-type="float" office:value="0.43736" calcext:value-type="float">
            <text:p>0.43736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20"/>
          <table:table-cell/>
          <table:table-cell table:style-name="ce3" table:number-columns-repeated="2"/>
          <table:table-cell table:style-name="ce24"/>
          <table:table-cell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29" office:value-type="float" office:value="1.297586" calcext:value-type="float">
            <text:p>1.297586</text:p>
          </table:table-cell>
          <table:table-cell office:value-type="float" office:value="1.47108" calcext:value-type="float">
            <text:p>1.471080</text:p>
          </table:table-cell>
          <table:table-cell office:value-type="float" office:value="1.340695" calcext:value-type="float">
            <text:p>1.340695</text:p>
          </table:table-cell>
          <table:table-cell office:value-type="float" office:value="1.330242" calcext:value-type="float">
            <text:p>1.33024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29" office:value-type="float" office:value="2.731167" calcext:value-type="float">
            <text:p>2.731167</text:p>
          </table:table-cell>
          <table:table-cell office:value-type="float" office:value="2.785462" calcext:value-type="float">
            <text:p>2.785462</text:p>
          </table:table-cell>
          <table:table-cell office:value-type="float" office:value="2.821939" calcext:value-type="float">
            <text:p>2.821939</text:p>
          </table:table-cell>
          <table:table-cell office:value-type="float" office:value="2.835517" calcext:value-type="float">
            <text:p>2.83551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29"/>
          <table:table-cell table:number-columns-repeated="999"/>
        </table:table-row>
        <table:table-row table:style-name="ro1">
          <table:table-cell/>
          <table:table-cell table:style-name="Default"/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29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29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20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20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office:value-type="float" office:value="1.337257" calcext:value-type="float">
            <text:p>1.337257</text:p>
          </table:table-cell>
          <table:table-cell office:value-type="float" office:value="1.329505" calcext:value-type="float">
            <text:p>1.329505</text:p>
          </table:table-cell>
          <table:table-cell table:style-name="ce29" office:value-type="float" office:value="1.320348" calcext:value-type="float">
            <text:p>1.3203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office:value-type="float" office:value="2.730792" calcext:value-type="float">
            <text:p>2.730792</text:p>
          </table:table-cell>
          <table:table-cell office:value-type="float" office:value="2.741245" calcext:value-type="float">
            <text:p>2.741245</text:p>
          </table:table-cell>
          <table:table-cell table:style-name="ce29" office:value-type="float" office:value="2.655038" calcext:value-type="float">
            <text:p>2.655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29" office:value-type="float" office:value="1.324282" calcext:value-type="float">
            <text:p>1.324282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29" office:value-type="float" office:value="2.863948" calcext:value-type="float">
            <text:p>2.863948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21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20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29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29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17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20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29" office:value-type="float" office:value="0.59913" calcext:value-type="float">
            <text:p>0.599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29" office:value-type="float" office:value="1.370384" calcext:value-type="float">
            <text:p>1.3703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29" office:value-type="float" office:value="0.599929" calcext:value-type="float">
            <text:p>0.599929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29" office:value-type="float" office:value="1.380028" calcext:value-type="float">
            <text:p>1.3800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29" office:value-type="float" office:value="0.601581" calcext:value-type="float">
            <text:p>0.60158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29" office:value-type="float" office:value="1.395206" calcext:value-type="float">
            <text:p>1.395206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29" office:value-type="float" office:value="0.584883" calcext:value-type="float">
            <text:p>0.58488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29" office:value-type="float" office:value="1.011538" calcext:value-type="float">
            <text:p>1.01153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932" calcext:value-type="float">
            <text:p>0.5849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0.663768" calcext:value-type="float">
            <text:p>0.663768</text:p>
          </table:table-cell>
          <table:table-cell office:value-type="float" office:value="0.657009" calcext:value-type="float">
            <text:p>0.657009</text:p>
          </table:table-cell>
          <table:table-cell office:value-type="float" office:value="0.631886" calcext:value-type="float">
            <text:p>0.631886</text:p>
          </table:table-cell>
          <table:table-cell office:value-type="float" office:value="0.601692" calcext:value-type="float">
            <text:p>0.601692</text:p>
          </table:table-cell>
          <table:table-cell office:value-type="float" office:value="0.596754" calcext:value-type="float">
            <text:p>0.596754</text:p>
          </table:table-cell>
          <table:table-cell table:style-name="ce29" office:value-type="float" office:value="0.584932" calcext:value-type="float">
            <text:p>0.5849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09812" calcext:value-type="float">
            <text:p>1.009812</text:p>
          </table:table-cell>
          <table:table-cell table:number-columns-repeated="3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office:value-type="float" office:value="1.21613" calcext:value-type="float">
            <text:p>1.216130</text:p>
          </table:table-cell>
          <table:table-cell office:value-type="float" office:value="1.1567" calcext:value-type="float">
            <text:p>1.156700</text:p>
          </table:table-cell>
          <table:table-cell office:value-type="float" office:value="1.101142" calcext:value-type="float">
            <text:p>1.101142</text:p>
          </table:table-cell>
          <table:table-cell office:value-type="float" office:value="1.036291" calcext:value-type="float">
            <text:p>1.036291</text:p>
          </table:table-cell>
          <table:table-cell office:value-type="float" office:value="1.007134" calcext:value-type="float">
            <text:p>1.007134</text:p>
          </table:table-cell>
          <table:table-cell table:style-name="ce29" office:value-type="float" office:value="1.009812" calcext:value-type="float">
            <text:p>1.00981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1" calcext:value-type="date">
            <text:p>2022-01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1" calcext:value-type="date">
            <text:p>2022-01-11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85668" calcext:value-type="float">
            <text:p>0.5856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14" calcext:value-type="float">
            <text:p>0.981400</text:p>
          </table:table-cell>
          <table:table-cell office:value-type="float" office:value="0.823837" calcext:value-type="float">
            <text:p>0.823837</text:p>
          </table:table-cell>
          <table:table-cell office:value-type="float" office:value="0.755517" calcext:value-type="float">
            <text:p>0.755517</text:p>
          </table:table-cell>
          <table:table-cell office:value-type="float" office:value="0.710378" calcext:value-type="float">
            <text:p>0.710378</text:p>
          </table:table-cell>
          <table:table-cell office:value-type="float" office:value="0.685601" calcext:value-type="float">
            <text:p>0.685601</text:p>
          </table:table-cell>
          <table:table-cell office:value-type="float" office:value="0.645478" calcext:value-type="float">
            <text:p>0.645478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602225" calcext:value-type="float">
            <text:p>0.602225</text:p>
          </table:table-cell>
          <table:table-cell office:value-type="float" office:value="0.591057" calcext:value-type="float">
            <text:p>0.591057</text:p>
          </table:table-cell>
          <table:table-cell table:style-name="ce29" office:value-type="float" office:value="0.585668" calcext:value-type="float">
            <text:p>0.5856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 office:value-type="float" office:value="1.00809" calcext:value-type="float">
            <text:p>1.008090</text:p>
          </table:table-cell>
          <table:table-cell table:number-columns-repeated="3"/>
          <table:table-cell office:value-type="float" office:value="1.686403" calcext:value-type="float">
            <text:p>1.686403</text:p>
          </table:table-cell>
          <table:table-cell office:value-type="float" office:value="1.433424" calcext:value-type="float">
            <text:p>1.433424</text:p>
          </table:table-cell>
          <table:table-cell office:value-type="float" office:value="1.318219" calcext:value-type="float">
            <text:p>1.318219</text:p>
          </table:table-cell>
          <table:table-cell office:value-type="float" office:value="1.238185" calcext:value-type="float">
            <text:p>1.238185</text:p>
          </table:table-cell>
          <table:table-cell office:value-type="float" office:value="1.284748" calcext:value-type="float">
            <text:p>1.284748</text:p>
          </table:table-cell>
          <table:table-cell office:value-type="float" office:value="1.153338" calcext:value-type="float">
            <text:p>1.153338</text:p>
          </table:table-cell>
          <table:table-cell office:value-type="float" office:value="1.135432" calcext:value-type="float">
            <text:p>1.135432</text:p>
          </table:table-cell>
          <table:table-cell office:value-type="float" office:value="1.030595" calcext:value-type="float">
            <text:p>1.030595</text:p>
          </table:table-cell>
          <table:table-cell office:value-type="float" office:value="1.00926" calcext:value-type="float">
            <text:p>1.009260</text:p>
          </table:table-cell>
          <table:table-cell table:style-name="ce29" office:value-type="float" office:value="1.00809" calcext:value-type="float">
            <text:p>1.0080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2" calcext:value-type="date">
            <text:p>2022-01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2" calcext:value-type="date">
            <text:p>2022-01-12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1059" calcext:value-type="float">
            <text:p>0.5910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0.843746" calcext:value-type="float">
            <text:p>0.843746</text:p>
          </table:table-cell>
          <table:table-cell office:value-type="float" office:value="0.730383" calcext:value-type="float">
            <text:p>0.730383</text:p>
          </table:table-cell>
          <table:table-cell office:value-type="float" office:value="0.697509" calcext:value-type="float">
            <text:p>0.697509</text:p>
          </table:table-cell>
          <table:table-cell office:value-type="float" office:value="0.662812" calcext:value-type="float">
            <text:p>0.662812</text:p>
          </table:table-cell>
          <table:table-cell office:value-type="float" office:value="0.644974" calcext:value-type="float">
            <text:p>0.644974</text:p>
          </table:table-cell>
          <table:table-cell office:value-type="float" office:value="0.620139" calcext:value-type="float">
            <text:p>0.620139</text:p>
          </table:table-cell>
          <table:table-cell office:value-type="float" office:value="0.606885" calcext:value-type="float">
            <text:p>0.606885</text:p>
          </table:table-cell>
          <table:table-cell office:value-type="float" office:value="0.59383" calcext:value-type="float">
            <text:p>0.593830</text:p>
          </table:table-cell>
          <table:table-cell table:style-name="ce30" office:value-type="float" office:value="0.591059" calcext:value-type="float">
            <text:p>0.5910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2279" calcext:value-type="float">
            <text:p>1.022790</text:p>
          </table:table-cell>
          <table:table-cell table:number-columns-repeated="3"/>
          <table:table-cell office:value-type="float" office:value="1.683262" calcext:value-type="float">
            <text:p>1.683262</text:p>
          </table:table-cell>
          <table:table-cell office:value-type="float" office:value="1.562635" calcext:value-type="float">
            <text:p>1.562635</text:p>
          </table:table-cell>
          <table:table-cell office:value-type="float" office:value="1.287286" calcext:value-type="float">
            <text:p>1.287286</text:p>
          </table:table-cell>
          <table:table-cell office:value-type="float" office:value="1.228966" calcext:value-type="float">
            <text:p>1.228966</text:p>
          </table:table-cell>
          <table:table-cell office:value-type="float" office:value="1.27715" calcext:value-type="float">
            <text:p>1.277150</text:p>
          </table:table-cell>
          <table:table-cell office:value-type="float" office:value="1.12259" calcext:value-type="float">
            <text:p>1.122590</text:p>
          </table:table-cell>
          <table:table-cell office:value-type="float" office:value="1.120977" calcext:value-type="float">
            <text:p>1.120977</text:p>
          </table:table-cell>
          <table:table-cell office:value-type="float" office:value="1.041328" calcext:value-type="float">
            <text:p>1.041328</text:p>
          </table:table-cell>
          <table:table-cell office:value-type="float" office:value="1.020885" calcext:value-type="float">
            <text:p>1.020885</text:p>
          </table:table-cell>
          <table:table-cell table:style-name="ce30" office:value-type="float" office:value="1.02279" calcext:value-type="float">
            <text:p>1.0227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3" calcext:value-type="date">
            <text:p>2022-0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3" calcext:value-type="date">
            <text:p>2022-0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13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1101" calcext:value-type="float">
            <text:p>0.591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4794" calcext:value-type="float">
            <text:p>0.824794</text:p>
          </table:table-cell>
          <table:table-cell office:value-type="float" office:value="0.706581" calcext:value-type="float">
            <text:p>0.706581</text:p>
          </table:table-cell>
          <table:table-cell office:value-type="float" office:value="0.64893" calcext:value-type="float">
            <text:p>0.648930</text:p>
          </table:table-cell>
          <table:table-cell office:value-type="float" office:value="0.610491" calcext:value-type="float">
            <text:p>0.610491</text:p>
          </table:table-cell>
          <table:table-cell table:style-name="ce30" office:value-type="float" office:value="0.591101" calcext:value-type="float">
            <text:p>0.59110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37132" calcext:value-type="float">
            <text:p>1.371320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73201" calcext:value-type="float">
            <text:p>2.373201</text:p>
          </table:table-cell>
          <table:table-cell office:value-type="float" office:value="1.812335" calcext:value-type="float">
            <text:p>1.812335</text:p>
          </table:table-cell>
          <table:table-cell office:value-type="float" office:value="1.597719" calcext:value-type="float">
            <text:p>1.597719</text:p>
          </table:table-cell>
          <table:table-cell office:value-type="float" office:value="1.423467" calcext:value-type="float">
            <text:p>1.423467</text:p>
          </table:table-cell>
          <table:table-cell table:style-name="ce30" office:value-type="float" office:value="1.37132" calcext:value-type="float">
            <text:p>1.371320</text:p>
          </table:table-cell>
          <table:table-cell table:number-columns-repeated="100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7"/>
          <table:table-cell table:style-name="ce30"/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4" calcext:value-type="date">
            <text:p>2022-01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4" calcext:value-type="date">
            <text:p>2022-01-14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table:number-columns-repeated="5"/>
          <table:table-cell table:style-name="ce3"/>
          <table:table-cell table:number-columns-repeated="3"/>
          <table:table-cell table:style-name="ce20" office:value-type="string" calcext:value-type="string" table:number-columns-spanned="10" table:number-rows-spanned="1">
            <text:p>KITTI 使用multiview</text:p>
          </table:table-cell>
          <table:covered-table-cell table:number-columns-repeated="9"/>
          <table:table-cell table:number-columns-repeated="1005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5" calcext:value-type="date">
            <text:p>2022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5" calcext:value-type="date">
            <text:p>2022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ulti-loss后续发现bug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5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82799" calcext:value-type="float">
            <text:p>0.5827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02" calcext:value-type="float">
            <text:p>0.991020</text:p>
          </table:table-cell>
          <table:table-cell office:value-type="float" office:value="0.845207" calcext:value-type="float">
            <text:p>0.845207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2362" calcext:value-type="float">
            <text:p>0.702362</text:p>
          </table:table-cell>
          <table:table-cell office:value-type="float" office:value="0.698881" calcext:value-type="float">
            <text:p>0.698881</text:p>
          </table:table-cell>
          <table:table-cell office:value-type="float" office:value="0.646003" calcext:value-type="float">
            <text:p>0.646003</text:p>
          </table:table-cell>
          <table:table-cell office:value-type="float" office:value="0.641745" calcext:value-type="float">
            <text:p>0.641745</text:p>
          </table:table-cell>
          <table:table-cell office:value-type="float" office:value="0.601828" calcext:value-type="float">
            <text:p>0.601828</text:p>
          </table:table-cell>
          <table:table-cell office:value-type="float" office:value="0.592733" calcext:value-type="float">
            <text:p>0.592733</text:p>
          </table:table-cell>
          <table:table-cell table:style-name="ce29" office:value-type="float" office:value="0.582799" calcext:value-type="float">
            <text:p>0.58279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266451" calcext:value-type="float">
            <text:p>1.266451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133022" calcext:value-type="float">
            <text:p>3.133022</text:p>
          </table:table-cell>
          <table:table-cell office:value-type="float" office:value="2.406077" calcext:value-type="float">
            <text:p>2.406077</text:p>
          </table:table-cell>
          <table:table-cell office:value-type="float" office:value="2.135195" calcext:value-type="float">
            <text:p>2.135195</text:p>
          </table:table-cell>
          <table:table-cell office:value-type="float" office:value="1.805521" calcext:value-type="float">
            <text:p>1.805521</text:p>
          </table:table-cell>
          <table:table-cell office:value-type="float" office:value="1.814278" calcext:value-type="float">
            <text:p>1.814278</text:p>
          </table:table-cell>
          <table:table-cell office:value-type="float" office:value="1.566699" calcext:value-type="float">
            <text:p>1.566699</text:p>
          </table:table-cell>
          <table:table-cell office:value-type="float" office:value="1.592723" calcext:value-type="float">
            <text:p>1.592723</text:p>
          </table:table-cell>
          <table:table-cell office:value-type="float" office:value="1.348888" calcext:value-type="float">
            <text:p>1.348888</text:p>
          </table:table-cell>
          <table:table-cell office:value-type="float" office:value="1.30872" calcext:value-type="float">
            <text:p>1.308720</text:p>
          </table:table-cell>
          <table:table-cell table:style-name="ce29" office:value-type="float" office:value="1.266451" calcext:value-type="float">
            <text:p>1.26645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6" calcext:value-type="date">
            <text:p>2022-01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6" calcext:value-type="date">
            <text:p>2022-01-1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rop bug: a[b]出现[]，暂时以numel处理</text:p>
          </table:table-cell>
          <table:table-cell table:style-name="ce21"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7" calcext:value-type="date">
            <text:p>2022-01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7" calcext:value-type="date">
            <text:p>2022-01-1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007" calcext:value-type="float">
            <text:p>0.5840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29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04132" calcext:value-type="float">
            <text:p>1.00413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29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office:value-type="string" calcext:value-type="string">
            <text:p>Validation KITTI: 3.620554, 11.87545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可能训练不充分？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670128" calcext:value-type="float">
            <text:p>0.670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73888" calcext:value-type="float">
            <text:p>0.973888</text:p>
          </table:table-cell>
          <table:table-cell office:value-type="float" office:value="0.838801" calcext:value-type="float">
            <text:p>0.838801</text:p>
          </table:table-cell>
          <table:table-cell office:value-type="float" office:value="0.746452" calcext:value-type="float">
            <text:p>0.746452</text:p>
          </table:table-cell>
          <table:table-cell office:value-type="float" office:value="0.690412" calcext:value-type="float">
            <text:p>0.690412</text:p>
          </table:table-cell>
          <table:table-cell table:style-name="ce29" office:value-type="float" office:value="0.670128" calcext:value-type="float">
            <text:p>0.6701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668434" calcext:value-type="float">
            <text:p>1.66843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055493" calcext:value-type="float">
            <text:p>3.055493</text:p>
          </table:table-cell>
          <table:table-cell office:value-type="float" office:value="2.393604" calcext:value-type="float">
            <text:p>2.393604</text:p>
          </table:table-cell>
          <table:table-cell office:value-type="float" office:value="1.989651" calcext:value-type="float">
            <text:p>1.989651</text:p>
          </table:table-cell>
          <table:table-cell office:value-type="float" office:value="1.806496" calcext:value-type="float">
            <text:p>1.806496</text:p>
          </table:table-cell>
          <table:table-cell table:style-name="ce29" office:value-type="float" office:value="1.668434" calcext:value-type="float">
            <text:p>1.668434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style-name="ce13" office:value-type="string" calcext:value-type="string">
            <text:p>4.71% &amp; 6.86% &amp; 5.07 </text:p>
          </table:table-cell>
          <table:table-cell table:style-name="Default"/>
          <table:table-cell table:style-name="ce21"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7215" calcext:value-type="float">
            <text:p>0.5672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29" office:value-type="float" office:value="0.567215" calcext:value-type="float">
            <text:p>0.567215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90636" calcext:value-type="float">
            <text:p>1.1906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29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29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29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29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29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29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29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office:value-type="float" office:value="1.62541" calcext:value-type="float">
            <text:p>1.625410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29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29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29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29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29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29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5" calcext:value-type="date">
            <text:p>2022-01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5" calcext:value-type="date">
            <text:p>2022-01-2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111" calcext:value-type="float">
            <text:p>0.601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2405" calcext:value-type="float">
            <text:p>0.982405</text:p>
          </table:table-cell>
          <table:table-cell office:value-type="float" office:value="0.824883" calcext:value-type="float">
            <text:p>0.824883</text:p>
          </table:table-cell>
          <table:table-cell office:value-type="float" office:value="0.778555" calcext:value-type="float">
            <text:p>0.778555</text:p>
          </table:table-cell>
          <table:table-cell office:value-type="float" office:value="0.742629" calcext:value-type="float">
            <text:p>0.742629</text:p>
          </table:table-cell>
          <table:table-cell office:value-type="float" office:value="0.686287" calcext:value-type="float">
            <text:p>0.686287</text:p>
          </table:table-cell>
          <table:table-cell office:value-type="float" office:value="0.666041" calcext:value-type="float">
            <text:p>0.666041</text:p>
          </table:table-cell>
          <table:table-cell office:value-type="float" office:value="0.632792" calcext:value-type="float">
            <text:p>0.632792</text:p>
          </table:table-cell>
          <table:table-cell office:value-type="float" office:value="0.624436" calcext:value-type="float">
            <text:p>0.624436</text:p>
          </table:table-cell>
          <table:table-cell office:value-type="float" office:value="0.618423" calcext:value-type="float">
            <text:p>0.618423</text:p>
          </table:table-cell>
          <table:table-cell table:style-name="ce29" office:value-type="float" office:value="0.60111" calcext:value-type="float">
            <text:p>0.6011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/>
          <table:table-cell office:value-type="float" office:value="1.054011" calcext:value-type="float">
            <text:p>1.054011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46868" calcext:value-type="float">
            <text:p>1.646868</text:p>
          </table:table-cell>
          <table:table-cell office:value-type="float" office:value="1.484118" calcext:value-type="float">
            <text:p>1.484118</text:p>
          </table:table-cell>
          <table:table-cell office:value-type="float" office:value="1.399692" calcext:value-type="float">
            <text:p>1.399692</text:p>
          </table:table-cell>
          <table:table-cell office:value-type="float" office:value="1.277478" calcext:value-type="float">
            <text:p>1.277478</text:p>
          </table:table-cell>
          <table:table-cell office:value-type="float" office:value="1.221357" calcext:value-type="float">
            <text:p>1.221357</text:p>
          </table:table-cell>
          <table:table-cell office:value-type="float" office:value="1.191357" calcext:value-type="float">
            <text:p>1.191357</text:p>
          </table:table-cell>
          <table:table-cell office:value-type="float" office:value="1.100315" calcext:value-type="float">
            <text:p>1.100315</text:p>
          </table:table-cell>
          <table:table-cell office:value-type="float" office:value="1.096582" calcext:value-type="float">
            <text:p>1.096582</text:p>
          </table:table-cell>
          <table:table-cell office:value-type="float" office:value="1.065968" calcext:value-type="float">
            <text:p>1.065968</text:p>
          </table:table-cell>
          <table:table-cell table:style-name="ce29" office:value-type="float" office:value="1.054011" calcext:value-type="float">
            <text:p>1.05401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596498" calcext:value-type="float">
            <text:p>1.596498</text:p>
          </table:table-cell>
          <table:table-cell table:number-columns-repeated="3"/>
          <table:table-cell office:value-type="float" office:value="2.809687" calcext:value-type="float">
            <text:p>2.809687</text:p>
          </table:table-cell>
          <table:table-cell office:value-type="float" office:value="2.48017" calcext:value-type="float">
            <text:p>2.480170</text:p>
          </table:table-cell>
          <table:table-cell office:value-type="float" office:value="2.414434" calcext:value-type="float">
            <text:p>2.414434</text:p>
          </table:table-cell>
          <table:table-cell office:value-type="float" office:value="2.188923" calcext:value-type="float">
            <text:p>2.188923</text:p>
          </table:table-cell>
          <table:table-cell office:value-type="float" office:value="1.954887" calcext:value-type="float">
            <text:p>1.954887</text:p>
          </table:table-cell>
          <table:table-cell office:value-type="float" office:value="1.788439" calcext:value-type="float">
            <text:p>1.788439</text:p>
          </table:table-cell>
          <table:table-cell office:value-type="float" office:value="1.672952" calcext:value-type="float">
            <text:p>1.672952</text:p>
          </table:table-cell>
          <table:table-cell office:value-type="float" office:value="1.688417" calcext:value-type="float">
            <text:p>1.688417</text:p>
          </table:table-cell>
          <table:table-cell office:value-type="float" office:value="1.652046" calcext:value-type="float">
            <text:p>1.652046</text:p>
          </table:table-cell>
          <table:table-cell table:style-name="ce29" office:value-type="float" office:value="1.596498" calcext:value-type="float">
            <text:p>1.59649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85568" calcext:value-type="float">
            <text:p>5.785568</text:p>
          </table:table-cell>
          <table:table-cell table:number-columns-repeated="3"/>
          <table:table-cell office:value-type="float" office:value="10.097998" calcext:value-type="float">
            <text:p>10.097998</text:p>
          </table:table-cell>
          <table:table-cell office:value-type="float" office:value="9.272324" calcext:value-type="float">
            <text:p>9.272324</text:p>
          </table:table-cell>
          <table:table-cell office:value-type="float" office:value="9.135949" calcext:value-type="float">
            <text:p>9.135949</text:p>
          </table:table-cell>
          <table:table-cell office:value-type="float" office:value="7.908317" calcext:value-type="float">
            <text:p>7.908317</text:p>
          </table:table-cell>
          <table:table-cell office:value-type="float" office:value="6.966866" calcext:value-type="float">
            <text:p>6.966866</text:p>
          </table:table-cell>
          <table:table-cell office:value-type="float" office:value="6.660958" calcext:value-type="float">
            <text:p>6.660958</text:p>
          </table:table-cell>
          <table:table-cell office:value-type="float" office:value="6.23221" calcext:value-type="float">
            <text:p>6.232210</text:p>
          </table:table-cell>
          <table:table-cell office:value-type="float" office:value="6.07811" calcext:value-type="float">
            <text:p>6.078110</text:p>
          </table:table-cell>
          <table:table-cell office:value-type="float" office:value="5.946051" calcext:value-type="float">
            <text:p>5.946051</text:p>
          </table:table-cell>
          <table:table-cell table:style-name="ce29" office:value-type="float" office:value="5.785568" calcext:value-type="float">
            <text:p>5.7855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6" calcext:value-type="date">
            <text:p>2022-01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6" calcext:value-type="date">
            <text:p>2022-01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0245" calcext:value-type="float">
            <text:p>0.6002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1383" calcext:value-type="float">
            <text:p>0.971383</text:p>
          </table:table-cell>
          <table:table-cell office:value-type="float" office:value="0.854164" calcext:value-type="float">
            <text:p>0.854164</text:p>
          </table:table-cell>
          <table:table-cell office:value-type="float" office:value="0.78702" calcext:value-type="float">
            <text:p>0.787020</text:p>
          </table:table-cell>
          <table:table-cell office:value-type="float" office:value="0.696865" calcext:value-type="float">
            <text:p>0.696865</text:p>
          </table:table-cell>
          <table:table-cell office:value-type="float" office:value="0.698723" calcext:value-type="float">
            <text:p>0.698723</text:p>
          </table:table-cell>
          <table:table-cell office:value-type="float" office:value="0.674769" calcext:value-type="float">
            <text:p>0.674769</text:p>
          </table:table-cell>
          <table:table-cell office:value-type="float" office:value="0.640594" calcext:value-type="float">
            <text:p>0.640594</text:p>
          </table:table-cell>
          <table:table-cell office:value-type="float" office:value="0.623397" calcext:value-type="float">
            <text:p>0.623397</text:p>
          </table:table-cell>
          <table:table-cell office:value-type="float" office:value="0.603686" calcext:value-type="float">
            <text:p>0.603686</text:p>
          </table:table-cell>
          <table:table-cell table:style-name="ce29" office:value-type="float" office:value="0.600245" calcext:value-type="float">
            <text:p>0.6002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33309" calcext:value-type="float">
            <text:p>1.03330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95732" calcext:value-type="float">
            <text:p>1.695732</text:p>
          </table:table-cell>
          <table:table-cell office:value-type="float" office:value="1.504071" calcext:value-type="float">
            <text:p>1.504071</text:p>
          </table:table-cell>
          <table:table-cell office:value-type="float" office:value="1.393358" calcext:value-type="float">
            <text:p>1.393358</text:p>
          </table:table-cell>
          <table:table-cell office:value-type="float" office:value="1.248248" calcext:value-type="float">
            <text:p>1.248248</text:p>
          </table:table-cell>
          <table:table-cell office:value-type="float" office:value="1.259172" calcext:value-type="float">
            <text:p>1.259172</text:p>
          </table:table-cell>
          <table:table-cell office:value-type="float" office:value="1.198922" calcext:value-type="float">
            <text:p>1.198922</text:p>
          </table:table-cell>
          <table:table-cell office:value-type="float" office:value="1.096461" calcext:value-type="float">
            <text:p>1.096461</text:p>
          </table:table-cell>
          <table:table-cell office:value-type="float" office:value="1.086375" calcext:value-type="float">
            <text:p>1.086375</text:p>
          </table:table-cell>
          <table:table-cell office:value-type="float" office:value="1.064588" calcext:value-type="float">
            <text:p>1.064588</text:p>
          </table:table-cell>
          <table:table-cell table:style-name="ce29" office:value-type="float" office:value="1.033309" calcext:value-type="float">
            <text:p>1.03330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555294" calcext:value-type="float">
            <text:p>1.555294</text:p>
          </table:table-cell>
          <table:table-cell table:number-columns-repeated="3"/>
          <table:table-cell office:value-type="float" office:value="2.869423" calcext:value-type="float">
            <text:p>2.869423</text:p>
          </table:table-cell>
          <table:table-cell office:value-type="float" office:value="2.335524" calcext:value-type="float">
            <text:p>2.335524</text:p>
          </table:table-cell>
          <table:table-cell office:value-type="float" office:value="2.37818" calcext:value-type="float">
            <text:p>2.378180</text:p>
          </table:table-cell>
          <table:table-cell office:value-type="float" office:value="2.029562" calcext:value-type="float">
            <text:p>2.029562</text:p>
          </table:table-cell>
          <table:table-cell office:value-type="float" office:value="1.982784" calcext:value-type="float">
            <text:p>1.982784</text:p>
          </table:table-cell>
          <table:table-cell office:value-type="float" office:value="1.777367" calcext:value-type="float">
            <text:p>1.777367</text:p>
          </table:table-cell>
          <table:table-cell office:value-type="float" office:value="1.665858" calcext:value-type="float">
            <text:p>1.665858</text:p>
          </table:table-cell>
          <table:table-cell office:value-type="float" office:value="1.638362" calcext:value-type="float">
            <text:p>1.638362</text:p>
          </table:table-cell>
          <table:table-cell office:value-type="float" office:value="1.608827" calcext:value-type="float">
            <text:p>1.608827</text:p>
          </table:table-cell>
          <table:table-cell table:style-name="ce29" office:value-type="float" office:value="1.555294" calcext:value-type="float">
            <text:p>1.55529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5.704045" calcext:value-type="float">
            <text:p>5.704045</text:p>
          </table:table-cell>
          <table:table-cell table:number-columns-repeated="3"/>
          <table:table-cell office:value-type="float" office:value="10.302204" calcext:value-type="float">
            <text:p>10.302204</text:p>
          </table:table-cell>
          <table:table-cell office:value-type="float" office:value="8.803157" calcext:value-type="float">
            <text:p>8.803157</text:p>
          </table:table-cell>
          <table:table-cell office:value-type="float" office:value="8.331797" calcext:value-type="float">
            <text:p>8.331797</text:p>
          </table:table-cell>
          <table:table-cell office:value-type="float" office:value="7.760808" calcext:value-type="float">
            <text:p>7.760808</text:p>
          </table:table-cell>
          <table:table-cell office:value-type="float" office:value="7.424168" calcext:value-type="float">
            <text:p>7.424168</text:p>
          </table:table-cell>
          <table:table-cell office:value-type="float" office:value="6.58412" calcext:value-type="float">
            <text:p>6.584120</text:p>
          </table:table-cell>
          <table:table-cell office:value-type="float" office:value="6.096929" calcext:value-type="float">
            <text:p>6.096929</text:p>
          </table:table-cell>
          <table:table-cell office:value-type="float" office:value="6.117457" calcext:value-type="float">
            <text:p>6.117457</text:p>
          </table:table-cell>
          <table:table-cell office:value-type="float" office:value="5.917747" calcext:value-type="float">
            <text:p>5.917747</text:p>
          </table:table-cell>
          <table:table-cell table:style-name="ce29" office:value-type="float" office:value="5.704045" calcext:value-type="float">
            <text:p>5.7040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8" calcext:value-type="date">
            <text:p>2022-01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8" calcext:value-type="date">
            <text:p>2022-01-2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474" calcext:value-type="float">
            <text:p>0.594474</text:p>
          </table:table-cell>
          <table:table-cell office:value-type="float" office:value="1.038081" calcext:value-type="float">
            <text:p>1.038081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78524" calcext:value-type="float">
            <text:p>1.578524</text:p>
          </table:table-cell>
          <table:table-cell office:value-type="float" office:value="5.664943" calcext:value-type="float">
            <text:p>5.66494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9" calcext:value-type="date">
            <text:p>2022-01-2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9" calcext:value-type="date">
            <text:p>2022-01-2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2782" calcext:value-type="float">
            <text:p>0.602782</text:p>
          </table:table-cell>
          <table:table-cell office:value-type="float" office:value="1.058292" calcext:value-type="float">
            <text:p>1.058292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6467" calcext:value-type="float">
            <text:p>1.596467</text:p>
          </table:table-cell>
          <table:table-cell office:value-type="float" office:value="5.724448" calcext:value-type="float">
            <text:p>5.72444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0-01-30" calcext:value-type="date">
            <text:p>2020-01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0-01-30" calcext:value-type="date">
            <text:p>2020-01-3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987" calcext:value-type="float">
            <text:p>0.594987</text:p>
          </table:table-cell>
          <table:table-cell office:value-type="float" office:value="1.050453" calcext:value-type="float">
            <text:p>1.050453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603435" calcext:value-type="float">
            <text:p>1.603435</text:p>
          </table:table-cell>
          <table:table-cell office:value-type="float" office:value="5.799701" calcext:value-type="float">
            <text:p>5.79970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1" calcext:value-type="date">
            <text:p>2022-02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1" calcext:value-type="date">
            <text:p>2022-02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32" calcext:value-type="float">
            <text:p>0.599320</text:p>
          </table:table-cell>
          <table:table-cell office:value-type="float" office:value="1.047596" calcext:value-type="float">
            <text:p>1.047596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53825" calcext:value-type="float">
            <text:p>1.553825</text:p>
          </table:table-cell>
          <table:table-cell office:value-type="float" office:value="5.758891" calcext:value-type="float">
            <text:p>5.75889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2" calcext:value-type="date">
            <text:p>2022-02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2" calcext:value-type="date">
            <text:p>2022-02-0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5432" calcext:value-type="float">
            <text:p>0.595432</text:p>
          </table:table-cell>
          <table:table-cell office:value-type="float" office:value="1.04064" calcext:value-type="float">
            <text:p>1.04064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915" calcext:value-type="float">
            <text:p>1.584915</text:p>
          </table:table-cell>
          <table:table-cell office:value-type="float" office:value="5.747892" calcext:value-type="float">
            <text:p>5.74789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3" calcext:value-type="date">
            <text:p>2022-02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3" calcext:value-type="date">
            <text:p>2022-02-0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181" calcext:value-type="float">
            <text:p>0.598181</text:p>
          </table:table-cell>
          <table:table-cell office:value-type="float" office:value="1.048335" calcext:value-type="float">
            <text:p>1.04833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35893" calcext:value-type="float">
            <text:p>1.635893</text:p>
          </table:table-cell>
          <table:table-cell office:value-type="float" office:value="5.860941" calcext:value-type="float">
            <text:p>5.86094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5" calcext:value-type="date">
            <text:p>2022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5" calcext:value-type="date">
            <text:p>2022-02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9408" calcext:value-type="float">
            <text:p>0.609408</text:p>
          </table:table-cell>
          <table:table-cell office:value-type="float" office:value="1.037617" calcext:value-type="float">
            <text:p>1.03761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78048" calcext:value-type="float">
            <text:p>1.578048</text:p>
          </table:table-cell>
          <table:table-cell office:value-type="float" office:value="5.7158" calcext:value-type="float">
            <text:p>5.71580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6" calcext:value-type="date">
            <text:p>2022-02-0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6" calcext:value-type="date">
            <text:p>2022-02-0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165" calcext:value-type="float">
            <text:p>0.600165</text:p>
          </table:table-cell>
          <table:table-cell office:value-type="float" office:value="1.044015" calcext:value-type="float">
            <text:p>1.04401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5225" calcext:value-type="float">
            <text:p>1.552250</text:p>
          </table:table-cell>
          <table:table-cell office:value-type="float" office:value="5.768556" calcext:value-type="float">
            <text:p>5.76855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7" calcext:value-type="date">
            <text:p>2022-02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7" calcext:value-type="date">
            <text:p>2022-02-0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247" calcext:value-type="float">
            <text:p>0.599247</text:p>
          </table:table-cell>
          <table:table-cell office:value-type="float" office:value="1.037298" calcext:value-type="float">
            <text:p>1.03729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111" calcext:value-type="float">
            <text:p>1.584111</text:p>
          </table:table-cell>
          <table:table-cell office:value-type="float" office:value="5.736126" calcext:value-type="float">
            <text:p>5.73612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9" calcext:value-type="date">
            <text:p>2022-02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9" calcext:value-type="date">
            <text:p>2022-02-0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033" calcext:value-type="float">
            <text:p>0.598033</text:p>
          </table:table-cell>
          <table:table-cell office:value-type="float" office:value="1.035677" calcext:value-type="float">
            <text:p>1.03567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lr=0.000125</text:p>
          </table:table-cell>
          <table:table-cell office:value-type="float" office:value="1.563292" calcext:value-type="float">
            <text:p>1.563292</text:p>
          </table:table-cell>
          <table:table-cell office:value-type="float" office:value="5.714831" calcext:value-type="float">
            <text:p>5.71483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0" calcext:value-type="date">
            <text:p>2022-02-1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0" calcext:value-type="date">
            <text:p>2022-02-1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739" calcext:value-type="float">
            <text:p>0.600739</text:p>
          </table:table-cell>
          <table:table-cell office:value-type="float" office:value="1.054268" calcext:value-type="float">
            <text:p>1.05426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63383" calcext:value-type="float">
            <text:p>1.663383</text:p>
          </table:table-cell>
          <table:table-cell office:value-type="float" office:value="5.946008" calcext:value-type="float">
            <text:p>5.94600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1" calcext:value-type="date">
            <text:p>2022-02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1" calcext:value-type="date">
            <text:p>2022-02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88" calcext:value-type="float">
            <text:p>0.598880</text:p>
          </table:table-cell>
          <table:table-cell office:value-type="float" office:value="1.048366" calcext:value-type="float">
            <text:p>1.0483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3638" calcext:value-type="float">
            <text:p>1.593638</text:p>
          </table:table-cell>
          <table:table-cell office:value-type="float" office:value="5.776534" calcext:value-type="float">
            <text:p>5.77653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.493[11](warm)</text:p>
          </table:table-cell>
          <table:table-cell office:value-type="string" calcext:value-type="string">
            <text:p>exp22 重复实验 200kitti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4" calcext:value-type="date">
            <text:p>2022-02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4" calcext:value-type="date">
            <text:p>2022-02-1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544" calcext:value-type="float">
            <text:p>0.5635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94561" calcext:value-type="float">
            <text:p>0.894561</text:p>
          </table:table-cell>
          <table:table-cell office:value-type="float" office:value="0.763051" calcext:value-type="float">
            <text:p>0.763051</text:p>
          </table:table-cell>
          <table:table-cell office:value-type="float" office:value="0.717351" calcext:value-type="float">
            <text:p>0.717351</text:p>
          </table:table-cell>
          <table:table-cell office:value-type="float" office:value="0.659704" calcext:value-type="float">
            <text:p>0.659704</text:p>
          </table:table-cell>
          <table:table-cell office:value-type="float" office:value="0.644399" calcext:value-type="float">
            <text:p>0.644399</text:p>
          </table:table-cell>
          <table:table-cell office:value-type="float" office:value="0.622642" calcext:value-type="float">
            <text:p>0.622642</text:p>
          </table:table-cell>
          <table:table-cell office:value-type="float" office:value="0.607381" calcext:value-type="float">
            <text:p>0.607381</text:p>
          </table:table-cell>
          <table:table-cell office:value-type="float" office:value="0.582182" calcext:value-type="float">
            <text:p>0.582182</text:p>
          </table:table-cell>
          <table:table-cell office:value-type="float" office:value="0.577691" calcext:value-type="float">
            <text:p>0.577691</text:p>
          </table:table-cell>
          <table:table-cell table:style-name="ce29" office:value-type="float" office:value="0.563544" calcext:value-type="float">
            <text:p>0.563544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79[7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894359" calcext:value-type="float">
            <text:p>0.89435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33016" calcext:value-type="float">
            <text:p>1.533016</text:p>
          </table:table-cell>
          <table:table-cell office:value-type="float" office:value="1.340889" calcext:value-type="float">
            <text:p>1.340889</text:p>
          </table:table-cell>
          <table:table-cell office:value-type="float" office:value="1.276235" calcext:value-type="float">
            <text:p>1.276235</text:p>
          </table:table-cell>
          <table:table-cell office:value-type="float" office:value="1.123256" calcext:value-type="float">
            <text:p>1.123256</text:p>
          </table:table-cell>
          <table:table-cell office:value-type="float" office:value="1.092477" calcext:value-type="float">
            <text:p>1.092477</text:p>
          </table:table-cell>
          <table:table-cell office:value-type="float" office:value="1.051659" calcext:value-type="float">
            <text:p>1.051659</text:p>
          </table:table-cell>
          <table:table-cell office:value-type="float" office:value="1.034365" calcext:value-type="float">
            <text:p>1.034365</text:p>
          </table:table-cell>
          <table:table-cell office:value-type="float" office:value="0.963677" calcext:value-type="float">
            <text:p>0.963677</text:p>
          </table:table-cell>
          <table:table-cell office:value-type="float" office:value="0.929176" calcext:value-type="float">
            <text:p>0.929176</text:p>
          </table:table-cell>
          <table:table-cell table:style-name="ce29" office:value-type="float" office:value="0.894359" calcext:value-type="float">
            <text:p>0.8943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1.558116" calcext:value-type="float">
            <text:p>1.558116</text:p>
          </table:table-cell>
          <table:table-cell table:number-columns-repeated="3"/>
          <table:table-cell office:value-type="float" office:value="2.935456" calcext:value-type="float">
            <text:p>2.935456</text:p>
          </table:table-cell>
          <table:table-cell office:value-type="float" office:value="2.309836" calcext:value-type="float">
            <text:p>2.309836</text:p>
          </table:table-cell>
          <table:table-cell office:value-type="float" office:value="2.049159" calcext:value-type="float">
            <text:p>2.049159</text:p>
          </table:table-cell>
          <table:table-cell office:value-type="float" office:value="2.029961" calcext:value-type="float">
            <text:p>2.029961</text:p>
          </table:table-cell>
          <table:table-cell office:value-type="float" office:value="1.86463" calcext:value-type="float">
            <text:p>1.864630</text:p>
          </table:table-cell>
          <table:table-cell office:value-type="float" office:value="1.764731" calcext:value-type="float">
            <text:p>1.764731</text:p>
          </table:table-cell>
          <table:table-cell office:value-type="float" office:value="1.712889" calcext:value-type="float">
            <text:p>1.712889</text:p>
          </table:table-cell>
          <table:table-cell office:value-type="float" office:value="1.62249" calcext:value-type="float">
            <text:p>1.622490</text:p>
          </table:table-cell>
          <table:table-cell office:value-type="float" office:value="1.613417" calcext:value-type="float">
            <text:p>1.613417</text:p>
          </table:table-cell>
          <table:table-cell table:style-name="ce29" office:value-type="float" office:value="1.558116" calcext:value-type="float">
            <text:p>1.5581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5.822074" calcext:value-type="float">
            <text:p>5.822074</text:p>
          </table:table-cell>
          <table:table-cell table:number-columns-repeated="3"/>
          <table:table-cell office:value-type="float" office:value="10.686669" calcext:value-type="float">
            <text:p>10.686669</text:p>
          </table:table-cell>
          <table:table-cell office:value-type="float" office:value="8.632763" calcext:value-type="float">
            <text:p>8.632763</text:p>
          </table:table-cell>
          <table:table-cell office:value-type="float" office:value="7.663802" calcext:value-type="float">
            <text:p>7.663802</text:p>
          </table:table-cell>
          <table:table-cell office:value-type="float" office:value="7.388239" calcext:value-type="float">
            <text:p>7.388239</text:p>
          </table:table-cell>
          <table:table-cell office:value-type="float" office:value="6.866899" calcext:value-type="float">
            <text:p>6.866899</text:p>
          </table:table-cell>
          <table:table-cell office:value-type="float" office:value="6.530863" calcext:value-type="float">
            <text:p>6.530863</text:p>
          </table:table-cell>
          <table:table-cell office:value-type="float" office:value="6.419659" calcext:value-type="float">
            <text:p>6.419659</text:p>
          </table:table-cell>
          <table:table-cell office:value-type="float" office:value="5.911292" calcext:value-type="float">
            <text:p>5.911292</text:p>
          </table:table-cell>
          <table:table-cell office:value-type="float" office:value="5.968462" calcext:value-type="float">
            <text:p>5.968462</text:p>
          </table:table-cell>
          <table:table-cell table:style-name="ce29" office:value-type="float" office:value="5.822074" calcext:value-type="float">
            <text:p>5.8220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6" calcext:value-type="date">
            <text:p>2022-02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6" calcext:value-type="date">
            <text:p>2022-02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25564" calcext:value-type="float">
            <text:p>0.5255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8586" calcext:value-type="float">
            <text:p>0.908586</text:p>
          </table:table-cell>
          <table:table-cell office:value-type="float" office:value="0.731044" calcext:value-type="float">
            <text:p>0.731044</text:p>
          </table:table-cell>
          <table:table-cell office:value-type="float" office:value="0.685444" calcext:value-type="float">
            <text:p>0.685444</text:p>
          </table:table-cell>
          <table:table-cell office:value-type="float" office:value="0.624258" calcext:value-type="float">
            <text:p>0.624258</text:p>
          </table:table-cell>
          <table:table-cell office:value-type="float" office:value="0.601977" calcext:value-type="float">
            <text:p>0.601977</text:p>
          </table:table-cell>
          <table:table-cell office:value-type="float" office:value="0.592063" calcext:value-type="float">
            <text:p>0.592063</text:p>
          </table:table-cell>
          <table:table-cell office:value-type="float" office:value="0.552585" calcext:value-type="float">
            <text:p>0.552585</text:p>
          </table:table-cell>
          <table:table-cell office:value-type="float" office:value="0.54016" calcext:value-type="float">
            <text:p>0.540160</text:p>
          </table:table-cell>
          <table:table-cell office:value-type="float" office:value="0.5384" calcext:value-type="float">
            <text:p>0.538400</text:p>
          </table:table-cell>
          <table:table-cell table:style-name="ce29" office:value-type="float" office:value="0.525564" calcext:value-type="float">
            <text:p>0.525564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028172" calcext:value-type="float">
            <text:p>1.02817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2.756121" calcext:value-type="float">
            <text:p>2.756121</text:p>
          </table:table-cell>
          <table:table-cell office:value-type="float" office:value="1.896879" calcext:value-type="float">
            <text:p>1.896879</text:p>
          </table:table-cell>
          <table:table-cell office:value-type="float" office:value="1.66802" calcext:value-type="float">
            <text:p>1.668020</text:p>
          </table:table-cell>
          <table:table-cell office:value-type="float" office:value="1.445475" calcext:value-type="float">
            <text:p>1.445475</text:p>
          </table:table-cell>
          <table:table-cell office:value-type="float" office:value="1.282902" calcext:value-type="float">
            <text:p>1.282902</text:p>
          </table:table-cell>
          <table:table-cell office:value-type="float" office:value="1.244894" calcext:value-type="float">
            <text:p>1.244894</text:p>
          </table:table-cell>
          <table:table-cell office:value-type="float" office:value="1.132432" calcext:value-type="float">
            <text:p>1.132432</text:p>
          </table:table-cell>
          <table:table-cell office:value-type="float" office:value="1.069641" calcext:value-type="float">
            <text:p>1.069641</text:p>
          </table:table-cell>
          <table:table-cell office:value-type="float" office:value="1.061184" calcext:value-type="float">
            <text:p>1.061184</text:p>
          </table:table-cell>
          <table:table-cell table:style-name="ce29" office:value-type="float" office:value="1.028172" calcext:value-type="float">
            <text:p>1.02817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8" calcext:value-type="date">
            <text:p>2022-02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8" calcext:value-type="date">
            <text:p>2022-02-1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309" calcext:value-type="float">
            <text:p>0.5633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74161" calcext:value-type="float">
            <text:p>0.874161</text:p>
          </table:table-cell>
          <table:table-cell office:value-type="float" office:value="0.778992" calcext:value-type="float">
            <text:p>0.778992</text:p>
          </table:table-cell>
          <table:table-cell office:value-type="float" office:value="0.716644" calcext:value-type="float">
            <text:p>0.716644</text:p>
          </table:table-cell>
          <table:table-cell office:value-type="float" office:value="0.668522" calcext:value-type="float">
            <text:p>0.668522</text:p>
          </table:table-cell>
          <table:table-cell office:value-type="float" office:value="0.649323" calcext:value-type="float">
            <text:p>0.649323</text:p>
          </table:table-cell>
          <table:table-cell office:value-type="float" office:value="0.620865" calcext:value-type="float">
            <text:p>0.620865</text:p>
          </table:table-cell>
          <table:table-cell office:value-type="float" office:value="0.602801" calcext:value-type="float">
            <text:p>0.602801</text:p>
          </table:table-cell>
          <table:table-cell office:value-type="float" office:value="0.58681" calcext:value-type="float">
            <text:p>0.586810</text:p>
          </table:table-cell>
          <table:table-cell office:value-type="float" office:value="0.580806" calcext:value-type="float">
            <text:p>0.580806</text:p>
          </table:table-cell>
          <table:table-cell table:style-name="ce29" office:value-type="float" office:value="0.563309" calcext:value-type="float">
            <text:p>0.56330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0.898526" calcext:value-type="float">
            <text:p>0.89852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13953" calcext:value-type="float">
            <text:p>1.513953</text:p>
          </table:table-cell>
          <table:table-cell office:value-type="float" office:value="1.33272" calcext:value-type="float">
            <text:p>1.332720</text:p>
          </table:table-cell>
          <table:table-cell office:value-type="float" office:value="1.250442" calcext:value-type="float">
            <text:p>1.250442</text:p>
          </table:table-cell>
          <table:table-cell office:value-type="float" office:value="1.141829" calcext:value-type="float">
            <text:p>1.141829</text:p>
          </table:table-cell>
          <table:table-cell office:value-type="float" office:value="1.102239" calcext:value-type="float">
            <text:p>1.102239</text:p>
          </table:table-cell>
          <table:table-cell office:value-type="float" office:value="1.031876" calcext:value-type="float">
            <text:p>1.031876</text:p>
          </table:table-cell>
          <table:table-cell office:value-type="float" office:value="1.001245" calcext:value-type="float">
            <text:p>1.001245</text:p>
          </table:table-cell>
          <table:table-cell office:value-type="float" office:value="0.946023" calcext:value-type="float">
            <text:p>0.946023</text:p>
          </table:table-cell>
          <table:table-cell office:value-type="float" office:value="0.922941" calcext:value-type="float">
            <text:p>0.922941</text:p>
          </table:table-cell>
          <table:table-cell table:style-name="ce29" office:value-type="float" office:value="0.898526" calcext:value-type="float">
            <text:p>0.89852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571689" calcext:value-type="float">
            <text:p>1.571689</text:p>
          </table:table-cell>
          <table:table-cell table:number-columns-repeated="3"/>
          <table:table-cell office:value-type="float" office:value="2.941759" calcext:value-type="float">
            <text:p>2.941759</text:p>
          </table:table-cell>
          <table:table-cell office:value-type="float" office:value="2.325769" calcext:value-type="float">
            <text:p>2.325769</text:p>
          </table:table-cell>
          <table:table-cell office:value-type="float" office:value="2.122054" calcext:value-type="float">
            <text:p>2.122054</text:p>
          </table:table-cell>
          <table:table-cell office:value-type="float" office:value="2.011314" calcext:value-type="float">
            <text:p>2.011314</text:p>
          </table:table-cell>
          <table:table-cell office:value-type="float" office:value="1.95979" calcext:value-type="float">
            <text:p>1.959790</text:p>
          </table:table-cell>
          <table:table-cell office:value-type="float" office:value="1.815012" calcext:value-type="float">
            <text:p>1.815012</text:p>
          </table:table-cell>
          <table:table-cell office:value-type="float" office:value="1.686286" calcext:value-type="float">
            <text:p>1.686286</text:p>
          </table:table-cell>
          <table:table-cell office:value-type="float" office:value="1.622662" calcext:value-type="float">
            <text:p>1.622662</text:p>
          </table:table-cell>
          <table:table-cell office:value-type="float" office:value="1.628488" calcext:value-type="float">
            <text:p>1.628488</text:p>
          </table:table-cell>
          <table:table-cell table:style-name="ce29" office:value-type="float" office:value="1.571689" calcext:value-type="float">
            <text:p>1.57168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5.884555" calcext:value-type="float">
            <text:p>5.884555</text:p>
          </table:table-cell>
          <table:table-cell table:number-columns-repeated="3"/>
          <table:table-cell office:value-type="float" office:value="10.809792" calcext:value-type="float">
            <text:p>10.809792</text:p>
          </table:table-cell>
          <table:table-cell office:value-type="float" office:value="8.773138" calcext:value-type="float">
            <text:p>8.773138</text:p>
          </table:table-cell>
          <table:table-cell office:value-type="float" office:value="7.587297" calcext:value-type="float">
            <text:p>7.587297</text:p>
          </table:table-cell>
          <table:table-cell office:value-type="float" office:value="7.418933" calcext:value-type="float">
            <text:p>7.418933</text:p>
          </table:table-cell>
          <table:table-cell office:value-type="float" office:value="6.864788" calcext:value-type="float">
            <text:p>6.864788</text:p>
          </table:table-cell>
          <table:table-cell office:value-type="float" office:value="6.606019" calcext:value-type="float">
            <text:p>6.606019</text:p>
          </table:table-cell>
          <table:table-cell office:value-type="float" office:value="6.379909" calcext:value-type="float">
            <text:p>6.379909</text:p>
          </table:table-cell>
          <table:table-cell office:value-type="float" office:value="6.043052" calcext:value-type="float">
            <text:p>6.043052</text:p>
          </table:table-cell>
          <table:table-cell office:value-type="float" office:value="6.078409" calcext:value-type="float">
            <text:p>6.078409</text:p>
          </table:table-cell>
          <table:table-cell table:style-name="ce29" office:value-type="float" office:value="5.884555" calcext:value-type="float">
            <text:p>5.88455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1" calcext:value-type="date">
            <text:p>2022-02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1" calcext:value-type="date">
            <text:p>2022-02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355734" calcext:value-type="float">
            <text:p>1.3557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5845" calcext:value-type="float">
            <text:p>1.558450</text:p>
          </table:table-cell>
          <table:table-cell office:value-type="float" office:value="1.489402" calcext:value-type="float">
            <text:p>1.489402</text:p>
          </table:table-cell>
          <table:table-cell office:value-type="float" office:value="1.427108" calcext:value-type="float">
            <text:p>1.427108</text:p>
          </table:table-cell>
          <table:table-cell office:value-type="float" office:value="1.448301" calcext:value-type="float">
            <text:p>1.448301</text:p>
          </table:table-cell>
          <table:table-cell office:value-type="float" office:value="1.433354" calcext:value-type="float">
            <text:p>1.433354</text:p>
          </table:table-cell>
          <table:table-cell office:value-type="float" office:value="1.363009" calcext:value-type="float">
            <text:p>1.363009</text:p>
          </table:table-cell>
          <table:table-cell office:value-type="float" office:value="1.386705" calcext:value-type="float">
            <text:p>1.386705</text:p>
          </table:table-cell>
          <table:table-cell office:value-type="float" office:value="1.632699" calcext:value-type="float">
            <text:p>1.632699</text:p>
          </table:table-cell>
          <table:table-cell office:value-type="float" office:value="1.284805" calcext:value-type="float">
            <text:p>1.284805</text:p>
          </table:table-cell>
          <table:table-cell table:style-name="ce29" office:value-type="float" office:value="1.355734" calcext:value-type="float">
            <text:p>1.3557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2"/>
          <table:table-cell table:number-columns-repeated="6"/>
          <table:table-cell office:value-type="float" office:value="2.71608" calcext:value-type="float">
            <text:p>2.716080</text:p>
          </table:table-cell>
          <table:table-cell table:number-columns-repeated="3"/>
          <table:table-cell office:value-type="float" office:value="2.963681" calcext:value-type="float">
            <text:p>2.963681</text:p>
          </table:table-cell>
          <table:table-cell office:value-type="float" office:value="3.044169" calcext:value-type="float">
            <text:p>3.044169</text:p>
          </table:table-cell>
          <table:table-cell office:value-type="float" office:value="2.757287" calcext:value-type="float">
            <text:p>2.757287</text:p>
          </table:table-cell>
          <table:table-cell office:value-type="float" office:value="2.873269" calcext:value-type="float">
            <text:p>2.873269</text:p>
          </table:table-cell>
          <table:table-cell office:value-type="float" office:value="2.653391" calcext:value-type="float">
            <text:p>2.653391</text:p>
          </table:table-cell>
          <table:table-cell office:value-type="float" office:value="2.738267" calcext:value-type="float">
            <text:p>2.738267</text:p>
          </table:table-cell>
          <table:table-cell office:value-type="float" office:value="2.719243" calcext:value-type="float">
            <text:p>2.719243</text:p>
          </table:table-cell>
          <table:table-cell office:value-type="float" office:value="2.711961" calcext:value-type="float">
            <text:p>2.711961</text:p>
          </table:table-cell>
          <table:table-cell office:value-type="float" office:value="2.597005" calcext:value-type="float">
            <text:p>2.597005</text:p>
          </table:table-cell>
          <table:table-cell table:style-name="ce29" office:value-type="float" office:value="2.71608" calcext:value-type="float">
            <text:p>2.71608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3" calcext:value-type="date">
            <text:p>2022-02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3" calcext:value-type="date">
            <text:p>2022-02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442088" calcext:value-type="float">
            <text:p>1.4420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89086" calcext:value-type="float">
            <text:p>1.489086</text:p>
          </table:table-cell>
          <table:table-cell office:value-type="float" office:value="1.567673" calcext:value-type="float">
            <text:p>1.567673</text:p>
          </table:table-cell>
          <table:table-cell office:value-type="float" office:value="1.488985" calcext:value-type="float">
            <text:p>1.488985</text:p>
          </table:table-cell>
          <table:table-cell office:value-type="float" office:value="1.454784" calcext:value-type="float">
            <text:p>1.454784</text:p>
          </table:table-cell>
          <table:table-cell office:value-type="float" office:value="1.445116" calcext:value-type="float">
            <text:p>1.445116</text:p>
          </table:table-cell>
          <table:table-cell office:value-type="float" office:value="1.39895" calcext:value-type="float">
            <text:p>1.398950</text:p>
          </table:table-cell>
          <table:table-cell office:value-type="float" office:value="1.419256" calcext:value-type="float">
            <text:p>1.419256</text:p>
          </table:table-cell>
          <table:table-cell office:value-type="float" office:value="1.354967" calcext:value-type="float">
            <text:p>1.354967</text:p>
          </table:table-cell>
          <table:table-cell office:value-type="float" office:value="1.341077" calcext:value-type="float">
            <text:p>1.341077</text:p>
          </table:table-cell>
          <table:table-cell table:style-name="ce29" office:value-type="float" office:value="1.442088" calcext:value-type="float">
            <text:p>1.4420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943535" calcext:value-type="float">
            <text:p>2.943535</text:p>
          </table:table-cell>
          <table:table-cell table:number-columns-repeated="3"/>
          <table:table-cell office:value-type="float" office:value="3.033243" calcext:value-type="float">
            <text:p>3.033243</text:p>
          </table:table-cell>
          <table:table-cell office:value-type="float" office:value="2.952471" calcext:value-type="float">
            <text:p>2.952471</text:p>
          </table:table-cell>
          <table:table-cell office:value-type="float" office:value="2.769185" calcext:value-type="float">
            <text:p>2.769185</text:p>
          </table:table-cell>
          <table:table-cell office:value-type="float" office:value="2.892743" calcext:value-type="float">
            <text:p>2.892743</text:p>
          </table:table-cell>
          <table:table-cell office:value-type="float" office:value="2.775846" calcext:value-type="float">
            <text:p>2.775846</text:p>
          </table:table-cell>
          <table:table-cell office:value-type="float" office:value="2.925504" calcext:value-type="float">
            <text:p>2.925504</text:p>
          </table:table-cell>
          <table:table-cell office:value-type="float" office:value="2.62366" calcext:value-type="float">
            <text:p>2.623660</text:p>
          </table:table-cell>
          <table:table-cell office:value-type="float" office:value="2.775494" calcext:value-type="float">
            <text:p>2.775494</text:p>
          </table:table-cell>
          <table:table-cell office:value-type="float" office:value="3.127343" calcext:value-type="float">
            <text:p>3.127343</text:p>
          </table:table-cell>
          <table:table-cell table:style-name="ce29" office:value-type="float" office:value="2.943535" calcext:value-type="float">
            <text:p>2.9435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6" calcext:value-type="date">
            <text:p>2022-02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6" calcext:value-type="date">
            <text:p>2022-02-2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9858" calcext:value-type="float">
            <text:p>1.3398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81553" calcext:value-type="float">
            <text:p>1.581553</text:p>
          </table:table-cell>
          <table:table-cell office:value-type="float" office:value="1.496953" calcext:value-type="float">
            <text:p>1.496953</text:p>
          </table:table-cell>
          <table:table-cell office:value-type="float" office:value="1.552713" calcext:value-type="float">
            <text:p>1.552713</text:p>
          </table:table-cell>
          <table:table-cell office:value-type="float" office:value="1.423835" calcext:value-type="float">
            <text:p>1.423835</text:p>
          </table:table-cell>
          <table:table-cell office:value-type="float" office:value="1.469395" calcext:value-type="float">
            <text:p>1.469395</text:p>
          </table:table-cell>
          <table:table-cell office:value-type="float" office:value="1.335943" calcext:value-type="float">
            <text:p>1.335943</text:p>
          </table:table-cell>
          <table:table-cell office:value-type="float" office:value="1.358846" calcext:value-type="float">
            <text:p>1.358846</text:p>
          </table:table-cell>
          <table:table-cell office:value-type="float" office:value="1.368611" calcext:value-type="float">
            <text:p>1.368611</text:p>
          </table:table-cell>
          <table:table-cell office:value-type="float" office:value="1.343288" calcext:value-type="float">
            <text:p>1.343288</text:p>
          </table:table-cell>
          <table:table-cell table:style-name="ce29" office:value-type="float" office:value="1.339858" calcext:value-type="float">
            <text:p>1.33985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2.840334" calcext:value-type="float">
            <text:p>2.840334</text:p>
          </table:table-cell>
          <table:table-cell table:number-columns-repeated="3"/>
          <table:table-cell office:value-type="float" office:value="3.123356" calcext:value-type="float">
            <text:p>3.123356</text:p>
          </table:table-cell>
          <table:table-cell office:value-type="float" office:value="2.909708" calcext:value-type="float">
            <text:p>2.909708</text:p>
          </table:table-cell>
          <table:table-cell office:value-type="float" office:value="2.962571" calcext:value-type="float">
            <text:p>2.962571</text:p>
          </table:table-cell>
          <table:table-cell office:value-type="float" office:value="2.771099" calcext:value-type="float">
            <text:p>2.771099</text:p>
          </table:table-cell>
          <table:table-cell office:value-type="float" office:value="2.832262" calcext:value-type="float">
            <text:p>2.832262</text:p>
          </table:table-cell>
          <table:table-cell office:value-type="float" office:value="2.688311" calcext:value-type="float">
            <text:p>2.688311</text:p>
          </table:table-cell>
          <table:table-cell office:value-type="float" office:value="2.702957" calcext:value-type="float">
            <text:p>2.702957</text:p>
          </table:table-cell>
          <table:table-cell office:value-type="float" office:value="2.789315" calcext:value-type="float">
            <text:p>2.789315</text:p>
          </table:table-cell>
          <table:table-cell office:value-type="float" office:value="2.624424" calcext:value-type="float">
            <text:p>2.624424</text:p>
          </table:table-cell>
          <table:table-cell table:style-name="ce29" office:value-type="float" office:value="2.840334" calcext:value-type="float">
            <text:p>2.84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7" calcext:value-type="date">
            <text:p>2022-02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7" calcext:value-type="date">
            <text:p>2022-02-2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7249" calcext:value-type="float">
            <text:p>0.597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6263" calcext:value-type="float">
            <text:p>1.046263</text:p>
          </table:table-cell>
          <table:table-cell office:value-type="float" office:value="0.858446" calcext:value-type="float">
            <text:p>0.858446</text:p>
          </table:table-cell>
          <table:table-cell office:value-type="float" office:value="0.787486" calcext:value-type="float">
            <text:p>0.787486</text:p>
          </table:table-cell>
          <table:table-cell office:value-type="float" office:value="0.722278" calcext:value-type="float">
            <text:p>0.722278</text:p>
          </table:table-cell>
          <table:table-cell office:value-type="float" office:value="0.69091" calcext:value-type="float">
            <text:p>0.690910</text:p>
          </table:table-cell>
          <table:table-cell office:value-type="float" office:value="0.668242" calcext:value-type="float">
            <text:p>0.668242</text:p>
          </table:table-cell>
          <table:table-cell office:value-type="float" office:value="0.626628" calcext:value-type="float">
            <text:p>0.626628</text:p>
          </table:table-cell>
          <table:table-cell office:value-type="float" office:value="0.625904" calcext:value-type="float">
            <text:p>0.625904</text:p>
          </table:table-cell>
          <table:table-cell office:value-type="float" office:value="0.599864" calcext:value-type="float">
            <text:p>0.599864</text:p>
          </table:table-cell>
          <table:table-cell table:style-name="ce29" office:value-type="float" office:value="0.597249" calcext:value-type="float">
            <text:p>0.5972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025145" calcext:value-type="float">
            <text:p>1.025145</text:p>
          </table:table-cell>
          <table:table-cell table:number-columns-repeated="3"/>
          <table:table-cell office:value-type="float" office:value="1.629462" calcext:value-type="float">
            <text:p>1.629462</text:p>
          </table:table-cell>
          <table:table-cell office:value-type="float" office:value="1.505569" calcext:value-type="float">
            <text:p>1.505569</text:p>
          </table:table-cell>
          <table:table-cell office:value-type="float" office:value="1.421481" calcext:value-type="float">
            <text:p>1.421481</text:p>
          </table:table-cell>
          <table:table-cell office:value-type="float" office:value="1.253845" calcext:value-type="float">
            <text:p>1.253845</text:p>
          </table:table-cell>
          <table:table-cell office:value-type="float" office:value="1.254154" calcext:value-type="float">
            <text:p>1.254154</text:p>
          </table:table-cell>
          <table:table-cell office:value-type="float" office:value="1.196071" calcext:value-type="float">
            <text:p>1.196071</text:p>
          </table:table-cell>
          <table:table-cell office:value-type="float" office:value="1.11105" calcext:value-type="float">
            <text:p>1.111050</text:p>
          </table:table-cell>
          <table:table-cell office:value-type="float" office:value="1.085848" calcext:value-type="float">
            <text:p>1.085848</text:p>
          </table:table-cell>
          <table:table-cell office:value-type="float" office:value="1.052977" calcext:value-type="float">
            <text:p>1.052977</text:p>
          </table:table-cell>
          <table:table-cell table:style-name="ce29" office:value-type="float" office:value="1.025145" calcext:value-type="float">
            <text:p>1.0251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672576" calcext:value-type="float">
            <text:p>1.672576</text:p>
          </table:table-cell>
          <table:table-cell table:number-columns-repeated="3"/>
          <table:table-cell office:value-type="float" office:value="3.104752" calcext:value-type="float">
            <text:p>3.104752</text:p>
          </table:table-cell>
          <table:table-cell office:value-type="float" office:value="2.430662" calcext:value-type="float">
            <text:p>2.430662</text:p>
          </table:table-cell>
          <table:table-cell office:value-type="float" office:value="2.386987" calcext:value-type="float">
            <text:p>2.386987</text:p>
          </table:table-cell>
          <table:table-cell office:value-type="float" office:value="2.076196" calcext:value-type="float">
            <text:p>2.076196</text:p>
          </table:table-cell>
          <table:table-cell office:value-type="float" office:value="2.106825" calcext:value-type="float">
            <text:p>2.106825</text:p>
          </table:table-cell>
          <table:table-cell office:value-type="float" office:value="1.946884" calcext:value-type="float">
            <text:p>1.946884</text:p>
          </table:table-cell>
          <table:table-cell office:value-type="float" office:value="1.697147" calcext:value-type="float">
            <text:p>1.697147</text:p>
          </table:table-cell>
          <table:table-cell office:value-type="float" office:value="1.748387" calcext:value-type="float">
            <text:p>1.748387</text:p>
          </table:table-cell>
          <table:table-cell office:value-type="float" office:value="1.717293" calcext:value-type="float">
            <text:p>1.717293</text:p>
          </table:table-cell>
          <table:table-cell table:style-name="ce29" office:value-type="float" office:value="1.672576" calcext:value-type="float">
            <text:p>1.67257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5.886041" calcext:value-type="float">
            <text:p>5.886041</text:p>
          </table:table-cell>
          <table:table-cell table:number-columns-repeated="3"/>
          <table:table-cell office:value-type="float" office:value="10.676149" calcext:value-type="float">
            <text:p>10.676149</text:p>
          </table:table-cell>
          <table:table-cell office:value-type="float" office:value="9.074164" calcext:value-type="float">
            <text:p>9.074164</text:p>
          </table:table-cell>
          <table:table-cell office:value-type="float" office:value="8.655109" calcext:value-type="float">
            <text:p>8.655109</text:p>
          </table:table-cell>
          <table:table-cell office:value-type="float" office:value="7.400043" calcext:value-type="float">
            <text:p>7.400043</text:p>
          </table:table-cell>
          <table:table-cell office:value-type="float" office:value="6.828352" calcext:value-type="float">
            <text:p>6.828352</text:p>
          </table:table-cell>
          <table:table-cell office:value-type="float" office:value="6.901473" calcext:value-type="float">
            <text:p>6.901473</text:p>
          </table:table-cell>
          <table:table-cell office:value-type="float" office:value="6.155949" calcext:value-type="float">
            <text:p>6.155949</text:p>
          </table:table-cell>
          <table:table-cell office:value-type="float" office:value="6.229587" calcext:value-type="float">
            <text:p>6.229587</text:p>
          </table:table-cell>
          <table:table-cell office:value-type="float" office:value="6.046829" calcext:value-type="float">
            <text:p>6.046829</text:p>
          </table:table-cell>
          <table:table-cell table:style-name="ce29" office:value-type="float" office:value="5.886041" calcext:value-type="float">
            <text:p>5.88604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table:style-name="ce2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10334" calcext:value-type="float">
            <text:p>1.3103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28685" calcext:value-type="float">
            <text:p>1.628685</text:p>
          </table:table-cell>
          <table:table-cell office:value-type="float" office:value="1.532592" calcext:value-type="float">
            <text:p>1.532592</text:p>
          </table:table-cell>
          <table:table-cell office:value-type="float" office:value="1.55956" calcext:value-type="float">
            <text:p>1.559560</text:p>
          </table:table-cell>
          <table:table-cell office:value-type="float" office:value="1.510366" calcext:value-type="float">
            <text:p>1.510366</text:p>
          </table:table-cell>
          <table:table-cell office:value-type="float" office:value="1.434235" calcext:value-type="float">
            <text:p>1.434235</text:p>
          </table:table-cell>
          <table:table-cell office:value-type="float" office:value="1.754599" calcext:value-type="float">
            <text:p>1.754599</text:p>
          </table:table-cell>
          <table:table-cell office:value-type="float" office:value="1.376253" calcext:value-type="float">
            <text:p>1.376253</text:p>
          </table:table-cell>
          <table:table-cell office:value-type="float" office:value="1.414668" calcext:value-type="float">
            <text:p>1.414668</text:p>
          </table:table-cell>
          <table:table-cell office:value-type="float" office:value="1.361398" calcext:value-type="float">
            <text:p>1.361398</text:p>
          </table:table-cell>
          <table:table-cell table:style-name="ce29" office:value-type="float" office:value="1.310334" calcext:value-type="float">
            <text:p>1.31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2.72739" calcext:value-type="float">
            <text:p>2.727390</text:p>
          </table:table-cell>
          <table:table-cell table:number-columns-repeated="3"/>
          <table:table-cell office:value-type="float" office:value="3.044161" calcext:value-type="float">
            <text:p>3.044161</text:p>
          </table:table-cell>
          <table:table-cell office:value-type="float" office:value="2.947306" calcext:value-type="float">
            <text:p>2.947306</text:p>
          </table:table-cell>
          <table:table-cell office:value-type="float" office:value="2.858288" calcext:value-type="float">
            <text:p>2.858288</text:p>
          </table:table-cell>
          <table:table-cell office:value-type="float" office:value="2.873342" calcext:value-type="float">
            <text:p>2.873342</text:p>
          </table:table-cell>
          <table:table-cell office:value-type="float" office:value="2.849559" calcext:value-type="float">
            <text:p>2.849559</text:p>
          </table:table-cell>
          <table:table-cell office:value-type="float" office:value="3.125156" calcext:value-type="float">
            <text:p>3.125156</text:p>
          </table:table-cell>
          <table:table-cell office:value-type="float" office:value="2.771698" calcext:value-type="float">
            <text:p>2.771698</text:p>
          </table:table-cell>
          <table:table-cell office:value-type="float" office:value="2.91175" calcext:value-type="float">
            <text:p>2.911750</text:p>
          </table:table-cell>
          <table:table-cell office:value-type="float" office:value="2.743245" calcext:value-type="float">
            <text:p>2.743245</text:p>
          </table:table-cell>
          <table:table-cell table:style-name="ce29" office:value-type="float" office:value="2.72739" calcext:value-type="float">
            <text:p>2.7273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3633" calcext:value-type="float">
            <text:p>1.683633</text:p>
          </table:table-cell>
          <table:table-cell office:value-type="float" office:value="1.609105" calcext:value-type="float">
            <text:p>1.609105</text:p>
          </table:table-cell>
          <table:table-cell office:value-type="float" office:value="1.504592" calcext:value-type="float">
            <text:p>1.504592</text:p>
          </table:table-cell>
          <table:table-cell office:value-type="float" office:value="1.402312" calcext:value-type="float">
            <text:p>1.402312</text:p>
          </table:table-cell>
          <table:table-cell office:value-type="float" office:value="1.55078" calcext:value-type="float">
            <text:p>1.550780</text:p>
          </table:table-cell>
          <table:table-cell office:value-type="float" office:value="1.430438" calcext:value-type="float">
            <text:p>1.430438</text:p>
          </table:table-cell>
          <table:table-cell office:value-type="float" office:value="1.396535" calcext:value-type="float">
            <text:p>1.396535</text:p>
          </table:table-cell>
          <table:table-cell office:value-type="float" office:value="1.343604" calcext:value-type="float">
            <text:p>1.343604</text:p>
          </table:table-cell>
          <table:table-cell office:value-type="float" office:value="1.361871" calcext:value-type="float">
            <text:p>1.361871</text:p>
          </table:table-cell>
          <table:table-cell table:style-name="ce29" office:value-type="float" office:value="1.382161" calcext:value-type="float">
            <text:p>1.3821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10824" calcext:value-type="float">
            <text:p>3.108240</text:p>
          </table:table-cell>
          <table:table-cell office:value-type="float" office:value="3.019027" calcext:value-type="float">
            <text:p>3.019027</text:p>
          </table:table-cell>
          <table:table-cell office:value-type="float" office:value="2.864897" calcext:value-type="float">
            <text:p>2.864897</text:p>
          </table:table-cell>
          <table:table-cell office:value-type="float" office:value="2.937215" calcext:value-type="float">
            <text:p>2.937215</text:p>
          </table:table-cell>
          <table:table-cell office:value-type="float" office:value="2.810259" calcext:value-type="float">
            <text:p>2.810259</text:p>
          </table:table-cell>
          <table:table-cell office:value-type="float" office:value="2.866204" calcext:value-type="float">
            <text:p>2.866204</text:p>
          </table:table-cell>
          <table:table-cell office:value-type="float" office:value="2.753253" calcext:value-type="float">
            <text:p>2.753253</text:p>
          </table:table-cell>
          <table:table-cell office:value-type="float" office:value="2.786718" calcext:value-type="float">
            <text:p>2.786718</text:p>
          </table:table-cell>
          <table:table-cell office:value-type="float" office:value="2.762129" calcext:value-type="float">
            <text:p>2.762129</text:p>
          </table:table-cell>
          <table:table-cell table:style-name="ce29" office:value-type="float" office:value="2.729209" calcext:value-type="float">
            <text:p>2.7292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02" calcext:value-type="date">
            <text:p>2022-03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02" calcext:value-type="date">
            <text:p>2022-03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2101" calcext:value-type="float">
            <text:p>1.332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019" calcext:value-type="float">
            <text:p>1.679019</text:p>
          </table:table-cell>
          <table:table-cell office:value-type="float" office:value="1.558963" calcext:value-type="float">
            <text:p>1.558963</text:p>
          </table:table-cell>
          <table:table-cell office:value-type="float" office:value="1.482722" calcext:value-type="float">
            <text:p>1.482722</text:p>
          </table:table-cell>
          <table:table-cell office:value-type="float" office:value="1.637968" calcext:value-type="float">
            <text:p>1.637968</text:p>
          </table:table-cell>
          <table:table-cell office:value-type="float" office:value="1.529741" calcext:value-type="float">
            <text:p>1.529741</text:p>
          </table:table-cell>
          <table:table-cell office:value-type="float" office:value="1.618956" calcext:value-type="float">
            <text:p>1.618956</text:p>
          </table:table-cell>
          <table:table-cell office:value-type="float" office:value="1.423182" calcext:value-type="float">
            <text:p>1.423182</text:p>
          </table:table-cell>
          <table:table-cell office:value-type="float" office:value="1.391043" calcext:value-type="float">
            <text:p>1.391043</text:p>
          </table:table-cell>
          <table:table-cell office:value-type="float" office:value="1.321171" calcext:value-type="float">
            <text:p>1.321171</text:p>
          </table:table-cell>
          <table:table-cell table:style-name="ce29" office:value-type="float" office:value="1.332101" calcext:value-type="float">
            <text:p>1.332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1875" calcext:value-type="float">
            <text:p>2.701875</text:p>
          </table:table-cell>
          <table:table-cell table:number-columns-repeated="3"/>
          <table:table-cell office:value-type="float" office:value="3.152806" calcext:value-type="float">
            <text:p>3.152806</text:p>
          </table:table-cell>
          <table:table-cell office:value-type="float" office:value="2.820931" calcext:value-type="float">
            <text:p>2.820931</text:p>
          </table:table-cell>
          <table:table-cell office:value-type="float" office:value="2.957636" calcext:value-type="float">
            <text:p>2.957636</text:p>
          </table:table-cell>
          <table:table-cell office:value-type="float" office:value="3.165849" calcext:value-type="float">
            <text:p>3.165849</text:p>
          </table:table-cell>
          <table:table-cell office:value-type="float" office:value="2.868008" calcext:value-type="float">
            <text:p>2.868008</text:p>
          </table:table-cell>
          <table:table-cell office:value-type="float" office:value="2.913948" calcext:value-type="float">
            <text:p>2.913948</text:p>
          </table:table-cell>
          <table:table-cell office:value-type="float" office:value="2.796964" calcext:value-type="float">
            <text:p>2.796964</text:p>
          </table:table-cell>
          <table:table-cell office:value-type="float" office:value="2.758263" calcext:value-type="float">
            <text:p>2.758263</text:p>
          </table:table-cell>
          <table:table-cell office:value-type="float" office:value="2.70311" calcext:value-type="float">
            <text:p>2.703110</text:p>
          </table:table-cell>
          <table:table-cell table:style-name="ce29" office:value-type="float" office:value="2.701875" calcext:value-type="float">
            <text:p>2.7018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0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861" calcext:value-type="float">
            <text:p>0.6088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9298" calcext:value-type="float">
            <text:p>0.989298</text:p>
          </table:table-cell>
          <table:table-cell office:value-type="float" office:value="0.88855" calcext:value-type="float">
            <text:p>0.888550</text:p>
          </table:table-cell>
          <table:table-cell office:value-type="float" office:value="0.845584" calcext:value-type="float">
            <text:p>0.845584</text:p>
          </table:table-cell>
          <table:table-cell office:value-type="float" office:value="0.775203" calcext:value-type="float">
            <text:p>0.775203</text:p>
          </table:table-cell>
          <table:table-cell office:value-type="float" office:value="0.738565" calcext:value-type="float">
            <text:p>0.738565</text:p>
          </table:table-cell>
          <table:table-cell office:value-type="float" office:value="0.698815" calcext:value-type="float">
            <text:p>0.698815</text:p>
          </table:table-cell>
          <table:table-cell office:value-type="float" office:value="0.657669" calcext:value-type="float">
            <text:p>0.657669</text:p>
          </table:table-cell>
          <table:table-cell office:value-type="float" office:value="0.648537" calcext:value-type="float">
            <text:p>0.648537</text:p>
          </table:table-cell>
          <table:table-cell office:value-type="float" office:value="0.635659" calcext:value-type="float">
            <text:p>0.635659</text:p>
          </table:table-cell>
          <table:table-cell table:style-name="ce29" office:value-type="float" office:value="0.608861" calcext:value-type="float">
            <text:p>0.6088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Default"/>
          <table:table-cell table:style-name="ce3"/>
          <table:table-cell table:number-columns-repeated="4"/>
          <table:table-cell office:value-type="float" office:value="1.067215" calcext:value-type="float">
            <text:p>1.067215</text:p>
          </table:table-cell>
          <table:table-cell table:number-columns-repeated="3"/>
          <table:table-cell office:value-type="float" office:value="1.725744" calcext:value-type="float">
            <text:p>1.725744</text:p>
          </table:table-cell>
          <table:table-cell office:value-type="float" office:value="1.507314" calcext:value-type="float">
            <text:p>1.507314</text:p>
          </table:table-cell>
          <table:table-cell office:value-type="float" office:value="1.44073" calcext:value-type="float">
            <text:p>1.440730</text:p>
          </table:table-cell>
          <table:table-cell office:value-type="float" office:value="1.293448" calcext:value-type="float">
            <text:p>1.293448</text:p>
          </table:table-cell>
          <table:table-cell office:value-type="float" office:value="1.253978" calcext:value-type="float">
            <text:p>1.253978</text:p>
          </table:table-cell>
          <table:table-cell office:value-type="float" office:value="1.244597" calcext:value-type="float">
            <text:p>1.244597</text:p>
          </table:table-cell>
          <table:table-cell office:value-type="float" office:value="1.162554" calcext:value-type="float">
            <text:p>1.162554</text:p>
          </table:table-cell>
          <table:table-cell office:value-type="float" office:value="1.132761" calcext:value-type="float">
            <text:p>1.132761</text:p>
          </table:table-cell>
          <table:table-cell office:value-type="float" office:value="1.123484" calcext:value-type="float">
            <text:p>1.123484</text:p>
          </table:table-cell>
          <table:table-cell table:style-name="ce29" office:value-type="float" office:value="1.067215" calcext:value-type="float">
            <text:p>1.0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2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2755" calcext:value-type="float">
            <text:p>0.6027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8645" calcext:value-type="float">
            <text:p>0.988645</text:p>
          </table:table-cell>
          <table:table-cell office:value-type="float" office:value="0.89083" calcext:value-type="float">
            <text:p>0.890830</text:p>
          </table:table-cell>
          <table:table-cell office:value-type="float" office:value="0.82491" calcext:value-type="float">
            <text:p>0.824910</text:p>
          </table:table-cell>
          <table:table-cell office:value-type="float" office:value="0.770205" calcext:value-type="float">
            <text:p>0.770205</text:p>
          </table:table-cell>
          <table:table-cell office:value-type="float" office:value="0.719895" calcext:value-type="float">
            <text:p>0.719895</text:p>
          </table:table-cell>
          <table:table-cell office:value-type="float" office:value="0.683832" calcext:value-type="float">
            <text:p>0.683832</text:p>
          </table:table-cell>
          <table:table-cell office:value-type="float" office:value="0.658703" calcext:value-type="float">
            <text:p>0.658703</text:p>
          </table:table-cell>
          <table:table-cell office:value-type="float" office:value="0.660772" calcext:value-type="float">
            <text:p>0.660772</text:p>
          </table:table-cell>
          <table:table-cell office:value-type="float" office:value="0.627515" calcext:value-type="float">
            <text:p>0.627515</text:p>
          </table:table-cell>
          <table:table-cell table:style-name="ce30" office:value-type="float" office:value="0.602755" calcext:value-type="float">
            <text:p>0.6027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65599" calcext:value-type="float">
            <text:p>1.065599</text:p>
          </table:table-cell>
          <table:table-cell table:number-columns-repeated="3"/>
          <table:table-cell office:value-type="float" office:value="1.739489" calcext:value-type="float">
            <text:p>1.739489</text:p>
          </table:table-cell>
          <table:table-cell office:value-type="float" office:value="1.535075" calcext:value-type="float">
            <text:p>1.535075</text:p>
          </table:table-cell>
          <table:table-cell office:value-type="float" office:value="1.415611" calcext:value-type="float">
            <text:p>1.415611</text:p>
          </table:table-cell>
          <table:table-cell office:value-type="float" office:value="1.290323" calcext:value-type="float">
            <text:p>1.290323</text:p>
          </table:table-cell>
          <table:table-cell office:value-type="float" office:value="1.26059" calcext:value-type="float">
            <text:p>1.260590</text:p>
          </table:table-cell>
          <table:table-cell office:value-type="float" office:value="1.206979" calcext:value-type="float">
            <text:p>1.206979</text:p>
          </table:table-cell>
          <table:table-cell office:value-type="float" office:value="1.208877" calcext:value-type="float">
            <text:p>1.208877</text:p>
          </table:table-cell>
          <table:table-cell office:value-type="float" office:value="1.144167" calcext:value-type="float">
            <text:p>1.144167</text:p>
          </table:table-cell>
          <table:table-cell office:value-type="float" office:value="1.125318" calcext:value-type="float">
            <text:p>1.125318</text:p>
          </table:table-cell>
          <table:table-cell table:style-name="ce30" office:value-type="float" office:value="1.065599" calcext:value-type="float">
            <text:p>1.0655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5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5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352" calcext:value-type="float">
            <text:p>0.6083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4604" calcext:value-type="float">
            <text:p>1.014604</text:p>
          </table:table-cell>
          <table:table-cell office:value-type="float" office:value="0.887262" calcext:value-type="float">
            <text:p>0.887262</text:p>
          </table:table-cell>
          <table:table-cell office:value-type="float" office:value="0.830521" calcext:value-type="float">
            <text:p>0.830521</text:p>
          </table:table-cell>
          <table:table-cell office:value-type="float" office:value="0.792257" calcext:value-type="float">
            <text:p>0.792257</text:p>
          </table:table-cell>
          <table:table-cell office:value-type="float" office:value="0.734985" calcext:value-type="float">
            <text:p>0.734985</text:p>
          </table:table-cell>
          <table:table-cell office:value-type="float" office:value="0.694007" calcext:value-type="float">
            <text:p>0.694007</text:p>
          </table:table-cell>
          <table:table-cell office:value-type="float" office:value="0.670592" calcext:value-type="float">
            <text:p>0.670592</text:p>
          </table:table-cell>
          <table:table-cell office:value-type="float" office:value="0.667181" calcext:value-type="float">
            <text:p>0.667181</text:p>
          </table:table-cell>
          <table:table-cell office:value-type="float" office:value="0.628355" calcext:value-type="float">
            <text:p>0.628355</text:p>
          </table:table-cell>
          <table:table-cell table:style-name="ce30" office:value-type="float" office:value="0.608352" calcext:value-type="float">
            <text:p>0.6083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71554" calcext:value-type="float">
            <text:p>1.071554</text:p>
          </table:table-cell>
          <table:table-cell table:number-columns-repeated="3"/>
          <table:table-cell office:value-type="float" office:value="1.715203" calcext:value-type="float">
            <text:p>1.715203</text:p>
          </table:table-cell>
          <table:table-cell office:value-type="float" office:value="1.549904" calcext:value-type="float">
            <text:p>1.549904</text:p>
          </table:table-cell>
          <table:table-cell office:value-type="float" office:value="1.447545" calcext:value-type="float">
            <text:p>1.447545</text:p>
          </table:table-cell>
          <table:table-cell office:value-type="float" office:value="1.319804" calcext:value-type="float">
            <text:p>1.319804</text:p>
          </table:table-cell>
          <table:table-cell office:value-type="float" office:value="1.264301" calcext:value-type="float">
            <text:p>1.264301</text:p>
          </table:table-cell>
          <table:table-cell office:value-type="string" calcext:value-type="string">
            <text:p>1.229259,</text:p>
          </table:table-cell>
          <table:table-cell office:value-type="float" office:value="1.143968" calcext:value-type="float">
            <text:p>1.143968</text:p>
          </table:table-cell>
          <table:table-cell office:value-type="float" office:value="1.133771" calcext:value-type="float">
            <text:p>1.133771</text:p>
          </table:table-cell>
          <table:table-cell office:value-type="float" office:value="1.102188" calcext:value-type="float">
            <text:p>1.102188</text:p>
          </table:table-cell>
          <table:table-cell table:style-name="ce30" office:value-type="float" office:value="1.071554" calcext:value-type="float">
            <text:p>1.0715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3389" calcext:value-type="float">
            <text:p>0.5533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833" calcext:value-type="float">
            <text:p>0.976833</text:p>
          </table:table-cell>
          <table:table-cell office:value-type="float" office:value="0.81591" calcext:value-type="float">
            <text:p>0.815910</text:p>
          </table:table-cell>
          <table:table-cell office:value-type="float" office:value="0.744631" calcext:value-type="float">
            <text:p>0.744631</text:p>
          </table:table-cell>
          <table:table-cell office:value-type="float" office:value="0.693757" calcext:value-type="float">
            <text:p>0.693757</text:p>
          </table:table-cell>
          <table:table-cell office:value-type="float" office:value="0.637265" calcext:value-type="float">
            <text:p>0.637265</text:p>
          </table:table-cell>
          <table:table-cell office:value-type="float" office:value="0.612268" calcext:value-type="float">
            <text:p>0.612268</text:p>
          </table:table-cell>
          <table:table-cell office:value-type="float" office:value="0.583472" calcext:value-type="float">
            <text:p>0.583472</text:p>
          </table:table-cell>
          <table:table-cell office:value-type="float" office:value="0.5696" calcext:value-type="float">
            <text:p>0.569600</text:p>
          </table:table-cell>
          <table:table-cell office:value-type="float" office:value="0.566597" calcext:value-type="float">
            <text:p>0.566597</text:p>
          </table:table-cell>
          <table:table-cell table:style-name="ce30" office:value-type="float" office:value="0.553389" calcext:value-type="float">
            <text:p>0.5533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0362" calcext:value-type="float">
            <text:p>1.160362</text:p>
          </table:table-cell>
          <table:table-cell table:number-columns-repeated="3"/>
          <table:table-cell office:value-type="float" office:value="3.079411" calcext:value-type="float">
            <text:p>3.079411</text:p>
          </table:table-cell>
          <table:table-cell office:value-type="float" office:value="2.2957" calcext:value-type="float">
            <text:p>2.295700</text:p>
          </table:table-cell>
          <table:table-cell office:value-type="float" office:value="1.975909" calcext:value-type="float">
            <text:p>1.975909</text:p>
          </table:table-cell>
          <table:table-cell office:value-type="float" office:value="1.701827" calcext:value-type="float">
            <text:p>1.701827</text:p>
          </table:table-cell>
          <table:table-cell office:value-type="float" office:value="1.544527" calcext:value-type="float">
            <text:p>1.544527</text:p>
          </table:table-cell>
          <table:table-cell office:value-type="float" office:value="1.379745" calcext:value-type="float">
            <text:p>1.379745</text:p>
          </table:table-cell>
          <table:table-cell office:value-type="float" office:value="1.263958" calcext:value-type="float">
            <text:p>1.263958</text:p>
          </table:table-cell>
          <table:table-cell office:value-type="float" office:value="1.21075" calcext:value-type="float">
            <text:p>1.210750</text:p>
          </table:table-cell>
          <table:table-cell office:value-type="float" office:value="1.207909" calcext:value-type="float">
            <text:p>1.207909</text:p>
          </table:table-cell>
          <table:table-cell table:style-name="ce30" office:value-type="float" office:value="1.160362" calcext:value-type="float">
            <text:p>1.1603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18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0.554657" calcext:value-type="float">
            <text:p>0.5546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372" calcext:value-type="float">
            <text:p>0.973720</text:p>
          </table:table-cell>
          <table:table-cell office:value-type="float" office:value="0.819057" calcext:value-type="float">
            <text:p>0.819057</text:p>
          </table:table-cell>
          <table:table-cell office:value-type="float" office:value="0.755793" calcext:value-type="float">
            <text:p>0.755793</text:p>
          </table:table-cell>
          <table:table-cell office:value-type="float" office:value="0.674822" calcext:value-type="float">
            <text:p>0.674822</text:p>
          </table:table-cell>
          <table:table-cell office:value-type="float" office:value="0.635619" calcext:value-type="float">
            <text:p>0.635619</text:p>
          </table:table-cell>
          <table:table-cell office:value-type="float" office:value="0.612124" calcext:value-type="float">
            <text:p>0.612124</text:p>
          </table:table-cell>
          <table:table-cell office:value-type="float" office:value="0.584849" calcext:value-type="float">
            <text:p>0.584849</text:p>
          </table:table-cell>
          <table:table-cell office:value-type="float" office:value="0.578651" calcext:value-type="float">
            <text:p>0.578651</text:p>
          </table:table-cell>
          <table:table-cell office:value-type="float" office:value="0.566686" calcext:value-type="float">
            <text:p>0.566686</text:p>
          </table:table-cell>
          <table:table-cell table:style-name="ce30" office:value-type="float" office:value="0.554657" calcext:value-type="float">
            <text:p>0.554657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4.81% &amp; 6.63% &amp; 5.12</text:p>
          </table:table-cell>
          <table:table-cell table:style-name="ce16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28" office:value-type="float" office:value="1.148106" calcext:value-type="float">
            <text:p>1.148106</text:p>
          </table:table-cell>
          <table:table-cell table:number-columns-repeated="3"/>
          <table:table-cell office:value-type="float" office:value="3.058241" calcext:value-type="float">
            <text:p>3.058241</text:p>
          </table:table-cell>
          <table:table-cell office:value-type="float" office:value="2.397626" calcext:value-type="float">
            <text:p>2.397626</text:p>
          </table:table-cell>
          <table:table-cell office:value-type="float" office:value="2.01272" calcext:value-type="float">
            <text:p>2.012720</text:p>
          </table:table-cell>
          <table:table-cell office:value-type="float" office:value="1.629789" calcext:value-type="float">
            <text:p>1.629789</text:p>
          </table:table-cell>
          <table:table-cell office:value-type="float" office:value="1.519711" calcext:value-type="float">
            <text:p>1.519711</text:p>
          </table:table-cell>
          <table:table-cell office:value-type="float" office:value="1.378428" calcext:value-type="float">
            <text:p>1.378428</text:p>
          </table:table-cell>
          <table:table-cell office:value-type="float" office:value="1.244181" calcext:value-type="float">
            <text:p>1.244181</text:p>
          </table:table-cell>
          <table:table-cell office:value-type="float" office:value="1.223044" calcext:value-type="float">
            <text:p>1.223044</text:p>
          </table:table-cell>
          <table:table-cell office:value-type="float" office:value="1.191692" calcext:value-type="float">
            <text:p>1.191692</text:p>
          </table:table-cell>
          <table:table-cell table:style-name="ce30" office:value-type="float" office:value="1.148106" calcext:value-type="float">
            <text:p>1.148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9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9-1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4984" calcext:value-type="float">
            <text:p>0.5549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074" calcext:value-type="float">
            <text:p>0.976074</text:p>
          </table:table-cell>
          <table:table-cell office:value-type="float" office:value="0.864429" calcext:value-type="float">
            <text:p>0.864429</text:p>
          </table:table-cell>
          <table:table-cell office:value-type="float" office:value="0.738194" calcext:value-type="float">
            <text:p>0.738194</text:p>
          </table:table-cell>
          <table:table-cell office:value-type="float" office:value="0.67325" calcext:value-type="float">
            <text:p>0.673250</text:p>
          </table:table-cell>
          <table:table-cell office:value-type="float" office:value="0.63975" calcext:value-type="float">
            <text:p>0.639750</text:p>
          </table:table-cell>
          <table:table-cell office:value-type="float" office:value="0.613599" calcext:value-type="float">
            <text:p>0.613599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580037" calcext:value-type="float">
            <text:p>0.580037</text:p>
          </table:table-cell>
          <table:table-cell office:value-type="float" office:value="0.56614" calcext:value-type="float">
            <text:p>0.566140</text:p>
          </table:table-cell>
          <table:table-cell table:style-name="ce30" office:value-type="float" office:value="0.554984" calcext:value-type="float">
            <text:p>0.5549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1439" calcext:value-type="float">
            <text:p>1.161439</text:p>
          </table:table-cell>
          <table:table-cell table:number-columns-repeated="3"/>
          <table:table-cell office:value-type="float" office:value="3.191252" calcext:value-type="float">
            <text:p>3.191252</text:p>
          </table:table-cell>
          <table:table-cell office:value-type="float" office:value="2.751577" calcext:value-type="float">
            <text:p>2.751577</text:p>
          </table:table-cell>
          <table:table-cell office:value-type="float" office:value="1.929602" calcext:value-type="float">
            <text:p>1.929602</text:p>
          </table:table-cell>
          <table:table-cell office:value-type="float" office:value="1.652391" calcext:value-type="float">
            <text:p>1.652391</text:p>
          </table:table-cell>
          <table:table-cell office:value-type="float" office:value="1.505012" calcext:value-type="float">
            <text:p>1.505012</text:p>
          </table:table-cell>
          <table:table-cell office:value-type="float" office:value="1.358825" calcext:value-type="float">
            <text:p>1.358825</text:p>
          </table:table-cell>
          <table:table-cell office:value-type="float" office:value="1.2646" calcext:value-type="float">
            <text:p>1.264600</text:p>
          </table:table-cell>
          <table:table-cell office:value-type="float" office:value="1.23481" calcext:value-type="float">
            <text:p>1.234810</text:p>
          </table:table-cell>
          <table:table-cell office:value-type="float" office:value="1.196274" calcext:value-type="float">
            <text:p>1.196274</text:p>
          </table:table-cell>
          <table:table-cell table:style-name="ce30" office:value-type="float" office:value="1.161439" calcext:value-type="float">
            <text:p>1.1614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10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10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2407" calcext:value-type="float">
            <text:p>0.6224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0859" calcext:value-type="float">
            <text:p>1.000859</text:p>
          </table:table-cell>
          <table:table-cell office:value-type="float" office:value="0.980041" calcext:value-type="float">
            <text:p>0.980041</text:p>
          </table:table-cell>
          <table:table-cell office:value-type="float" office:value="0.862041" calcext:value-type="float">
            <text:p>0.862041</text:p>
          </table:table-cell>
          <table:table-cell office:value-type="float" office:value="0.779744" calcext:value-type="float">
            <text:p>0.779744</text:p>
          </table:table-cell>
          <table:table-cell office:value-type="float" office:value="0.737611" calcext:value-type="float">
            <text:p>0.737611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87363" calcext:value-type="float">
            <text:p>0.687363</text:p>
          </table:table-cell>
          <table:table-cell office:value-type="float" office:value="0.653188" calcext:value-type="float">
            <text:p>0.653188</text:p>
          </table:table-cell>
          <table:table-cell office:value-type="float" office:value="0.637875" calcext:value-type="float">
            <text:p>0.637875</text:p>
          </table:table-cell>
          <table:table-cell table:style-name="ce30" office:value-type="float" office:value="0.622407" calcext:value-type="float">
            <text:p>0.622407</text:p>
          </table:table-cell>
          <table:table-cell table:number-columns-repeated="996"/>
        </table:table-row>
        <table:table-row table:style-name="ro1">
          <table:table-cell table:style-name="ce13"/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8487" calcext:value-type="float">
            <text:p>1.118487</text:p>
          </table:table-cell>
          <table:table-cell table:number-columns-repeated="3"/>
          <table:table-cell office:value-type="float" office:value="1.859894" calcext:value-type="float">
            <text:p>1.859894</text:p>
          </table:table-cell>
          <table:table-cell office:value-type="float" office:value="1.627445" calcext:value-type="float">
            <text:p>1.627445</text:p>
          </table:table-cell>
          <table:table-cell office:value-type="float" office:value="1.477404" calcext:value-type="float">
            <text:p>1.477404</text:p>
          </table:table-cell>
          <table:table-cell office:value-type="float" office:value="1.353255" calcext:value-type="float">
            <text:p>1.353255</text:p>
          </table:table-cell>
          <table:table-cell office:value-type="float" office:value="1.292795" calcext:value-type="float">
            <text:p>1.292795</text:p>
          </table:table-cell>
          <table:table-cell office:value-type="float" office:value="1.244263" calcext:value-type="float">
            <text:p>1.244263</text:p>
          </table:table-cell>
          <table:table-cell office:value-type="float" office:value="1.249099" calcext:value-type="float">
            <text:p>1.249099</text:p>
          </table:table-cell>
          <table:table-cell office:value-type="float" office:value="1.183984" calcext:value-type="float">
            <text:p>1.183984</text:p>
          </table:table-cell>
          <table:table-cell office:value-type="float" office:value="1.161406" calcext:value-type="float">
            <text:p>1.161406</text:p>
          </table:table-cell>
          <table:table-cell table:style-name="ce30" office:value-type="float" office:value="1.118487" calcext:value-type="float">
            <text:p>1.1184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494383" calcext:value-type="float">
            <text:p>1.494383</text:p>
          </table:table-cell>
          <table:table-cell table:number-columns-repeated="3"/>
          <table:table-cell office:value-type="float" office:value="2.899421" calcext:value-type="float">
            <text:p>2.899421</text:p>
          </table:table-cell>
          <table:table-cell office:value-type="float" office:value="2.515273" calcext:value-type="float">
            <text:p>2.515273</text:p>
          </table:table-cell>
          <table:table-cell office:value-type="float" office:value="2.144374" calcext:value-type="float">
            <text:p>2.144374</text:p>
          </table:table-cell>
          <table:table-cell office:value-type="float" office:value="1.915118" calcext:value-type="float">
            <text:p>1.915118</text:p>
          </table:table-cell>
          <table:table-cell office:value-type="float" office:value="1.91412" calcext:value-type="float">
            <text:p>1.914120</text:p>
          </table:table-cell>
          <table:table-cell office:value-type="float" office:value="1.714651" calcext:value-type="float">
            <text:p>1.714651</text:p>
          </table:table-cell>
          <table:table-cell office:value-type="float" office:value="1.710007" calcext:value-type="float">
            <text:p>1.710007</text:p>
          </table:table-cell>
          <table:table-cell office:value-type="float" office:value="1.603761" calcext:value-type="float">
            <text:p>1.603761</text:p>
          </table:table-cell>
          <table:table-cell office:value-type="float" office:value="1.532767" calcext:value-type="float">
            <text:p>1.532767</text:p>
          </table:table-cell>
          <table:table-cell table:style-name="ce30" office:value-type="float" office:value="1.494383" calcext:value-type="float">
            <text:p>1.4943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94605" calcext:value-type="float">
            <text:p>5.394605</text:p>
          </table:table-cell>
          <table:table-cell table:number-columns-repeated="3"/>
          <table:table-cell office:value-type="float" office:value="9.803824" calcext:value-type="float">
            <text:p>9.803824</text:p>
          </table:table-cell>
          <table:table-cell office:value-type="float" office:value="8.873153" calcext:value-type="float">
            <text:p>8.873153</text:p>
          </table:table-cell>
          <table:table-cell office:value-type="float" office:value="7.757924" calcext:value-type="float">
            <text:p>7.757924</text:p>
          </table:table-cell>
          <table:table-cell office:value-type="float" office:value="7.244262" calcext:value-type="float">
            <text:p>7.244262</text:p>
          </table:table-cell>
          <table:table-cell office:value-type="float" office:value="7.156692" calcext:value-type="float">
            <text:p>7.156692</text:p>
          </table:table-cell>
          <table:table-cell table:number-columns-repeated="2" office:value-type="float" office:value="6.212449" calcext:value-type="float">
            <text:p>6.212449</text:p>
          </table:table-cell>
          <table:table-cell office:value-type="float" office:value="5.884854" calcext:value-type="float">
            <text:p>5.884854</text:p>
          </table:table-cell>
          <table:table-cell office:value-type="float" office:value="5.539578" calcext:value-type="float">
            <text:p>5.539578</text:p>
          </table:table-cell>
          <table:table-cell table:style-name="ce30" office:value-type="float" office:value="5.394605" calcext:value-type="float">
            <text:p>5.3946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9424" calcext:value-type="float">
            <text:p>0.6294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63709" calcext:value-type="float">
            <text:p>0.963709</text:p>
          </table:table-cell>
          <table:table-cell office:value-type="float" office:value="0.869091" calcext:value-type="float">
            <text:p>0.869091</text:p>
          </table:table-cell>
          <table:table-cell office:value-type="float" office:value="0.852702" calcext:value-type="float">
            <text:p>0.852702</text:p>
          </table:table-cell>
          <table:table-cell office:value-type="float" office:value="0.770007" calcext:value-type="float">
            <text:p>0.770007</text:p>
          </table:table-cell>
          <table:table-cell office:value-type="float" office:value="0.753387" calcext:value-type="float">
            <text:p>0.753387</text:p>
          </table:table-cell>
          <table:table-cell office:value-type="float" office:value="0.723057" calcext:value-type="float">
            <text:p>0.723057</text:p>
          </table:table-cell>
          <table:table-cell office:value-type="float" office:value="0.67367" calcext:value-type="float">
            <text:p>0.673670</text:p>
          </table:table-cell>
          <table:table-cell office:value-type="float" office:value="0.652738" calcext:value-type="float">
            <text:p>0.652738</text:p>
          </table:table-cell>
          <table:table-cell office:value-type="float" office:value="0.643505" calcext:value-type="float">
            <text:p>0.643505</text:p>
          </table:table-cell>
          <table:table-cell table:style-name="ce30" office:value-type="float" office:value="0.629424" calcext:value-type="float">
            <text:p>0.6294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9016" calcext:value-type="float">
            <text:p>1.119016</text:p>
          </table:table-cell>
          <table:table-cell table:number-columns-repeated="3"/>
          <table:table-cell office:value-type="float" office:value="1.771663" calcext:value-type="float">
            <text:p>1.771663</text:p>
          </table:table-cell>
          <table:table-cell office:value-type="float" office:value="1.640053" calcext:value-type="float">
            <text:p>1.640053</text:p>
          </table:table-cell>
          <table:table-cell office:value-type="float" office:value="1.498523" calcext:value-type="float">
            <text:p>1.498523</text:p>
          </table:table-cell>
          <table:table-cell office:value-type="float" office:value="1.302507" calcext:value-type="float">
            <text:p>1.302507</text:p>
          </table:table-cell>
          <table:table-cell office:value-type="float" office:value="1.29647" calcext:value-type="float">
            <text:p>1.296470</text:p>
          </table:table-cell>
          <table:table-cell office:value-type="float" office:value="1.367625" calcext:value-type="float">
            <text:p>1.367625</text:p>
          </table:table-cell>
          <table:table-cell office:value-type="float" office:value="1.254621" calcext:value-type="float">
            <text:p>1.254621</text:p>
          </table:table-cell>
          <table:table-cell office:value-type="float" office:value="1.158965" calcext:value-type="float">
            <text:p>1.158965</text:p>
          </table:table-cell>
          <table:table-cell office:value-type="float" office:value="1.147734" calcext:value-type="float">
            <text:p>1.147734</text:p>
          </table:table-cell>
          <table:table-cell table:style-name="ce30" office:value-type="float" office:value="1.119016" calcext:value-type="float">
            <text:p>1.1190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00124" calcext:value-type="float">
            <text:p>1.500124</text:p>
          </table:table-cell>
          <table:table-cell table:number-columns-repeated="3"/>
          <table:table-cell office:value-type="float" office:value="2.981356" calcext:value-type="float">
            <text:p>2.981356</text:p>
          </table:table-cell>
          <table:table-cell office:value-type="float" office:value="2.302838" calcext:value-type="float">
            <text:p>2.302838</text:p>
          </table:table-cell>
          <table:table-cell office:value-type="float" office:value="2.078051" calcext:value-type="float">
            <text:p>2.078051</text:p>
          </table:table-cell>
          <table:table-cell office:value-type="float" office:value="1.879055" calcext:value-type="float">
            <text:p>1.879055</text:p>
          </table:table-cell>
          <table:table-cell office:value-type="float" office:value="1.843755" calcext:value-type="float">
            <text:p>1.843755</text:p>
          </table:table-cell>
          <table:table-cell office:value-type="float" office:value="1.665078" calcext:value-type="float">
            <text:p>1.665078</text:p>
          </table:table-cell>
          <table:table-cell office:value-type="float" office:value="1.680134" calcext:value-type="float">
            <text:p>1.680134</text:p>
          </table:table-cell>
          <table:table-cell office:value-type="float" office:value="1.57564" calcext:value-type="float">
            <text:p>1.575640</text:p>
          </table:table-cell>
          <table:table-cell office:value-type="float" office:value="1.539677" calcext:value-type="float">
            <text:p>1.539677</text:p>
          </table:table-cell>
          <table:table-cell table:style-name="ce30" office:value-type="float" office:value="1.500124" calcext:value-type="float">
            <text:p>1.5001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6796" calcext:value-type="float">
            <text:p>5.367960</text:p>
          </table:table-cell>
          <table:table-cell table:number-columns-repeated="3"/>
          <table:table-cell office:value-type="float" office:value="9.680364" calcext:value-type="float">
            <text:p>9.680364</text:p>
          </table:table-cell>
          <table:table-cell office:value-type="float" office:value="8.849055" calcext:value-type="float">
            <text:p>8.849055</text:p>
          </table:table-cell>
          <table:table-cell office:value-type="float" office:value="7.532962" calcext:value-type="float">
            <text:p>7.532962</text:p>
          </table:table-cell>
          <table:table-cell office:value-type="float" office:value="7.003888" calcext:value-type="float">
            <text:p>7.003888</text:p>
          </table:table-cell>
          <table:table-cell office:value-type="float" office:value="6.734688" calcext:value-type="float">
            <text:p>6.734688</text:p>
          </table:table-cell>
          <table:table-cell office:value-type="float" office:value="6.184324" calcext:value-type="float">
            <text:p>6.184324</text:p>
          </table:table-cell>
          <table:table-cell office:value-type="float" office:value="6.203437" calcext:value-type="float">
            <text:p>6.203437</text:p>
          </table:table-cell>
          <table:table-cell office:value-type="float" office:value="5.781013" calcext:value-type="float">
            <text:p>5.781013</text:p>
          </table:table-cell>
          <table:table-cell office:value-type="float" office:value="5.636628" calcext:value-type="float">
            <text:p>5.636628</text:p>
          </table:table-cell>
          <table:table-cell table:style-name="ce30" office:value-type="float" office:value="5.36796" calcext:value-type="float">
            <text:p>5.3679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2" calcext:value-type="date">
            <text:p>2022-03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2" calcext:value-type="date">
            <text:p>2022-03-1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9015" calcext:value-type="float">
            <text:p>0.6190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8563" calcext:value-type="float">
            <text:p>1.028563</text:p>
          </table:table-cell>
          <table:table-cell office:value-type="float" office:value="0.908287" calcext:value-type="float">
            <text:p>0.908287</text:p>
          </table:table-cell>
          <table:table-cell office:value-type="float" office:value="0.867117" calcext:value-type="float">
            <text:p>0.867117</text:p>
          </table:table-cell>
          <table:table-cell office:value-type="float" office:value="0.773856" calcext:value-type="float">
            <text:p>0.773856</text:p>
          </table:table-cell>
          <table:table-cell office:value-type="float" office:value="0.739441" calcext:value-type="float">
            <text:p>0.739441</text:p>
          </table:table-cell>
          <table:table-cell office:value-type="float" office:value="0.701506" calcext:value-type="float">
            <text:p>0.701506</text:p>
          </table:table-cell>
          <table:table-cell office:value-type="float" office:value="0.689945" calcext:value-type="float">
            <text:p>0.689945</text:p>
          </table:table-cell>
          <table:table-cell office:value-type="float" office:value="0.654688" calcext:value-type="float">
            <text:p>0.654688</text:p>
          </table:table-cell>
          <table:table-cell office:value-type="float" office:value="0.638772" calcext:value-type="float">
            <text:p>0.638772</text:p>
          </table:table-cell>
          <table:table-cell table:style-name="ce30" office:value-type="float" office:value="0.619015" calcext:value-type="float">
            <text:p>0.6190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20122" calcext:value-type="float">
            <text:p>1.120122</text:p>
          </table:table-cell>
          <table:table-cell table:number-columns-repeated="3"/>
          <table:table-cell office:value-type="float" office:value="1.82185" calcext:value-type="float">
            <text:p>1.821850</text:p>
          </table:table-cell>
          <table:table-cell office:value-type="float" office:value="1.686819" calcext:value-type="float">
            <text:p>1.686819</text:p>
          </table:table-cell>
          <table:table-cell office:value-type="float" office:value="1.538579" calcext:value-type="float">
            <text:p>1.538579</text:p>
          </table:table-cell>
          <table:table-cell office:value-type="float" office:value="1.34484" calcext:value-type="float">
            <text:p>1.344840</text:p>
          </table:table-cell>
          <table:table-cell office:value-type="float" office:value="1.301563" calcext:value-type="float">
            <text:p>1.301563</text:p>
          </table:table-cell>
          <table:table-cell office:value-type="float" office:value="1.352927" calcext:value-type="float">
            <text:p>1.352927</text:p>
          </table:table-cell>
          <table:table-cell office:value-type="float" office:value="1.292067" calcext:value-type="float">
            <text:p>1.292067</text:p>
          </table:table-cell>
          <table:table-cell office:value-type="float" office:value="1.153168" calcext:value-type="float">
            <text:p>1.153168</text:p>
          </table:table-cell>
          <table:table-cell office:value-type="float" office:value="1.137848" calcext:value-type="float">
            <text:p>1.137848</text:p>
          </table:table-cell>
          <table:table-cell table:style-name="ce30" office:value-type="float" office:value="1.120122" calcext:value-type="float">
            <text:p>1.1201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498433" calcext:value-type="float">
            <text:p>1.498433</text:p>
          </table:table-cell>
          <table:table-cell table:number-columns-repeated="3"/>
          <table:table-cell office:value-type="float" office:value="2.855459" calcext:value-type="float">
            <text:p>2.855459</text:p>
          </table:table-cell>
          <table:table-cell office:value-type="float" office:value="2.352358" calcext:value-type="float">
            <text:p>2.352358</text:p>
          </table:table-cell>
          <table:table-cell office:value-type="float" office:value="2.094713" calcext:value-type="float">
            <text:p>2.094713</text:p>
          </table:table-cell>
          <table:table-cell office:value-type="float" office:value="1.970188" calcext:value-type="float">
            <text:p>1.970188</text:p>
          </table:table-cell>
          <table:table-cell office:value-type="float" office:value="1.913549" calcext:value-type="float">
            <text:p>1.913549</text:p>
          </table:table-cell>
          <table:table-cell office:value-type="float" office:value="1.707754" calcext:value-type="float">
            <text:p>1.707754</text:p>
          </table:table-cell>
          <table:table-cell office:value-type="float" office:value="1.690903" calcext:value-type="float">
            <text:p>1.690903</text:p>
          </table:table-cell>
          <table:table-cell office:value-type="float" office:value="1.595322" calcext:value-type="float">
            <text:p>1.595322</text:p>
          </table:table-cell>
          <table:table-cell office:value-type="float" office:value="1.514166" calcext:value-type="float">
            <text:p>1.514166</text:p>
          </table:table-cell>
          <table:table-cell table:style-name="ce30" office:value-type="float" office:value="1.498433" calcext:value-type="float">
            <text:p>1.4984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449734" calcext:value-type="float">
            <text:p>5.449734</text:p>
          </table:table-cell>
          <table:table-cell table:number-columns-repeated="3"/>
          <table:table-cell office:value-type="float" office:value="9.746366" calcext:value-type="float">
            <text:p>9.746366</text:p>
          </table:table-cell>
          <table:table-cell office:value-type="float" office:value="8.592383" calcext:value-type="float">
            <text:p>8.592383</text:p>
          </table:table-cell>
          <table:table-cell office:value-type="float" office:value="7.686239" calcext:value-type="float">
            <text:p>7.686239</text:p>
          </table:table-cell>
          <table:table-cell office:value-type="float" office:value="7.311881" calcext:value-type="float">
            <text:p>7.311881</text:p>
          </table:table-cell>
          <table:table-cell office:value-type="float" office:value="7.145923" calcext:value-type="float">
            <text:p>7.145923</text:p>
          </table:table-cell>
          <table:table-cell office:value-type="float" office:value="6.324938" calcext:value-type="float">
            <text:p>6.324938</text:p>
          </table:table-cell>
          <table:table-cell office:value-type="float" office:value="6.164324" calcext:value-type="float">
            <text:p>6.164324</text:p>
          </table:table-cell>
          <table:table-cell office:value-type="float" office:value="5.850607" calcext:value-type="float">
            <text:p>5.850607</text:p>
          </table:table-cell>
          <table:table-cell office:value-type="float" office:value="5.626255" calcext:value-type="float">
            <text:p>5.626255</text:p>
          </table:table-cell>
          <table:table-cell table:style-name="ce30" office:value-type="float" office:value="5.449734" calcext:value-type="float">
            <text:p>5.4497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text:s/>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3" calcext:value-type="date">
            <text:p>2022-03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3" calcext:value-type="date">
            <text:p>2022-03-1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67544" calcext:value-type="float">
            <text:p>1.667544</text:p>
          </table:table-cell>
          <table:table-cell office:value-type="float" office:value="1.483782" calcext:value-type="float">
            <text:p>1.483782</text:p>
          </table:table-cell>
          <table:table-cell office:value-type="float" office:value="1.550882" calcext:value-type="float">
            <text:p>1.550882</text:p>
          </table:table-cell>
          <table:table-cell office:value-type="float" office:value="1.492349" calcext:value-type="float">
            <text:p>1.492349</text:p>
          </table:table-cell>
          <table:table-cell office:value-type="float" office:value="1.512885" calcext:value-type="float">
            <text:p>1.512885</text:p>
          </table:table-cell>
          <table:table-cell office:value-type="float" office:value="1.447824" calcext:value-type="float">
            <text:p>1.447824</text:p>
          </table:table-cell>
          <table:table-cell office:value-type="float" office:value="1.380877" calcext:value-type="float">
            <text:p>1.380877</text:p>
          </table:table-cell>
          <table:table-cell office:value-type="float" office:value="1.52352" calcext:value-type="float">
            <text:p>1.523520</text:p>
          </table:table-cell>
          <table:table-cell office:value-type="float" office:value="1.35401" calcext:value-type="float">
            <text:p>1.354010</text:p>
          </table:table-cell>
          <table:table-cell office:value-type="float" office:value="1.362569" calcext:value-type="float">
            <text:p>1.3625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035789" calcext:value-type="float">
            <text:p>3.035789</text:p>
          </table:table-cell>
          <table:table-cell office:value-type="float" office:value="2.801229" calcext:value-type="float">
            <text:p>2.801229</text:p>
          </table:table-cell>
          <table:table-cell office:value-type="float" office:value="2.955989" calcext:value-type="float">
            <text:p>2.955989</text:p>
          </table:table-cell>
          <table:table-cell office:value-type="float" office:value="2.752116" calcext:value-type="float">
            <text:p>2.752116</text:p>
          </table:table-cell>
          <table:table-cell office:value-type="float" office:value="2.881305" calcext:value-type="float">
            <text:p>2.881305</text:p>
          </table:table-cell>
          <table:table-cell office:value-type="float" office:value="2.654439" calcext:value-type="float">
            <text:p>2.654439</text:p>
          </table:table-cell>
          <table:table-cell office:value-type="float" office:value="2.804091" calcext:value-type="float">
            <text:p>2.804091</text:p>
          </table:table-cell>
          <table:table-cell office:value-type="float" office:value="3.081355" calcext:value-type="float">
            <text:p>3.081355</text:p>
          </table:table-cell>
          <table:table-cell office:value-type="float" office:value="2.5868" calcext:value-type="float">
            <text:p>2.586800</text:p>
          </table:table-cell>
          <table:table-cell office:value-type="float" office:value="2.848493" calcext:value-type="float">
            <text:p>2.8484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4" calcext:value-type="date">
            <text:p>2022-03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4" calcext:value-type="date">
            <text:p>2022-03-1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77882" calcext:value-type="float">
            <text:p>1.37788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2223" calcext:value-type="float">
            <text:p>1.772223</text:p>
          </table:table-cell>
          <table:table-cell office:value-type="float" office:value="1.463372" calcext:value-type="float">
            <text:p>1.463372</text:p>
          </table:table-cell>
          <table:table-cell office:value-type="float" office:value="1.548057" calcext:value-type="float">
            <text:p>1.548057</text:p>
          </table:table-cell>
          <table:table-cell office:value-type="float" office:value="1.487105" calcext:value-type="float">
            <text:p>1.487105</text:p>
          </table:table-cell>
          <table:table-cell office:value-type="float" office:value="1.537185" calcext:value-type="float">
            <text:p>1.537185</text:p>
          </table:table-cell>
          <table:table-cell office:value-type="float" office:value="1.548052" calcext:value-type="float">
            <text:p>1.548052</text:p>
          </table:table-cell>
          <table:table-cell office:value-type="float" office:value="1.359001" calcext:value-type="float">
            <text:p>1.359001</text:p>
          </table:table-cell>
          <table:table-cell office:value-type="float" office:value="1.55628" calcext:value-type="float">
            <text:p>1.556280</text:p>
          </table:table-cell>
          <table:table-cell office:value-type="float" office:value="1.368798" calcext:value-type="float">
            <text:p>1.368798</text:p>
          </table:table-cell>
          <table:table-cell office:value-type="float" office:value="1.377882" calcext:value-type="float">
            <text:p>1.3778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22254" calcext:value-type="float">
            <text:p>2.822254</text:p>
          </table:table-cell>
          <table:table-cell table:number-columns-repeated="3"/>
          <table:table-cell office:value-type="float" office:value="3.027216" calcext:value-type="float">
            <text:p>3.027216</text:p>
          </table:table-cell>
          <table:table-cell office:value-type="float" office:value="2.73813" calcext:value-type="float">
            <text:p>2.738130</text:p>
          </table:table-cell>
          <table:table-cell office:value-type="float" office:value="3.171776" calcext:value-type="float">
            <text:p>3.171776</text:p>
          </table:table-cell>
          <table:table-cell office:value-type="float" office:value="2.728596" calcext:value-type="float">
            <text:p>2.728596</text:p>
          </table:table-cell>
          <table:table-cell office:value-type="float" office:value="2.890039" calcext:value-type="float">
            <text:p>2.890039</text:p>
          </table:table-cell>
          <table:table-cell office:value-type="float" office:value="2.758522" calcext:value-type="float">
            <text:p>2.758522</text:p>
          </table:table-cell>
          <table:table-cell office:value-type="float" office:value="2.736704" calcext:value-type="float">
            <text:p>2.736704</text:p>
          </table:table-cell>
          <table:table-cell office:value-type="float" office:value="2.895523" calcext:value-type="float">
            <text:p>2.895523</text:p>
          </table:table-cell>
          <table:table-cell office:value-type="float" office:value="2.63651" calcext:value-type="float">
            <text:p>2.636510</text:p>
          </table:table-cell>
          <table:table-cell office:value-type="float" office:value="2.822254" calcext:value-type="float">
            <text:p>2.8222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6" calcext:value-type="date">
            <text:p>2022-03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6" calcext:value-type="date">
            <text:p>2022-03-1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8309" calcext:value-type="float">
            <text:p>1.648309</text:p>
          </table:table-cell>
          <table:table-cell office:value-type="float" office:value="1.592114" calcext:value-type="float">
            <text:p>1.592114</text:p>
          </table:table-cell>
          <table:table-cell office:value-type="float" office:value="1.50639" calcext:value-type="float">
            <text:p>1.506390</text:p>
          </table:table-cell>
          <table:table-cell office:value-type="float" office:value="1.521448" calcext:value-type="float">
            <text:p>1.521448</text:p>
          </table:table-cell>
          <table:table-cell office:value-type="float" office:value="1.576621" calcext:value-type="float">
            <text:p>1.576621</text:p>
          </table:table-cell>
          <table:table-cell office:value-type="float" office:value="1.392892" calcext:value-type="float">
            <text:p>1.392892</text:p>
          </table:table-cell>
          <table:table-cell office:value-type="float" office:value="1.487551" calcext:value-type="float">
            <text:p>1.487551</text:p>
          </table:table-cell>
          <table:table-cell office:value-type="float" office:value="1.345877" calcext:value-type="float">
            <text:p>1.345877</text:p>
          </table:table-cell>
          <table:table-cell office:value-type="float" office:value="1.389943" calcext:value-type="float">
            <text:p>1.389943</text:p>
          </table:table-cell>
          <table:table-cell office:value-type="float" office:value="1.36146" calcext:value-type="float">
            <text:p>1.3614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968942" calcext:value-type="float">
            <text:p>2.968942</text:p>
          </table:table-cell>
          <table:table-cell office:value-type="float" office:value="3.131949" calcext:value-type="float">
            <text:p>3.131949</text:p>
          </table:table-cell>
          <table:table-cell office:value-type="float" office:value="2.938934" calcext:value-type="float">
            <text:p>2.938934</text:p>
          </table:table-cell>
          <table:table-cell office:value-type="float" office:value="2.762341" calcext:value-type="float">
            <text:p>2.762341</text:p>
          </table:table-cell>
          <table:table-cell office:value-type="float" office:value="2.995273" calcext:value-type="float">
            <text:p>2.995273</text:p>
          </table:table-cell>
          <table:table-cell office:value-type="float" office:value="2.766192" calcext:value-type="float">
            <text:p>2.766192</text:p>
          </table:table-cell>
          <table:table-cell office:value-type="float" office:value="2.902946" calcext:value-type="float">
            <text:p>2.902946</text:p>
          </table:table-cell>
          <table:table-cell office:value-type="float" office:value="2.984179" calcext:value-type="float">
            <text:p>2.984179</text:p>
          </table:table-cell>
          <table:table-cell office:value-type="float" office:value="2.656223" calcext:value-type="float">
            <text:p>2.656223</text:p>
          </table:table-cell>
          <table:table-cell office:value-type="float" office:value="2.904617" calcext:value-type="float">
            <text:p>2.9046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8" calcext:value-type="date">
            <text:p>2022-03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8" calcext:value-type="date">
            <text:p>2022-03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72489" calcext:value-type="float">
            <text:p>0.57248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9518" calcext:value-type="float">
            <text:p>0.909518</text:p>
          </table:table-cell>
          <table:table-cell office:value-type="float" office:value="0.778945" calcext:value-type="float">
            <text:p>0.778945</text:p>
          </table:table-cell>
          <table:table-cell office:value-type="float" office:value="0.71633" calcext:value-type="float">
            <text:p>0.71633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106" calcext:value-type="float">
            <text:p>0.661060</text:p>
          </table:table-cell>
          <table:table-cell office:value-type="float" office:value="0.61638" calcext:value-type="float">
            <text:p>0.616380</text:p>
          </table:table-cell>
          <table:table-cell office:value-type="float" office:value="0.615815" calcext:value-type="float">
            <text:p>0.615815</text:p>
          </table:table-cell>
          <table:table-cell office:value-type="float" office:value="0.58957" calcext:value-type="float">
            <text:p>0.589570</text:p>
          </table:table-cell>
          <table:table-cell office:value-type="float" office:value="0.581501" calcext:value-type="float">
            <text:p>0.581501</text:p>
          </table:table-cell>
          <table:table-cell office:value-type="float" office:value="0.572489" calcext:value-type="float">
            <text:p>0.5724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943438" calcext:value-type="float">
            <text:p>0.943438</text:p>
          </table:table-cell>
          <table:table-cell table:number-columns-repeated="3"/>
          <table:table-cell office:value-type="float" office:value="1.638356" calcext:value-type="float">
            <text:p>1.638356</text:p>
          </table:table-cell>
          <table:table-cell office:value-type="float" office:value="1.495247" calcext:value-type="float">
            <text:p>1.495247</text:p>
          </table:table-cell>
          <table:table-cell office:value-type="float" office:value="1.2438" calcext:value-type="float">
            <text:p>1.243800</text:p>
          </table:table-cell>
          <table:table-cell office:value-type="float" office:value="1.228466" calcext:value-type="float">
            <text:p>1.228466</text:p>
          </table:table-cell>
          <table:table-cell office:value-type="float" office:value="1.171261" calcext:value-type="float">
            <text:p>1.171261</text:p>
          </table:table-cell>
          <table:table-cell office:value-type="float" office:value="1.071462" calcext:value-type="float">
            <text:p>1.071462</text:p>
          </table:table-cell>
          <table:table-cell office:value-type="float" office:value="1.046473" calcext:value-type="float">
            <text:p>1.046473</text:p>
          </table:table-cell>
          <table:table-cell office:value-type="float" office:value="1.00739" calcext:value-type="float">
            <text:p>1.007390</text:p>
          </table:table-cell>
          <table:table-cell office:value-type="float" office:value="0.960641" calcext:value-type="float">
            <text:p>0.960641</text:p>
          </table:table-cell>
          <table:table-cell office:value-type="float" office:value="0.943438" calcext:value-type="float">
            <text:p>0.9434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0" calcext:value-type="date">
            <text:p>2022-03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0" calcext:value-type="date">
            <text:p>2022-03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4574" calcext:value-type="float">
            <text:p>0.57457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4144" calcext:value-type="float">
            <text:p>0.914144</text:p>
          </table:table-cell>
          <table:table-cell office:value-type="float" office:value="0.78507" calcext:value-type="float">
            <text:p>0.785070</text:p>
          </table:table-cell>
          <table:table-cell office:value-type="float" office:value="0.720218" calcext:value-type="float">
            <text:p>0.720218</text:p>
          </table:table-cell>
          <table:table-cell office:value-type="float" office:value="0.6784658" calcext:value-type="float">
            <text:p>0.678466</text:p>
          </table:table-cell>
          <table:table-cell office:value-type="float" office:value="0.66387" calcext:value-type="float">
            <text:p>0.663870</text:p>
          </table:table-cell>
          <table:table-cell office:value-type="float" office:value="0.623263" calcext:value-type="float">
            <text:p>0.623263</text:p>
          </table:table-cell>
          <table:table-cell office:value-type="float" office:value="0.613861" calcext:value-type="float">
            <text:p>0.613861</text:p>
          </table:table-cell>
          <table:table-cell office:value-type="float" office:value="0.602392" calcext:value-type="float">
            <text:p>0.602392</text:p>
          </table:table-cell>
          <table:table-cell office:value-type="float" office:value="0.586482" calcext:value-type="float">
            <text:p>0.586482</text:p>
          </table:table-cell>
          <table:table-cell table:style-name="ce12" office:value-type="float" office:value="0.574574" calcext:value-type="float">
            <text:p>0.5745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55582" calcext:value-type="float">
            <text:p>0.955582</text:p>
          </table:table-cell>
          <table:table-cell table:number-columns-repeated="3"/>
          <table:table-cell office:value-type="float" office:value="1.635304" calcext:value-type="float">
            <text:p>1.635304</text:p>
          </table:table-cell>
          <table:table-cell office:value-type="float" office:value="1.417233" calcext:value-type="float">
            <text:p>1.417233</text:p>
          </table:table-cell>
          <table:table-cell office:value-type="float" office:value="1.264443" calcext:value-type="float">
            <text:p>1.264443</text:p>
          </table:table-cell>
          <table:table-cell office:value-type="float" office:value="1.245975" calcext:value-type="float">
            <text:p>1.245975</text:p>
          </table:table-cell>
          <table:table-cell office:value-type="float" office:value="1.176015" calcext:value-type="float">
            <text:p>1.176015</text:p>
          </table:table-cell>
          <table:table-cell office:value-type="float" office:value="1.07894" calcext:value-type="float">
            <text:p>1.078940</text:p>
          </table:table-cell>
          <table:table-cell office:value-type="float" office:value="1.049099" calcext:value-type="float">
            <text:p>1.049099</text:p>
          </table:table-cell>
          <table:table-cell office:value-type="float" office:value="1.052331" calcext:value-type="float">
            <text:p>1.052331</text:p>
          </table:table-cell>
          <table:table-cell office:value-type="float" office:value="0.964485" calcext:value-type="float">
            <text:p>0.964485</text:p>
          </table:table-cell>
          <table:table-cell table:style-name="ce12" office:value-type="float" office:value="0.955582" calcext:value-type="float">
            <text:p>0.9555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1" calcext:value-type="date">
            <text:p>2022-03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1" calcext:value-type="date">
            <text:p>2022-03-2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8165" calcext:value-type="float">
            <text:p>0.5781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2178" calcext:value-type="float">
            <text:p>0.932178</text:p>
          </table:table-cell>
          <table:table-cell office:value-type="float" office:value="0.782233" calcext:value-type="float">
            <text:p>0.782233</text:p>
          </table:table-cell>
          <table:table-cell office:value-type="float" office:value="0.716371" calcext:value-type="float">
            <text:p>0.716371</text:p>
          </table:table-cell>
          <table:table-cell office:value-type="float" office:value="0.673544" calcext:value-type="float">
            <text:p>0.673544</text:p>
          </table:table-cell>
          <table:table-cell office:value-type="float" office:value="0.653923" calcext:value-type="float">
            <text:p>0.653923</text:p>
          </table:table-cell>
          <table:table-cell office:value-type="float" office:value="0.615787" calcext:value-type="float">
            <text:p>0.615787</text:p>
          </table:table-cell>
          <table:table-cell office:value-type="float" office:value="0.618229" calcext:value-type="float">
            <text:p>0.618229</text:p>
          </table:table-cell>
          <table:table-cell office:value-type="float" office:value="0.597934" calcext:value-type="float">
            <text:p>0.597934</text:p>
          </table:table-cell>
          <table:table-cell office:value-type="float" office:value="0.585522" calcext:value-type="float">
            <text:p>0.585522</text:p>
          </table:table-cell>
          <table:table-cell table:style-name="ce12" office:value-type="float" office:value="0.578165" calcext:value-type="float">
            <text:p>0.5781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2822" calcext:value-type="float">
            <text:p>0.928220</text:p>
          </table:table-cell>
          <table:table-cell table:number-columns-repeated="3"/>
          <table:table-cell office:value-type="float" office:value="1.747035" calcext:value-type="float">
            <text:p>1.747035</text:p>
          </table:table-cell>
          <table:table-cell office:value-type="float" office:value="1.430888" calcext:value-type="float">
            <text:p>1.430888</text:p>
          </table:table-cell>
          <table:table-cell office:value-type="float" office:value="1.235381" calcext:value-type="float">
            <text:p>1.235381</text:p>
          </table:table-cell>
          <table:table-cell office:value-type="float" office:value="1.222742" calcext:value-type="float">
            <text:p>1.222742</text:p>
          </table:table-cell>
          <table:table-cell office:value-type="float" office:value="1.151425" calcext:value-type="float">
            <text:p>1.151425</text:p>
          </table:table-cell>
          <table:table-cell office:value-type="float" office:value="1.059254" calcext:value-type="float">
            <text:p>1.059254</text:p>
          </table:table-cell>
          <table:table-cell office:value-type="float" office:value="1.03909" calcext:value-type="float">
            <text:p>1.039090</text:p>
          </table:table-cell>
          <table:table-cell office:value-type="float" office:value="1.003491" calcext:value-type="float">
            <text:p>1.003491</text:p>
          </table:table-cell>
          <table:table-cell office:value-type="float" office:value="0.952628" calcext:value-type="float">
            <text:p>0.952628</text:p>
          </table:table-cell>
          <table:table-cell table:style-name="ce12" office:value-type="float" office:value="0.92822" calcext:value-type="float">
            <text:p>0.9282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Default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1.02098" calcext:value-type="float">
            <text:p>1.020980</text:p>
          </table:table-cell>
          <table:table-cell office:value-type="float" office:value="0.799789" calcext:value-type="float">
            <text:p>0.799789</text:p>
          </table:table-cell>
          <table:table-cell office:value-type="float" office:value="0.723005" calcext:value-type="float">
            <text:p>0.723005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629077" calcext:value-type="float">
            <text:p>0.629077</text:p>
          </table:table-cell>
          <table:table-cell office:value-type="float" office:value="0.619742" calcext:value-type="float">
            <text:p>0.619742</text:p>
          </table:table-cell>
          <table:table-cell office:value-type="float" office:value="0.587404" calcext:value-type="float">
            <text:p>0.587404</text:p>
          </table:table-cell>
          <table:table-cell office:value-type="float" office:value="0.571399" calcext:value-type="float">
            <text:p>0.571399</text:p>
          </table:table-cell>
          <table:table-cell office:value-type="float" office:value="0.555461" calcext:value-type="float">
            <text:p>0.555461</text:p>
          </table:table-cell>
          <table:table-cell office:value-type="float" office:value="0.547105" calcext:value-type="float">
            <text:p>0.547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3.255829" calcext:value-type="float">
            <text:p>3.255829</text:p>
          </table:table-cell>
          <table:table-cell office:value-type="float" office:value="2.233159" calcext:value-type="float">
            <text:p>2.233159</text:p>
          </table:table-cell>
          <table:table-cell office:value-type="float" office:value="1.857804" calcext:value-type="float">
            <text:p>1.857804</text:p>
          </table:table-cell>
          <table:table-cell office:value-type="float" office:value="1.745043" calcext:value-type="float">
            <text:p>1.745043</text:p>
          </table:table-cell>
          <table:table-cell office:value-type="float" office:value="1.473306" calcext:value-type="float">
            <text:p>1.473306</text:p>
          </table:table-cell>
          <table:table-cell office:value-type="float" office:value="1.388485" calcext:value-type="float">
            <text:p>1.388485</text:p>
          </table:table-cell>
          <table:table-cell office:value-type="float" office:value="1.289492" calcext:value-type="float">
            <text:p>1.289492</text:p>
          </table:table-cell>
          <table:table-cell office:value-type="float" office:value="1.204628" calcext:value-type="float">
            <text:p>1.204628</text:p>
          </table:table-cell>
          <table:table-cell table:style-name="ce12" office:value-type="float" office:value="1.155197" calcext:value-type="float">
            <text:p>1.155197</text:p>
          </table:table-cell>
          <table:table-cell table:style-name="ce12" office:value-type="float" office:value="1.123774" calcext:value-type="float">
            <text:p>1.123774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29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29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29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29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7" calcext:value-type="date">
            <text:p>2022-03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7" calcext:value-type="date">
            <text:p>2022-03-2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50177" calcext:value-type="float">
            <text:p>1.3501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53159" calcext:value-type="float">
            <text:p>1.853159</text:p>
          </table:table-cell>
          <table:table-cell office:value-type="float" office:value="1.608853" calcext:value-type="float">
            <text:p>1.608853</text:p>
          </table:table-cell>
          <table:table-cell office:value-type="float" office:value="1.563274" calcext:value-type="float">
            <text:p>1.563274</text:p>
          </table:table-cell>
          <table:table-cell office:value-type="float" office:value="1.747169" calcext:value-type="float">
            <text:p>1.747169</text:p>
          </table:table-cell>
          <table:table-cell office:value-type="float" office:value="1.496701" calcext:value-type="float">
            <text:p>1.496701</text:p>
          </table:table-cell>
          <table:table-cell office:value-type="float" office:value="1.463213" calcext:value-type="float">
            <text:p>1.463213</text:p>
          </table:table-cell>
          <table:table-cell office:value-type="float" office:value="1.507646" calcext:value-type="float">
            <text:p>1.507646</text:p>
          </table:table-cell>
          <table:table-cell office:value-type="float" office:value="1.398377" calcext:value-type="float">
            <text:p>1.398377</text:p>
          </table:table-cell>
          <table:table-cell office:value-type="float" office:value="1.325249" calcext:value-type="float">
            <text:p>1.325249</text:p>
          </table:table-cell>
          <table:table-cell table:style-name="ce12" office:value-type="float" office:value="1.350177" calcext:value-type="float">
            <text:p>1.3501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2.742199" calcext:value-type="float">
            <text:p>2.742199</text:p>
          </table:table-cell>
          <table:table-cell table:number-columns-repeated="3"/>
          <table:table-cell office:value-type="float" office:value="3.023689" calcext:value-type="float">
            <text:p>3.023689</text:p>
          </table:table-cell>
          <table:table-cell office:value-type="float" office:value="3.133434" calcext:value-type="float">
            <text:p>3.133434</text:p>
          </table:table-cell>
          <table:table-cell office:value-type="float" office:value="2.982185" calcext:value-type="float">
            <text:p>2.982185</text:p>
          </table:table-cell>
          <table:table-cell office:value-type="float" office:value="2.755625" calcext:value-type="float">
            <text:p>2.755625</text:p>
          </table:table-cell>
          <table:table-cell office:value-type="float" office:value="2.848011" calcext:value-type="float">
            <text:p>2.848011</text:p>
          </table:table-cell>
          <table:table-cell office:value-type="float" office:value="2.788334" calcext:value-type="float">
            <text:p>2.788334</text:p>
          </table:table-cell>
          <table:table-cell office:value-type="float" office:value="2.792747" calcext:value-type="float">
            <text:p>2.792747</text:p>
          </table:table-cell>
          <table:table-cell office:value-type="float" office:value="2.807684" calcext:value-type="float">
            <text:p>2.807684</text:p>
          </table:table-cell>
          <table:table-cell office:value-type="float" office:value="2.680905" calcext:value-type="float">
            <text:p>2.680905</text:p>
          </table:table-cell>
          <table:table-cell table:style-name="ce12" office:value-type="float" office:value="2.742199" calcext:value-type="float">
            <text:p>2.7421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04385" calcext:value-type="float">
            <text:p>1.3043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986" calcext:value-type="float">
            <text:p>1.779860</text:p>
          </table:table-cell>
          <table:table-cell office:value-type="float" office:value="1.611307" calcext:value-type="float">
            <text:p>1.611307</text:p>
          </table:table-cell>
          <table:table-cell office:value-type="float" office:value="1.545092" calcext:value-type="float">
            <text:p>1.545092</text:p>
          </table:table-cell>
          <table:table-cell office:value-type="float" office:value="1.457029" calcext:value-type="float">
            <text:p>1.457029</text:p>
          </table:table-cell>
          <table:table-cell office:value-type="float" office:value="1.499593" calcext:value-type="float">
            <text:p>1.499593</text:p>
          </table:table-cell>
          <table:table-cell office:value-type="float" office:value="1.431061" calcext:value-type="float">
            <text:p>1.431061</text:p>
          </table:table-cell>
          <table:table-cell office:value-type="float" office:value="1.42217" calcext:value-type="float">
            <text:p>1.422170</text:p>
          </table:table-cell>
          <table:table-cell office:value-type="float" office:value="1.346529" calcext:value-type="float">
            <text:p>1.346529</text:p>
          </table:table-cell>
          <table:table-cell office:value-type="float" office:value="1.357488" calcext:value-type="float">
            <text:p>1.357488</text:p>
          </table:table-cell>
          <table:table-cell table:style-name="ce12" office:value-type="float" office:value="1.304385" calcext:value-type="float">
            <text:p>1.304385</text:p>
          </table:table-cell>
          <table:table-cell table:number-columns-repeated="996"/>
        </table:table-row>
        <table:table-row table:style-name="ro1">
          <table:table-cell table:style-name="Default" table:number-columns-repeated="14"/>
          <table:table-cell table:style-name="ce12" office:value-type="float" office:value="2.641148" calcext:value-type="float">
            <text:p>2.641148</text:p>
          </table:table-cell>
          <table:table-cell table:style-name="Default" table:number-columns-repeated="2"/>
          <table:table-cell/>
          <table:table-cell office:value-type="float" office:value="3.234067" calcext:value-type="float">
            <text:p>3.234067</text:p>
          </table:table-cell>
          <table:table-cell office:value-type="float" office:value="3.257187" calcext:value-type="float">
            <text:p>3.257187</text:p>
          </table:table-cell>
          <table:table-cell office:value-type="float" office:value="2.959733" calcext:value-type="float">
            <text:p>2.959733</text:p>
          </table:table-cell>
          <table:table-cell office:value-type="float" office:value="2.786481" calcext:value-type="float">
            <text:p>2.786481</text:p>
          </table:table-cell>
          <table:table-cell office:value-type="float" office:value="2.780146" calcext:value-type="float">
            <text:p>2.780146</text:p>
          </table:table-cell>
          <table:table-cell office:value-type="float" office:value="2.800726" calcext:value-type="float">
            <text:p>2.800726</text:p>
          </table:table-cell>
          <table:table-cell office:value-type="float" office:value="2.880475" calcext:value-type="float">
            <text:p>2.880475</text:p>
          </table:table-cell>
          <table:table-cell office:value-type="float" office:value="2.81939" calcext:value-type="float">
            <text:p>2.819390</text:p>
          </table:table-cell>
          <table:table-cell office:value-type="float" office:value="2.608303" calcext:value-type="float">
            <text:p>2.608303</text:p>
          </table:table-cell>
          <table:table-cell table:style-name="ce12" office:value-type="float" office:value="2.641148" calcext:value-type="float">
            <text:p>2.641148</text:p>
          </table:table-cell>
          <table:table-cell table:number-columns-repeated="996"/>
        </table:table-row>
        <table:table-row table:style-name="ro1">
          <table:table-cell table:style-name="Default" table:number-columns-repeated="14"/>
          <table:table-cell table:style-name="ce12"/>
          <table:table-cell table:style-name="Default" table:number-columns-repeated="2"/>
          <table:table-cell table:number-columns-repeated="10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1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02621" calcext:value-type="float">
            <text:p>1.3026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06461" calcext:value-type="float">
            <text:p>1.806461</text:p>
          </table:table-cell>
          <table:table-cell office:value-type="float" office:value="1.500069" calcext:value-type="float">
            <text:p>1.500069</text:p>
          </table:table-cell>
          <table:table-cell office:value-type="float" office:value="1.4551" calcext:value-type="float">
            <text:p>1.455100</text:p>
          </table:table-cell>
          <table:table-cell office:value-type="float" office:value="1.479423" calcext:value-type="float">
            <text:p>1.479423</text:p>
          </table:table-cell>
          <table:table-cell office:value-type="float" office:value="1.398762" calcext:value-type="float">
            <text:p>1.398762</text:p>
          </table:table-cell>
          <table:table-cell office:value-type="float" office:value="1.444795" calcext:value-type="float">
            <text:p>1.444795</text:p>
          </table:table-cell>
          <table:table-cell office:value-type="float" office:value="1.339641" calcext:value-type="float">
            <text:p>1.339641</text:p>
          </table:table-cell>
          <table:table-cell office:value-type="float" office:value="1.337732" calcext:value-type="float">
            <text:p>1.337732</text:p>
          </table:table-cell>
          <table:table-cell office:value-type="float" office:value="1.324502" calcext:value-type="float">
            <text:p>1.324502</text:p>
          </table:table-cell>
          <table:table-cell table:style-name="ce12" office:value-type="float" office:value="1.302621" calcext:value-type="float">
            <text:p>1.3026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18731" calcext:value-type="float">
            <text:p>2.618731</text:p>
          </table:table-cell>
          <table:table-cell table:number-columns-repeated="3"/>
          <table:table-cell office:value-type="float" office:value="3.088038" calcext:value-type="float">
            <text:p>3.088038</text:p>
          </table:table-cell>
          <table:table-cell office:value-type="float" office:value="2.953054" calcext:value-type="float">
            <text:p>2.953054</text:p>
          </table:table-cell>
          <table:table-cell office:value-type="float" office:value="2.934956" calcext:value-type="float">
            <text:p>2.934956</text:p>
          </table:table-cell>
          <table:table-cell office:value-type="float" office:value="2.837873" calcext:value-type="float">
            <text:p>2.837873</text:p>
          </table:table-cell>
          <table:table-cell office:value-type="float" office:value="2.79353" calcext:value-type="float">
            <text:p>2.793530</text:p>
          </table:table-cell>
          <table:table-cell office:value-type="float" office:value="2.791673" calcext:value-type="float">
            <text:p>2.791673</text:p>
          </table:table-cell>
          <table:table-cell office:value-type="float" office:value="2.750635" calcext:value-type="float">
            <text:p>2.750635</text:p>
          </table:table-cell>
          <table:table-cell office:value-type="float" office:value="2.722957" calcext:value-type="float">
            <text:p>2.722957</text:p>
          </table:table-cell>
          <table:table-cell office:value-type="float" office:value="2.638906" calcext:value-type="float">
            <text:p>2.638906</text:p>
          </table:table-cell>
          <table:table-cell office:value-type="float" office:value="2.618731" calcext:value-type="float">
            <text:p>2.6187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0-16-4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4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35239" calcext:value-type="float">
            <text:p>0.6352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5036" calcext:value-type="float">
            <text:p>1.075036</text:p>
          </table:table-cell>
          <table:table-cell office:value-type="float" office:value="0.973001" calcext:value-type="float">
            <text:p>0.973001</text:p>
          </table:table-cell>
          <table:table-cell office:value-type="float" office:value="0.925563" calcext:value-type="float">
            <text:p>0.925563</text:p>
          </table:table-cell>
          <table:table-cell office:value-type="float" office:value="0.830296" calcext:value-type="float">
            <text:p>0.830296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749504" calcext:value-type="float">
            <text:p>0.749504</text:p>
          </table:table-cell>
          <table:table-cell office:value-type="float" office:value="0.70252" calcext:value-type="float">
            <text:p>0.702520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653587" calcext:value-type="float">
            <text:p>0.653587</text:p>
          </table:table-cell>
          <table:table-cell table:style-name="ce12" office:value-type="float" office:value="0.635239" calcext:value-type="float">
            <text:p>0.6352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8857" calcext:value-type="float">
            <text:p>1.138857</text:p>
          </table:table-cell>
          <table:table-cell table:number-columns-repeated="3"/>
          <table:table-cell office:value-type="float" office:value="1.862941" calcext:value-type="float">
            <text:p>1.862941</text:p>
          </table:table-cell>
          <table:table-cell office:value-type="float" office:value="1.658056" calcext:value-type="float">
            <text:p>1.658056</text:p>
          </table:table-cell>
          <table:table-cell office:value-type="float" office:value="1.580745" calcext:value-type="float">
            <text:p>1.580745</text:p>
          </table:table-cell>
          <table:table-cell office:value-type="float" office:value="1.429279" calcext:value-type="float">
            <text:p>1.429279</text:p>
          </table:table-cell>
          <table:table-cell office:value-type="float" office:value="1.311948" calcext:value-type="float">
            <text:p>1.311948</text:p>
          </table:table-cell>
          <table:table-cell office:value-type="float" office:value="1.291251" calcext:value-type="float">
            <text:p>1.291251</text:p>
          </table:table-cell>
          <table:table-cell office:value-type="float" office:value="1.230424" calcext:value-type="float">
            <text:p>1.230424</text:p>
          </table:table-cell>
          <table:table-cell office:value-type="float" office:value="1.211085" calcext:value-type="float">
            <text:p>1.211085</text:p>
          </table:table-cell>
          <table:table-cell office:value-type="float" office:value="1.156454" calcext:value-type="float">
            <text:p>1.156454</text:p>
          </table:table-cell>
          <table:table-cell table:style-name="ce12" office:value-type="float" office:value="1.138857" calcext:value-type="float">
            <text:p>1.1388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1-04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04-1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1906" calcext:value-type="float">
            <text:p>0.6519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7566" calcext:value-type="float">
            <text:p>1.077566</text:p>
          </table:table-cell>
          <table:table-cell office:value-type="float" office:value="0.966998" calcext:value-type="float">
            <text:p>0.966998</text:p>
          </table:table-cell>
          <table:table-cell office:value-type="float" office:value="0.925873" calcext:value-type="float">
            <text:p>0.925873</text:p>
          </table:table-cell>
          <table:table-cell office:value-type="float" office:value="0.84062" calcext:value-type="float">
            <text:p>0.840620</text:p>
          </table:table-cell>
          <table:table-cell office:value-type="float" office:value="0.780688" calcext:value-type="float">
            <text:p>0.780688</text:p>
          </table:table-cell>
          <table:table-cell office:value-type="float" office:value="0.734405" calcext:value-type="float">
            <text:p>0.734405</text:p>
          </table:table-cell>
          <table:table-cell office:value-type="float" office:value="0.709097" calcext:value-type="float">
            <text:p>0.709097</text:p>
          </table:table-cell>
          <table:table-cell office:value-type="float" office:value="0.68063" calcext:value-type="float">
            <text:p>0.680630</text:p>
          </table:table-cell>
          <table:table-cell office:value-type="float" office:value="0.663212" calcext:value-type="float">
            <text:p>0.663212</text:p>
          </table:table-cell>
          <table:table-cell table:style-name="ce12" office:value-type="float" office:value="0.651906" calcext:value-type="float">
            <text:p>0.6519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2627" calcext:value-type="float">
            <text:p>1.132627</text:p>
          </table:table-cell>
          <table:table-cell table:number-columns-repeated="3"/>
          <table:table-cell office:value-type="float" office:value="1.9673" calcext:value-type="float">
            <text:p>1.967300</text:p>
          </table:table-cell>
          <table:table-cell office:value-type="float" office:value="1.572696" calcext:value-type="float">
            <text:p>1.572696</text:p>
          </table:table-cell>
          <table:table-cell office:value-type="float" office:value="1.708272" calcext:value-type="float">
            <text:p>1.708272</text:p>
          </table:table-cell>
          <table:table-cell office:value-type="float" office:value="1.477663" calcext:value-type="float">
            <text:p>1.477663</text:p>
          </table:table-cell>
          <table:table-cell office:value-type="float" office:value="1.397427" calcext:value-type="float">
            <text:p>1.397427</text:p>
          </table:table-cell>
          <table:table-cell office:value-type="float" office:value="1.289314" calcext:value-type="float">
            <text:p>1.289314</text:p>
          </table:table-cell>
          <table:table-cell office:value-type="float" office:value="1.278293" calcext:value-type="float">
            <text:p>1.278293</text:p>
          </table:table-cell>
          <table:table-cell office:value-type="float" office:value="1.22469" calcext:value-type="float">
            <text:p>1.224690</text:p>
          </table:table-cell>
          <table:table-cell office:value-type="float" office:value="1.159943" calcext:value-type="float">
            <text:p>1.159943</text:p>
          </table:table-cell>
          <table:table-cell table:style-name="ce12" office:value-type="float" office:value="1.132627" calcext:value-type="float">
            <text:p>1.1326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1-15-5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5-5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6846" calcext:value-type="float">
            <text:p>0.6468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9846" calcext:value-type="float">
            <text:p>1.109846</text:p>
          </table:table-cell>
          <table:table-cell office:value-type="float" office:value="0.940132" calcext:value-type="float">
            <text:p>0.940132</text:p>
          </table:table-cell>
          <table:table-cell office:value-type="float" office:value="0.998531" calcext:value-type="float">
            <text:p>0.998531</text:p>
          </table:table-cell>
          <table:table-cell office:value-type="float" office:value="0.844955" calcext:value-type="float">
            <text:p>0.844955</text:p>
          </table:table-cell>
          <table:table-cell office:value-type="float" office:value="0.808192" calcext:value-type="float">
            <text:p>0.808192</text:p>
          </table:table-cell>
          <table:table-cell office:value-type="float" office:value="0.730619" calcext:value-type="float">
            <text:p>0.730619</text:p>
          </table:table-cell>
          <table:table-cell office:value-type="float" office:value="0.710627" calcext:value-type="float">
            <text:p>0.710627</text:p>
          </table:table-cell>
          <table:table-cell office:value-type="float" office:value="0.678828" calcext:value-type="float">
            <text:p>0.678828</text:p>
          </table:table-cell>
          <table:table-cell office:value-type="float" office:value="0.666647" calcext:value-type="float">
            <text:p>0.666647</text:p>
          </table:table-cell>
          <table:table-cell table:style-name="ce12" office:value-type="float" office:value="0.646846" calcext:value-type="float">
            <text:p>0.6468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416" calcext:value-type="float">
            <text:p>1.134160</text:p>
          </table:table-cell>
          <table:table-cell table:number-columns-repeated="3"/>
          <table:table-cell office:value-type="float" office:value="1.868828" calcext:value-type="float">
            <text:p>1.868828</text:p>
          </table:table-cell>
          <table:table-cell office:value-type="float" office:value="1.547212" calcext:value-type="float">
            <text:p>1.547212</text:p>
          </table:table-cell>
          <table:table-cell office:value-type="float" office:value="1.80064" calcext:value-type="float">
            <text:p>1.800640</text:p>
          </table:table-cell>
          <table:table-cell office:value-type="float" office:value="1.427261" calcext:value-type="float">
            <text:p>1.427261</text:p>
          </table:table-cell>
          <table:table-cell office:value-type="float" office:value="1.417475" calcext:value-type="float">
            <text:p>1.417475</text:p>
          </table:table-cell>
          <table:table-cell office:value-type="float" office:value="1.318526" calcext:value-type="float">
            <text:p>1.318526</text:p>
          </table:table-cell>
          <table:table-cell office:value-type="float" office:value="1.24256" calcext:value-type="float">
            <text:p>1.242560</text:p>
          </table:table-cell>
          <table:table-cell office:value-type="float" office:value="1.224479" calcext:value-type="float">
            <text:p>1.224479</text:p>
          </table:table-cell>
          <table:table-cell office:value-type="float" office:value="1.136225" calcext:value-type="float">
            <text:p>1.136225</text:p>
          </table:table-cell>
          <table:table-cell table:style-name="ce12" office:value-type="float" office:value="1.13416" calcext:value-type="float">
            <text:p>1.1341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0-16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4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47105" calcext:value-type="float">
            <text:p>0.5471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098" calcext:value-type="float">
            <text:p>1.020980</text:p>
          </table:table-cell>
          <table:table-cell office:value-type="float" office:value="0.799789" calcext:value-type="float">
            <text:p>0.799789</text:p>
          </table:table-cell>
          <table:table-cell office:value-type="float" office:value="0.723005" calcext:value-type="float">
            <text:p>0.723005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629077" calcext:value-type="float">
            <text:p>0.629077</text:p>
          </table:table-cell>
          <table:table-cell office:value-type="float" office:value="0.619742" calcext:value-type="float">
            <text:p>0.619742</text:p>
          </table:table-cell>
          <table:table-cell office:value-type="float" office:value="0.587404" calcext:value-type="float">
            <text:p>0.587404</text:p>
          </table:table-cell>
          <table:table-cell office:value-type="float" office:value="0.571399" calcext:value-type="float">
            <text:p>0.571399</text:p>
          </table:table-cell>
          <table:table-cell office:value-type="float" office:value="0.555461" calcext:value-type="float">
            <text:p>0.555461</text:p>
          </table:table-cell>
          <table:table-cell office:value-type="float" office:value="0.547105" calcext:value-type="float">
            <text:p>0.547105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4.80% &amp; 6.66% &amp; 5.11</text:p>
          </table:table-cell>
          <table:table-cell table:style-name="ce16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23774" calcext:value-type="float">
            <text:p>1.123774</text:p>
          </table:table-cell>
          <table:table-cell table:number-columns-repeated="3"/>
          <table:table-cell office:value-type="float" office:value="3.255829" calcext:value-type="float">
            <text:p>3.255829</text:p>
          </table:table-cell>
          <table:table-cell office:value-type="float" office:value="2.233159" calcext:value-type="float">
            <text:p>2.233159</text:p>
          </table:table-cell>
          <table:table-cell office:value-type="float" office:value="1.857804" calcext:value-type="float">
            <text:p>1.857804</text:p>
          </table:table-cell>
          <table:table-cell office:value-type="float" office:value="1.745043" calcext:value-type="float">
            <text:p>1.745043</text:p>
          </table:table-cell>
          <table:table-cell office:value-type="float" office:value="1.473306" calcext:value-type="float">
            <text:p>1.473306</text:p>
          </table:table-cell>
          <table:table-cell office:value-type="float" office:value="1.388485" calcext:value-type="float">
            <text:p>1.388485</text:p>
          </table:table-cell>
          <table:table-cell office:value-type="float" office:value="1.289492" calcext:value-type="float">
            <text:p>1.289492</text:p>
          </table:table-cell>
          <table:table-cell office:value-type="float" office:value="1.204628" calcext:value-type="float">
            <text:p>1.204628</text:p>
          </table:table-cell>
          <table:table-cell table:style-name="ce12" office:value-type="float" office:value="1.155197" calcext:value-type="float">
            <text:p>1.155197</text:p>
          </table:table-cell>
          <table:table-cell table:style-name="ce12" office:value-type="float" office:value="1.123774" calcext:value-type="float">
            <text:p>1.1237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09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09-24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48215" calcext:value-type="float">
            <text:p>0.5482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3662" calcext:value-type="float">
            <text:p>1.023662</text:p>
          </table:table-cell>
          <table:table-cell office:value-type="float" office:value="0.799147" calcext:value-type="float">
            <text:p>0.799147</text:p>
          </table:table-cell>
          <table:table-cell office:value-type="float" office:value="0.733923" calcext:value-type="float">
            <text:p>0.733923</text:p>
          </table:table-cell>
          <table:table-cell office:value-type="float" office:value="0.691323" calcext:value-type="float">
            <text:p>0.691323</text:p>
          </table:table-cell>
          <table:table-cell office:value-type="float" office:value="0.627656" calcext:value-type="float">
            <text:p>0.627656</text:p>
          </table:table-cell>
          <table:table-cell office:value-type="float" office:value="0.616296" calcext:value-type="float">
            <text:p>0.616296</text:p>
          </table:table-cell>
          <table:table-cell office:value-type="float" office:value="0.587061" calcext:value-type="float">
            <text:p>0.587061</text:p>
          </table:table-cell>
          <table:table-cell office:value-type="float" office:value="0.571645" calcext:value-type="float">
            <text:p>0.571645</text:p>
          </table:table-cell>
          <table:table-cell office:value-type="float" office:value="0.556703" calcext:value-type="float">
            <text:p>0.556703</text:p>
          </table:table-cell>
          <table:table-cell table:style-name="ce12" office:value-type="float" office:value="0.548215" calcext:value-type="float">
            <text:p>0.548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9562" calcext:value-type="float">
            <text:p>1.139562</text:p>
          </table:table-cell>
          <table:table-cell table:number-columns-repeated="3"/>
          <table:table-cell office:value-type="float" office:value="3.240738" calcext:value-type="float">
            <text:p>3.240738</text:p>
          </table:table-cell>
          <table:table-cell office:value-type="float" office:value="2.25687" calcext:value-type="float">
            <text:p>2.256870</text:p>
          </table:table-cell>
          <table:table-cell office:value-type="float" office:value="1.869619" calcext:value-type="float">
            <text:p>1.869619</text:p>
          </table:table-cell>
          <table:table-cell office:value-type="float" office:value="1.784156" calcext:value-type="float">
            <text:p>1.784156</text:p>
          </table:table-cell>
          <table:table-cell office:value-type="float" office:value="1.465399" calcext:value-type="float">
            <text:p>1.465399</text:p>
          </table:table-cell>
          <table:table-cell office:value-type="float" office:value="1.347005" calcext:value-type="float">
            <text:p>1.347005</text:p>
          </table:table-cell>
          <table:table-cell office:value-type="float" office:value="1.290031" calcext:value-type="float">
            <text:p>1.290031</text:p>
          </table:table-cell>
          <table:table-cell office:value-type="float" office:value="1.220889" calcext:value-type="float">
            <text:p>1.220889</text:p>
          </table:table-cell>
          <table:table-cell office:value-type="float" office:value="1.16151" calcext:value-type="float">
            <text:p>1.161510</text:p>
          </table:table-cell>
          <table:table-cell table:style-name="ce12" office:value-type="float" office:value="1.139562" calcext:value-type="float">
            <text:p>1.1395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1-02-4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1-02-4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4767" calcext:value-type="float">
            <text:p>0.5476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3225" calcext:value-type="float">
            <text:p>1.043225</text:p>
          </table:table-cell>
          <table:table-cell office:value-type="float" office:value="0.810218" calcext:value-type="float">
            <text:p>0.810218</text:p>
          </table:table-cell>
          <table:table-cell office:value-type="float" office:value="0.720593" calcext:value-type="float">
            <text:p>0.720593</text:p>
          </table:table-cell>
          <table:table-cell office:value-type="float" office:value="0.696091" calcext:value-type="float">
            <text:p>0.696091</text:p>
          </table:table-cell>
          <table:table-cell table:style-name="ce13" office:value-type="float" office:value="0.636706" calcext:value-type="float">
            <text:p>0.636706</text:p>
          </table:table-cell>
          <table:table-cell office:value-type="float" office:value="0.620831" calcext:value-type="float">
            <text:p>0.620831</text:p>
          </table:table-cell>
          <table:table-cell office:value-type="float" office:value="0.584517" calcext:value-type="float">
            <text:p>0.584517</text:p>
          </table:table-cell>
          <table:table-cell office:value-type="float" office:value="0.569785" calcext:value-type="float">
            <text:p>0.569785</text:p>
          </table:table-cell>
          <table:table-cell office:value-type="float" office:value="0.556905" calcext:value-type="float">
            <text:p>0.556905</text:p>
          </table:table-cell>
          <table:table-cell table:style-name="ce12" office:value-type="float" office:value="0.54767" calcext:value-type="float">
            <text:p>0.5476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4038" calcext:value-type="float">
            <text:p>1.134038</text:p>
          </table:table-cell>
          <table:table-cell table:number-columns-repeated="3"/>
          <table:table-cell office:value-type="float" office:value="3.33037" calcext:value-type="float">
            <text:p>3.330370</text:p>
          </table:table-cell>
          <table:table-cell office:value-type="float" office:value="2.316641" calcext:value-type="float">
            <text:p>2.316641</text:p>
          </table:table-cell>
          <table:table-cell office:value-type="float" office:value="1.81215" calcext:value-type="float">
            <text:p>1.812150</text:p>
          </table:table-cell>
          <table:table-cell office:value-type="float" office:value="1.682154" calcext:value-type="float">
            <text:p>1.682154</text:p>
          </table:table-cell>
          <table:table-cell office:value-type="float" office:value="1.49366" calcext:value-type="float">
            <text:p>1.493660</text:p>
          </table:table-cell>
          <table:table-cell office:value-type="float" office:value="1.353416" calcext:value-type="float">
            <text:p>1.353416</text:p>
          </table:table-cell>
          <table:table-cell office:value-type="float" office:value="1.264236" calcext:value-type="float">
            <text:p>1.264236</text:p>
          </table:table-cell>
          <table:table-cell office:value-type="float" office:value="1.212552" calcext:value-type="float">
            <text:p>1.212552</text:p>
          </table:table-cell>
          <table:table-cell office:value-type="float" office:value="1.160204" calcext:value-type="float">
            <text:p>1.160204</text:p>
          </table:table-cell>
          <table:table-cell table:style-name="ce12" office:value-type="float" office:value="1.134038" calcext:value-type="float">
            <text:p>1.134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0-16-5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5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8931" calcext:value-type="float">
            <text:p>0.6689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88228" calcext:value-type="float">
            <text:p>1.288228</text:p>
          </table:table-cell>
          <table:table-cell office:value-type="float" office:value="1.010103" calcext:value-type="float">
            <text:p>1.010103</text:p>
          </table:table-cell>
          <table:table-cell office:value-type="float" office:value="0.889084" calcext:value-type="float">
            <text:p>0.889084</text:p>
          </table:table-cell>
          <table:table-cell office:value-type="float" office:value="0.892284" calcext:value-type="float">
            <text:p>0.892284</text:p>
          </table:table-cell>
          <table:table-cell office:value-type="float" office:value="0.811313" calcext:value-type="float">
            <text:p>0.811313</text:p>
          </table:table-cell>
          <table:table-cell office:value-type="float" office:value="0.777538" calcext:value-type="float">
            <text:p>0.777538</text:p>
          </table:table-cell>
          <table:table-cell office:value-type="float" office:value="0.732205" calcext:value-type="float">
            <text:p>0.732205</text:p>
          </table:table-cell>
          <table:table-cell office:value-type="float" office:value="0.714736" calcext:value-type="float">
            <text:p>0.714736</text:p>
          </table:table-cell>
          <table:table-cell office:value-type="float" office:value="0.672581" calcext:value-type="float">
            <text:p>0.672581</text:p>
          </table:table-cell>
          <table:table-cell table:style-name="ce12" office:value-type="float" office:value="0.668931" calcext:value-type="float">
            <text:p>0.6689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8926" calcext:value-type="float">
            <text:p>1.189260</text:p>
          </table:table-cell>
          <table:table-cell table:number-columns-repeated="3"/>
          <table:table-cell office:value-type="float" office:value="2.180331" calcext:value-type="float">
            <text:p>2.180331</text:p>
          </table:table-cell>
          <table:table-cell office:value-type="float" office:value="1.662861" calcext:value-type="float">
            <text:p>1.662861</text:p>
          </table:table-cell>
          <table:table-cell office:value-type="float" office:value="1.520708" calcext:value-type="float">
            <text:p>1.520708</text:p>
          </table:table-cell>
          <table:table-cell office:value-type="float" office:value="1.435185" calcext:value-type="float">
            <text:p>1.435185</text:p>
          </table:table-cell>
          <table:table-cell office:value-type="float" office:value="1.484094" calcext:value-type="float">
            <text:p>1.484094</text:p>
          </table:table-cell>
          <table:table-cell office:value-type="float" office:value="1.347715" calcext:value-type="float">
            <text:p>1.347715</text:p>
          </table:table-cell>
          <table:table-cell office:value-type="float" office:value="1.329288" calcext:value-type="float">
            <text:p>1.329288</text:p>
          </table:table-cell>
          <table:table-cell office:value-type="float" office:value="1.219621" calcext:value-type="float">
            <text:p>1.219621</text:p>
          </table:table-cell>
          <table:table-cell office:value-type="float" office:value="1.206511" calcext:value-type="float">
            <text:p>1.206511</text:p>
          </table:table-cell>
          <table:table-cell table:style-name="ce12" office:value-type="float" office:value="1.18926" calcext:value-type="float">
            <text:p>1.1892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40009" calcext:value-type="float">
            <text:p>1.440009</text:p>
          </table:table-cell>
          <table:table-cell table:number-columns-repeated="3"/>
          <table:table-cell office:value-type="float" office:value="2.842161" calcext:value-type="float">
            <text:p>2.842161</text:p>
          </table:table-cell>
          <table:table-cell office:value-type="float" office:value="2.182706" calcext:value-type="float">
            <text:p>2.182706</text:p>
          </table:table-cell>
          <table:table-cell office:value-type="float" office:value="1.997115" calcext:value-type="float">
            <text:p>1.997115</text:p>
          </table:table-cell>
          <table:table-cell office:value-type="float" office:value="1.843069" calcext:value-type="float">
            <text:p>1.843069</text:p>
          </table:table-cell>
          <table:table-cell office:value-type="float" office:value="1.663841" calcext:value-type="float">
            <text:p>1.663841</text:p>
          </table:table-cell>
          <table:table-cell office:value-type="float" office:value="1.947479" calcext:value-type="float">
            <text:p>1.947479</text:p>
          </table:table-cell>
          <table:table-cell office:value-type="float" office:value="1.650771" calcext:value-type="float">
            <text:p>1.650771</text:p>
          </table:table-cell>
          <table:table-cell office:value-type="float" office:value="1.517829" calcext:value-type="float">
            <text:p>1.517829</text:p>
          </table:table-cell>
          <table:table-cell office:value-type="float" office:value="1.454704" calcext:value-type="float">
            <text:p>1.454704</text:p>
          </table:table-cell>
          <table:table-cell table:style-name="ce12" office:value-type="float" office:value="1.440009" calcext:value-type="float">
            <text:p>1.4400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335008" calcext:value-type="float">
            <text:p>5.335008</text:p>
          </table:table-cell>
          <table:table-cell table:number-columns-repeated="3"/>
          <table:table-cell office:value-type="float" office:value="10.060491" calcext:value-type="float">
            <text:p>10.060491</text:p>
          </table:table-cell>
          <table:table-cell office:value-type="float" office:value="8.060675" calcext:value-type="float">
            <text:p>8.060675</text:p>
          </table:table-cell>
          <table:table-cell office:value-type="float" office:value="7.166483" calcext:value-type="float">
            <text:p>7.166483</text:p>
          </table:table-cell>
          <table:table-cell office:value-type="float" office:value="6.778312" calcext:value-type="float">
            <text:p>6.778312</text:p>
          </table:table-cell>
          <table:table-cell office:value-type="float" office:value="6.168978" calcext:value-type="float">
            <text:p>6.168978</text:p>
          </table:table-cell>
          <table:table-cell office:value-type="float" office:value="6.997614" calcext:value-type="float">
            <text:p>6.997614</text:p>
          </table:table-cell>
          <table:table-cell office:value-type="float" office:value="5.9613" calcext:value-type="float">
            <text:p>5.961300</text:p>
          </table:table-cell>
          <table:table-cell office:value-type="float" office:value="5.539317" calcext:value-type="float">
            <text:p>5.539317</text:p>
          </table:table-cell>
          <table:table-cell office:value-type="float" office:value="5.319988" calcext:value-type="float">
            <text:p>5.319988</text:p>
          </table:table-cell>
          <table:table-cell table:style-name="ce12" office:value-type="float" office:value="5.335008" calcext:value-type="float">
            <text:p>5.33500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1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1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1223" calcext:value-type="float">
            <text:p>0.6612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55618" calcext:value-type="float">
            <text:p>1.355618</text:p>
          </table:table-cell>
          <table:table-cell office:value-type="float" office:value="0.988021" calcext:value-type="float">
            <text:p>0.988021</text:p>
          </table:table-cell>
          <table:table-cell office:value-type="float" office:value="0.899579" calcext:value-type="float">
            <text:p>0.899579</text:p>
          </table:table-cell>
          <table:table-cell office:value-type="float" office:value="0.866729" calcext:value-type="float">
            <text:p>0.866729</text:p>
          </table:table-cell>
          <table:table-cell office:value-type="float" office:value="0.815077" calcext:value-type="float">
            <text:p>0.815077</text:p>
          </table:table-cell>
          <table:table-cell office:value-type="float" office:value="0.747826" calcext:value-type="float">
            <text:p>0.747826</text:p>
          </table:table-cell>
          <table:table-cell office:value-type="float" office:value="0.724661" calcext:value-type="float">
            <text:p>0.724661</text:p>
          </table:table-cell>
          <table:table-cell office:value-type="float" office:value="0.703845" calcext:value-type="float">
            <text:p>0.703845</text:p>
          </table:table-cell>
          <table:table-cell office:value-type="float" office:value="0.682512" calcext:value-type="float">
            <text:p>0.682512</text:p>
          </table:table-cell>
          <table:table-cell table:style-name="ce12" office:value-type="float" office:value="0.661223" calcext:value-type="float">
            <text:p>0.6612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9371" calcext:value-type="float">
            <text:p>1.193710</text:p>
          </table:table-cell>
          <table:table-cell table:number-columns-repeated="3"/>
          <table:table-cell office:value-type="float" office:value="2.38452" calcext:value-type="float">
            <text:p>2.384520</text:p>
          </table:table-cell>
          <table:table-cell office:value-type="float" office:value="1.692607" calcext:value-type="float">
            <text:p>1.692607</text:p>
          </table:table-cell>
          <table:table-cell office:value-type="float" office:value="1.545495" calcext:value-type="float">
            <text:p>1.545495</text:p>
          </table:table-cell>
          <table:table-cell office:value-type="float" office:value="1.459053" calcext:value-type="float">
            <text:p>1.459053</text:p>
          </table:table-cell>
          <table:table-cell office:value-type="float" office:value="1.531646" calcext:value-type="float">
            <text:p>1.531646</text:p>
          </table:table-cell>
          <table:table-cell office:value-type="float" office:value="1.355929" calcext:value-type="float">
            <text:p>1.355929</text:p>
          </table:table-cell>
          <table:table-cell office:value-type="float" office:value="1.310695" calcext:value-type="float">
            <text:p>1.310695</text:p>
          </table:table-cell>
          <table:table-cell office:value-type="float" office:value="1.249138" calcext:value-type="float">
            <text:p>1.249138</text:p>
          </table:table-cell>
          <table:table-cell office:value-type="float" office:value="1.226729" calcext:value-type="float">
            <text:p>1.226729</text:p>
          </table:table-cell>
          <table:table-cell table:style-name="ce12" office:value-type="float" office:value="1.19371" calcext:value-type="float">
            <text:p>1.1937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1595" calcext:value-type="float">
            <text:p>1.415950</text:p>
          </table:table-cell>
          <table:table-cell table:number-columns-repeated="3"/>
          <table:table-cell office:value-type="float" office:value="2.855445" calcext:value-type="float">
            <text:p>2.855445</text:p>
          </table:table-cell>
          <table:table-cell office:value-type="float" office:value="2.151348" calcext:value-type="float">
            <text:p>2.151348</text:p>
          </table:table-cell>
          <table:table-cell office:value-type="float" office:value="1.934808" calcext:value-type="float">
            <text:p>1.934808</text:p>
          </table:table-cell>
          <table:table-cell office:value-type="float" office:value="1.827924" calcext:value-type="float">
            <text:p>1.827924</text:p>
          </table:table-cell>
          <table:table-cell office:value-type="float" office:value="1.686438" calcext:value-type="float">
            <text:p>1.686438</text:p>
          </table:table-cell>
          <table:table-cell office:value-type="float" office:value="1.920914" calcext:value-type="float">
            <text:p>1.920914</text:p>
          </table:table-cell>
          <table:table-cell office:value-type="float" office:value="1.584989" calcext:value-type="float">
            <text:p>1.584989</text:p>
          </table:table-cell>
          <table:table-cell office:value-type="float" office:value="1.495486" calcext:value-type="float">
            <text:p>1.495486</text:p>
          </table:table-cell>
          <table:table-cell office:value-type="float" office:value="1.443898" calcext:value-type="float">
            <text:p>1.443898</text:p>
          </table:table-cell>
          <table:table-cell table:style-name="ce12" office:value-type="float" office:value="1.41595" calcext:value-type="float">
            <text:p>1.4159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247847" calcext:value-type="float">
            <text:p>5.247847</text:p>
          </table:table-cell>
          <table:table-cell table:number-columns-repeated="3"/>
          <table:table-cell office:value-type="float" office:value="9.841157" calcext:value-type="float">
            <text:p>9.841157</text:p>
          </table:table-cell>
          <table:table-cell office:value-type="float" office:value="8.047652" calcext:value-type="float">
            <text:p>8.047652</text:p>
          </table:table-cell>
          <table:table-cell office:value-type="float" office:value="7.061575" calcext:value-type="float">
            <text:p>7.061575</text:p>
          </table:table-cell>
          <table:table-cell office:value-type="float" office:value="6.604201" calcext:value-type="float">
            <text:p>6.604201</text:p>
          </table:table-cell>
          <table:table-cell office:value-type="float" office:value="6.148259" calcext:value-type="float">
            <text:p>6.148259</text:p>
          </table:table-cell>
          <table:table-cell office:value-type="float" office:value="6.686079" calcext:value-type="float">
            <text:p>6.686079</text:p>
          </table:table-cell>
          <table:table-cell office:value-type="float" office:value="5.670396" calcext:value-type="float">
            <text:p>5.670396</text:p>
          </table:table-cell>
          <table:table-cell office:value-type="float" office:value="5.458926" calcext:value-type="float">
            <text:p>5.458926</text:p>
          </table:table-cell>
          <table:table-cell office:value-type="float" office:value="5.302715" calcext:value-type="float">
            <text:p>5.302715</text:p>
          </table:table-cell>
          <table:table-cell table:style-name="ce12" office:value-type="float" office:value="5.247847" calcext:value-type="float">
            <text:p>5.2478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1-05-3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1-05-3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66" calcext:value-type="float">
            <text:p>0.656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26821" calcext:value-type="float">
            <text:p>1.326821</text:p>
          </table:table-cell>
          <table:table-cell office:value-type="float" office:value="0.991182" calcext:value-type="float">
            <text:p>0.991182</text:p>
          </table:table-cell>
          <table:table-cell office:value-type="float" office:value="0.960049" calcext:value-type="float">
            <text:p>0.960049</text:p>
          </table:table-cell>
          <table:table-cell office:value-type="float" office:value="0.886312" calcext:value-type="float">
            <text:p>0.886312</text:p>
          </table:table-cell>
          <table:table-cell office:value-type="float" office:value="0.791336" calcext:value-type="float">
            <text:p>0.791336</text:p>
          </table:table-cell>
          <table:table-cell office:value-type="float" office:value="0.765685" calcext:value-type="float">
            <text:p>0.765685</text:p>
          </table:table-cell>
          <table:table-cell office:value-type="float" office:value="0.726474" calcext:value-type="float">
            <text:p>0.726474</text:p>
          </table:table-cell>
          <table:table-cell office:value-type="float" office:value="0.709081" calcext:value-type="float">
            <text:p>0.709081</text:p>
          </table:table-cell>
          <table:table-cell office:value-type="float" office:value="0.676757" calcext:value-type="float">
            <text:p>0.676757</text:p>
          </table:table-cell>
          <table:table-cell table:style-name="ce12" office:value-type="float" office:value="0.6566" calcext:value-type="float">
            <text:p>0.6566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83986" calcext:value-type="float">
            <text:p>1.183986</text:p>
          </table:table-cell>
          <table:table-cell table:number-columns-repeated="3"/>
          <table:table-cell office:value-type="float" office:value="2.401354" calcext:value-type="float">
            <text:p>2.401354</text:p>
          </table:table-cell>
          <table:table-cell office:value-type="float" office:value="1.644895" calcext:value-type="float">
            <text:p>1.644895</text:p>
          </table:table-cell>
          <table:table-cell office:value-type="float" office:value="1.509771" calcext:value-type="float">
            <text:p>1.509771</text:p>
          </table:table-cell>
          <table:table-cell office:value-type="float" office:value="1.456383" calcext:value-type="float">
            <text:p>1.456383</text:p>
          </table:table-cell>
          <table:table-cell office:value-type="float" office:value="1.455763" calcext:value-type="float">
            <text:p>1.455763</text:p>
          </table:table-cell>
          <table:table-cell office:value-type="float" office:value="1.334431" calcext:value-type="float">
            <text:p>1.334431</text:p>
          </table:table-cell>
          <table:table-cell office:value-type="float" office:value="1.291343" calcext:value-type="float">
            <text:p>1.291343</text:p>
          </table:table-cell>
          <table:table-cell office:value-type="float" office:value="1.232625" calcext:value-type="float">
            <text:p>1.232625</text:p>
          </table:table-cell>
          <table:table-cell office:value-type="float" office:value="1.212749" calcext:value-type="float">
            <text:p>1.212749</text:p>
          </table:table-cell>
          <table:table-cell table:style-name="ce12" office:value-type="float" office:value="1.183986" calcext:value-type="float">
            <text:p>1.1839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47206" calcext:value-type="float">
            <text:p>1.447206</text:p>
          </table:table-cell>
          <table:table-cell table:number-columns-repeated="3"/>
          <table:table-cell office:value-type="float" office:value="2.588811" calcext:value-type="float">
            <text:p>2.588811</text:p>
          </table:table-cell>
          <table:table-cell office:value-type="float" office:value="2.234746" calcext:value-type="float">
            <text:p>2.234746</text:p>
          </table:table-cell>
          <table:table-cell office:value-type="float" office:value="2.132016" calcext:value-type="float">
            <text:p>2.132016</text:p>
          </table:table-cell>
          <table:table-cell office:value-type="float" office:value="1.756059" calcext:value-type="float">
            <text:p>1.756059</text:p>
          </table:table-cell>
          <table:table-cell office:value-type="float" office:value="1.685562" calcext:value-type="float">
            <text:p>1.685562</text:p>
          </table:table-cell>
          <table:table-cell office:value-type="float" office:value="1.828714" calcext:value-type="float">
            <text:p>1.828714</text:p>
          </table:table-cell>
          <table:table-cell office:value-type="float" office:value="1.568953" calcext:value-type="float">
            <text:p>1.568953</text:p>
          </table:table-cell>
          <table:table-cell office:value-type="float" office:value="1.506528" calcext:value-type="float">
            <text:p>1.506528</text:p>
          </table:table-cell>
          <table:table-cell office:value-type="float" office:value="1.474788" calcext:value-type="float">
            <text:p>1.474788</text:p>
          </table:table-cell>
          <table:table-cell table:style-name="ce12" office:value-type="float" office:value="1.447206" calcext:value-type="float">
            <text:p>1.4472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334197" calcext:value-type="float">
            <text:p>5.334197</text:p>
          </table:table-cell>
          <table:table-cell table:number-columns-repeated="3"/>
          <table:table-cell office:value-type="float" office:value="9.356257" calcext:value-type="float">
            <text:p>9.356257</text:p>
          </table:table-cell>
          <table:table-cell office:value-type="float" office:value="8.198584" calcext:value-type="float">
            <text:p>8.198584</text:p>
          </table:table-cell>
          <table:table-cell office:value-type="float" office:value="7.306607" calcext:value-type="float">
            <text:p>7.306607</text:p>
          </table:table-cell>
          <table:table-cell office:value-type="float" office:value="6.582999" calcext:value-type="float">
            <text:p>6.582999</text:p>
          </table:table-cell>
          <table:table-cell office:value-type="float" office:value="6.143639" calcext:value-type="float">
            <text:p>6.143639</text:p>
          </table:table-cell>
          <table:table-cell office:value-type="float" office:value="6.606705" calcext:value-type="float">
            <text:p>6.606705</text:p>
          </table:table-cell>
          <table:table-cell office:value-type="float" office:value="5.625143" calcext:value-type="float">
            <text:p>5.625143</text:p>
          </table:table-cell>
          <table:table-cell office:value-type="float" office:value="5.441521" calcext:value-type="float">
            <text:p>5.441521</text:p>
          </table:table-cell>
          <table:table-cell office:value-type="float" office:value="5.384548" calcext:value-type="float">
            <text:p>5.384548</text:p>
          </table:table-cell>
          <table:table-cell table:style-name="ce12" office:value-type="float" office:value="5.334197" calcext:value-type="float">
            <text:p>5.334197</text:p>
          </table:table-cell>
          <table:table-cell table:number-columns-repeated="996"/>
        </table:table-row>
        <table:table-row table:style-name="ro1" table:number-rows-repeated="6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10">
          <table:table-cell table:style-name="Default" table:number-columns-repeated="17"/>
          <table:table-cell/>
          <table:table-cell table:style-name="ce13" table:number-columns-repeated="10"/>
          <table:table-cell table:style-name="Default" table:number-columns-repeated="996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200kitti=&gt;27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3" calcext:value-type="date">
            <text:p>2022-03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3" calcext:value-type="date">
            <text:p>2022-03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19091" calcext:value-type="float">
            <text:p>1.319091</text:p>
          </table:table-cell>
          <table:table-cell office:value-type="float" office:value="1.038436" calcext:value-type="float">
            <text:p>1.038436</text:p>
          </table:table-cell>
          <table:table-cell office:value-type="float" office:value="0.972705" calcext:value-type="float">
            <text:p>0.972705</text:p>
          </table:table-cell>
          <table:table-cell office:value-type="float" office:value="0.859402" calcext:value-type="float">
            <text:p>0.859402</text:p>
          </table:table-cell>
          <table:table-cell office:value-type="float" office:value="0.869035" calcext:value-type="float">
            <text:p>0.869035</text:p>
          </table:table-cell>
          <table:table-cell office:value-type="float" office:value="0.806101" calcext:value-type="float">
            <text:p>0.806101</text:p>
          </table:table-cell>
          <table:table-cell office:value-type="float" office:value="0.73986" calcext:value-type="float">
            <text:p>0.739860</text:p>
          </table:table-cell>
          <table:table-cell office:value-type="float" office:value="0.774462" calcext:value-type="float">
            <text:p>0.774462</text:p>
          </table:table-cell>
          <table:table-cell office:value-type="float" office:value="0.757174" calcext:value-type="float">
            <text:p>0.757174</text:p>
          </table:table-cell>
          <table:table-cell table:style-name="ce12" office:value-type="float" office:value="0.735076" calcext:value-type="float">
            <text:p>0.7350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204058" calcext:value-type="float">
            <text:p>2.204058</text:p>
          </table:table-cell>
          <table:table-cell office:value-type="float" office:value="1.72628" calcext:value-type="float">
            <text:p>1.726280</text:p>
          </table:table-cell>
          <table:table-cell office:value-type="float" office:value="1.634486" calcext:value-type="float">
            <text:p>1.634486</text:p>
          </table:table-cell>
          <table:table-cell office:value-type="float" office:value="1.65298" calcext:value-type="float">
            <text:p>1.652980</text:p>
          </table:table-cell>
          <table:table-cell office:value-type="float" office:value="1.492055" calcext:value-type="float">
            <text:p>1.492055</text:p>
          </table:table-cell>
          <table:table-cell office:value-type="float" office:value="1.416244" calcext:value-type="float">
            <text:p>1.416244</text:p>
          </table:table-cell>
          <table:table-cell office:value-type="float" office:value="1.346832" calcext:value-type="float">
            <text:p>1.346832</text:p>
          </table:table-cell>
          <table:table-cell office:value-type="float" office:value="1.314284" calcext:value-type="float">
            <text:p>1.314284</text:p>
          </table:table-cell>
          <table:table-cell office:value-type="float" office:value="1.268822" calcext:value-type="float">
            <text:p>1.268822</text:p>
          </table:table-cell>
          <table:table-cell table:style-name="ce12" office:value-type="float" office:value="1.274174" calcext:value-type="float">
            <text:p>1.2741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5"/>
          <table:table-cell office:value-type="float" office:value="1.575584" calcext:value-type="float">
            <text:p>1.575584</text:p>
          </table:table-cell>
          <table:table-cell office:value-type="float" office:value="1.429918" calcext:value-type="float">
            <text:p>1.429918</text:p>
          </table:table-cell>
          <table:table-cell office:value-type="float" office:value="1.251938" calcext:value-type="float">
            <text:p>1.251938</text:p>
          </table:table-cell>
          <table:table-cell office:value-type="float" office:value="1.166698" calcext:value-type="float">
            <text:p>1.166698</text:p>
          </table:table-cell>
          <table:table-cell office:value-type="float" office:value="1.07959" calcext:value-type="float">
            <text:p>1.079590</text:p>
          </table:table-cell>
          <table:table-cell office:value-type="float" office:value="1.03106" calcext:value-type="float">
            <text:p>1.031060</text:p>
          </table:table-cell>
          <table:table-cell office:value-type="float" office:value="1.003519" calcext:value-type="float">
            <text:p>1.003519</text:p>
          </table:table-cell>
          <table:table-cell office:value-type="float" office:value="0.959593" calcext:value-type="float">
            <text:p>0.959593</text:p>
          </table:table-cell>
          <table:table-cell office:value-type="float" office:value="0.949305" calcext:value-type="float">
            <text:p>0.949305</text:p>
          </table:table-cell>
          <table:table-cell table:style-name="ce12" office:value-type="float" office:value="0.922925" calcext:value-type="float">
            <text:p>0.9229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5.858259" calcext:value-type="float">
            <text:p>5.858259</text:p>
          </table:table-cell>
          <table:table-cell office:value-type="float" office:value="5.062183" calcext:value-type="float">
            <text:p>5.062183</text:p>
          </table:table-cell>
          <table:table-cell office:value-type="float" office:value="4.350994" calcext:value-type="float">
            <text:p>4.350994</text:p>
          </table:table-cell>
          <table:table-cell office:value-type="float" office:value="3.974871" calcext:value-type="float">
            <text:p>3.974871</text:p>
          </table:table-cell>
          <table:table-cell office:value-type="float" office:value="3.74678" calcext:value-type="float">
            <text:p>3.746780</text:p>
          </table:table-cell>
          <table:table-cell office:value-type="float" office:value="3.302572" calcext:value-type="float">
            <text:p>3.302572</text:p>
          </table:table-cell>
          <table:table-cell office:value-type="float" office:value="3.232237" calcext:value-type="float">
            <text:p>3.232237</text:p>
          </table:table-cell>
          <table:table-cell office:value-type="float" office:value="2.966476" calcext:value-type="float">
            <text:p>2.966476</text:p>
          </table:table-cell>
          <table:table-cell office:value-type="float" office:value="3.011945" calcext:value-type="float">
            <text:p>3.011945</text:p>
          </table:table-cell>
          <table:table-cell table:style-name="ce12" office:value-type="float" office:value="2.859658" calcext:value-type="float">
            <text:p>2.8596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500kitti + 1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4" calcext:value-type="date">
            <text:p>2022-03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4" calcext:value-type="date">
            <text:p>2022-03-2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600kitti + 3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6" calcext:value-type="date">
            <text:p>2022-03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6" calcext:value-type="date">
            <text:p>2022-03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2">
          <table:table-cell table:style-name="Default" table:number-columns-repeated="17"/>
          <table:table-cell table:number-columns-repeated="10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table:style-name="Default"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3">
          <table:table-cell table:style-name="Default" table:number-columns-repeated="17"/>
          <table:table-cell table:number-columns-repeated="11"/>
          <table:table-cell table:style-name="Default" table:number-columns-repeated="996"/>
        </table:table-row>
        <table:table-row table:style-name="ro1" table:number-rows-repeated="10">
          <table:table-cell table:style-name="Default" table:number-columns-repeated="17"/>
          <table:table-cell/>
          <table:table-cell table:style-name="ce13" table:number-columns-repeated="10"/>
          <table:table-cell table:style-name="Default"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style-name="ce17"/>
          <table:table-cell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15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5-2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55885" calcext:value-type="float">
            <text:p>0.955885</text:p>
          </table:table-cell>
          <table:table-cell office:value-type="float" office:value="0.806938" calcext:value-type="float">
            <text:p>0.806938</text:p>
          </table:table-cell>
          <table:table-cell office:value-type="float" office:value="0.739316" calcext:value-type="float">
            <text:p>0.739316</text:p>
          </table:table-cell>
          <table:table-cell office:value-type="float" office:value="0.683736" calcext:value-type="float">
            <text:p>0.683736</text:p>
          </table:table-cell>
          <table:table-cell office:value-type="float" office:value="0.635522" calcext:value-type="float">
            <text:p>0.635522</text:p>
          </table:table-cell>
          <table:table-cell office:value-type="float" office:value="0.62126" calcext:value-type="float">
            <text:p>0.621260</text:p>
          </table:table-cell>
          <table:table-cell office:value-type="float" office:value="0.585865" calcext:value-type="float">
            <text:p>0.585865</text:p>
          </table:table-cell>
          <table:table-cell office:value-type="float" office:value="0.570419" calcext:value-type="float">
            <text:p>0.570419</text:p>
          </table:table-cell>
          <table:table-cell office:value-type="float" office:value="0.554382" calcext:value-type="float">
            <text:p>0.554382</text:p>
          </table:table-cell>
          <table:table-cell table:style-name="ce12" office:value-type="float" office:value="0.545385" calcext:value-type="float">
            <text:p>0.5453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2.935162" calcext:value-type="float">
            <text:p>2.935162</text:p>
          </table:table-cell>
          <table:table-cell office:value-type="float" office:value="2.479514" calcext:value-type="float">
            <text:p>2.479514</text:p>
          </table:table-cell>
          <table:table-cell office:value-type="float" office:value="1.868868" calcext:value-type="float">
            <text:p>1.868868</text:p>
          </table:table-cell>
          <table:table-cell office:value-type="float" office:value="1.764145" calcext:value-type="float">
            <text:p>1.764145</text:p>
          </table:table-cell>
          <table:table-cell office:value-type="float" office:value="1.556816" calcext:value-type="float">
            <text:p>1.556816</text:p>
          </table:table-cell>
          <table:table-cell office:value-type="float" office:value="1.457774" calcext:value-type="float">
            <text:p>1.457774</text:p>
          </table:table-cell>
          <table:table-cell office:value-type="float" office:value="1.296948" calcext:value-type="float">
            <text:p>1.296948</text:p>
          </table:table-cell>
          <table:table-cell office:value-type="float" office:value="1.212606" calcext:value-type="float">
            <text:p>1.212606</text:p>
          </table:table-cell>
          <table:table-cell office:value-type="float" office:value="1.155295" calcext:value-type="float">
            <text:p>1.155295</text:p>
          </table:table-cell>
          <table:table-cell table:style-name="ce12" office:value-type="float" office:value="1.119856" calcext:value-type="float">
            <text:p>1.1198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2-14-04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2-14-04-07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Default"/>
          <table:table-cell table:style-name="ce13" table:number-columns-repeated="9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Topk 2048 256 128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9"/>
          <table:table-cell table:style-name="ce13" table:number-columns-repeated="9"/>
          <table:table-cell table:style-name="Default"/>
          <table:table-cell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4GPU C+T+K based exp4</text:p>
          </table:table-cell>
          <table:table-cell table:style-name="ce17" office:value-type="string" calcext:value-type="string">
            <text:p>C+T+K</text:p>
          </table:table-cell>
          <table:table-cell table:style-name="ce17" office:value-type="string" calcext:value-type="string">
            <text:p>4 * 3090</text:p>
          </table:table-cell>
          <table:table-cell table:style-name="ce23"/>
          <table:table-cell table:style-name="ce23" office:value-type="string" calcext:value-type="string">
            <text:p>TEST</text:p>
          </table:table-cell>
          <table:table-cell table:style-name="ce17"/>
          <table:table-cell table:style-name="ce17" office:value-type="float" office:value="1234" calcext:value-type="float">
            <text:p>1234</text:p>
          </table:table-cell>
          <table:table-cell table:style-name="ce23" table:number-columns-repeated="2"/>
          <table:table-cell table:style-name="ce17" office:value-type="string" calcext:value-type="string">
            <text:p>kitti</text:p>
          </table:table-cell>
          <table:table-cell table:style-name="ce17" office:value-type="string" calcext:value-type="string">
            <text:p>exp4</text:p>
          </table:table-cell>
          <table:table-cell table:style-name="ce17" office:value-type="string" calcext:value-type="string">
            <text:p>EPE,F1</text:p>
          </table:table-cell>
          <table:table-cell table:style-name="ce17" office:value-type="float" office:value="4" calcext:value-type="float">
            <text:p>4</text:p>
          </table:table-cell>
          <table:table-cell table:style-name="ce12"/>
          <table:table-cell table:number-columns-repeated="2" table:style-name="ce17" office:value-type="float" office:value="4" calcext:value-type="float">
            <text:p>4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 table:style-name="ce14"/>
          <table:table-cell table:style-name="ce17" table:number-columns-repeated="4"/>
          <table:table-cell table:style-name="ce23"/>
          <table:table-cell table:style-name="ce17" table:number-columns-repeated="8"/>
          <table:table-cell table:style-name="ce12"/>
          <table:table-cell table:style-name="ce17" table:number-columns-repeated="2"/>
          <table:table-cell table:style-name="ce17" office:value-type="string" calcext:value-type="string">
            <text:p>lr=0.000125</text:p>
          </table:table-cell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 table:number-columns-spanned="21" table:number-rows-spanned="1">
            <text:p>Channel Attention</text:p>
          </table:table-cell>
          <table:covered-table-cell table:number-columns-repeated="2"/>
          <table:covered-table-cell table:number-columns-repeated="2" table:style-name="ce3"/>
          <table:covered-table-cell table:number-columns-repeated="2"/>
          <table:covered-table-cell table:number-columns-repeated="2" table:style-name="ce3"/>
          <table:covered-table-cell table:number-columns-repeated="8"/>
          <table:covered-table-cell table:number-columns-repeated="4" table:style-name="ce13"/>
          <table:table-cell table:style-name="ce13" table:number-columns-repeated="6"/>
          <table:table-cell table:style-name="Default"/>
          <table:table-cell table:number-columns-repeated="995"/>
        </table:table-row>
        <table:table-row table:style-name="ro1" table:number-rows-repeated="13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 table:number-rows-repeated="2">
          <table:table-cell table:style-name="Default" table:number-columns-repeated="18"/>
          <table:table-cell table:style-name="ce13" table:number-columns-repeated="10"/>
          <table:table-cell table:style-name="Default"/>
          <table:table-cell table:style-name="ce17"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2"/>
          <table:table-cell table:number-columns-repeated="996"/>
        </table:table-row>
        <table:table-row table:style-name="ro1">
          <table:table-cell table:style-name="Default" table:number-columns-repeated="17"/>
          <table:table-cell table:number-columns-repeated="10"/>
          <table:table-cell table:style-name="ce12"/>
          <table:table-cell/>
          <table:table-cell table:style-name="Default"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2" table:number-columns-repeated="10"/>
          <table:table-cell table:style-name="ce17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 table:number-rows-repeated="9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21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4">
          <table:table-cell table:number-columns-repeated="5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/>
          <table:table-cell table:style-name="Default"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/>
          <table:table-cell table:style-name="Default" table:number-columns-repeated="2"/>
          <table:table-cell table:style-name="ce3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style-name="ce2"/>
          <table:table-cell table:number-columns-repeated="3"/>
          <table:table-cell table:style-name="ce3" table:number-columns-repeated="2"/>
          <table:table-cell table:style-name="ce13"/>
          <table:table-cell/>
          <table:table-cell table:style-name="ce3" table:number-columns-repeated="2"/>
          <table:table-cell table:number-columns-repeated="9"/>
          <table:table-cell table:style-name="ce29"/>
          <table:table-cell table:number-columns-repeated="996"/>
        </table:table-row>
        <table:table-row table:style-name="ro1" table:number-rows-repeated="8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 table:number-rows-repeated="10479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23:35:08.442741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5-26T20:10:57.171547078</dc:date>
    <meta:editing-duration>P92DT23H27M36S</meta:editing-duration>
    <meta:editing-cycles>1216</meta:editing-cycles>
    <meta:generator>LibreOffice/6.4.7.2$Linux_X86_64 LibreOffice_project/40$Build-2</meta:generator>
    <meta:document-statistic meta:table-count="1" meta:cell-count="4641" meta:object-count="0"/>
  </office:meta>
</office:document-meta>
</file>